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19mm"/>
    </style:style>
    <style:style style:name="co2" style:family="table-column">
      <style:table-column-properties fo:break-before="auto" style:column-width="10.48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110.72mm"/>
    </style:style>
    <style:style style:name="co5" style:family="table-column">
      <style:table-column-properties fo:break-before="auto" style:column-width="162.07mm"/>
    </style:style>
    <style:style style:name="co6" style:family="table-column">
      <style:table-column-properties fo:break-before="auto" style:column-width="64.22mm"/>
    </style:style>
    <style:style style:name="co7" style:family="table-column">
      <style:table-column-properties fo:break-before="auto" style:column-width="283mm"/>
    </style:style>
    <style:style style:name="co8" style:family="table-column">
      <style:table-column-properties fo:break-before="auto" style:column-width="23.65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datase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7" style:family="table-cell" style:parent-style-name="Default">
      <style:table-cell-properties fo:background-color="#00b0f0" style:diagonal-bl-tr="none" style:diagonal-tl-br="none" fo:border="none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00b0f0" style:diagonal-bl-tr="none" style:diagonal-tl-br="none" style:text-align-source="fix" style:repeat-content="false" fo:border="none" style:rotation-align="none"/>
      <style:paragraph-properties fo:text-align="end" fo:margin-left="0mm"/>
    </style:style>
    <style:style style:name="ce11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Default" style:data-style-name="N0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 style:data-style-name="N0">
      <style:table-cell-properties fo:background-color="#ffff00" style:diagonal-bl-tr="none" style:diagonal-tl-br="none" fo:border="none" style:rotation-align="none"/>
    </style:style>
    <style:style style:name="ce14" style:family="table-cell" style:parent-style-name="Default" style:data-style-name="N0">
      <style:table-cell-properties fo:background-color="#00b0f0" style:diagonal-bl-tr="none" style:diagonal-tl-br="none" fo:border="none" style:rotation-align="non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Excel_20_Built-in_20_Hyperlink" style:data-style-name="N0">
      <style:table-cell-properties fo:background-color="#00b0f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 style:data-style-name="N0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set" table:style-name="ta1">
        <office:forms form:automatic-focus="false" form:apply-design-mode="false"/>
        <table:table-column table:style-name="co1" table:default-cell-style-name="ce4"/>
        <table:table-column table:style-name="co2" table:visibility="collapse" table:default-cell-style-name="ce8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4"/>
        <table:table-column table:style-name="co7" table:default-cell-style-name="ce17"/>
        <table:table-column table:style-name="co8" table:number-columns-repeated="1017" table:default-cell-style-name="ce8"/>
        <table:table-row table:style-name="ro1">
          <table:table-cell table:style-name="ce1" office:value-type="string" calcext:value-type="string">
            <text:p>Year</text:p>
          </table:table-cell>
          <table:table-cell table:style-name="ce22" office:value-type="string" calcext:value-type="string">
            <text:p>Year</text:p>
          </table:table-cell>
          <table:table-cell table:style-name="ce1" office:value-type="string" calcext:value-type="string">
            <text:p>Ranking</text:p>
          </table:table-cell>
          <table:table-cell table:style-name="ce22" office:value-type="string" calcext:value-type="string">
            <text:p>Song</text:p>
          </table:table-cell>
          <table:table-cell table:style-name="ce22" office:value-type="string" calcext:value-type="string">
            <text:p>Player</text:p>
          </table:table-cell>
          <table:table-cell table:style-name="ce1" office:value-type="string" calcext:value-type="string">
            <text:p>Week on List</text:p>
          </table:table-cell>
          <table:table-cell table:style-name="ce30" office:value-type="string" calcext:value-type="string">
            <text:p>Url</text:p>
          </table:table-cell>
          <table:table-cell table:number-columns-repeated="1017"/>
        </table:table-row>
        <table:table-row table:style-name="ro2" table:visibility="collapse">
          <table:table-cell table:style-name="ce2" office:value-type="string" calcext:value-type="string">
            <text:p>Cuenta general</text:p>
          </table:table-cell>
          <table:table-cell table:style-name="ce6" table:formula="of:=SUBTOTAL(3;[.B4:.B914])" office:value-type="float" office:value="900" calcext:value-type="float">
            <text:p>900</text:p>
          </table:table-cell>
          <table:table-cell table:style-name="ce9"/>
          <table:table-cell table:style-name="ce6" table:formula="of:=SUBTOTAL(3;[.D4:.D914])" office:value-type="float" office:value="900" calcext:value-type="float">
            <text:p>900</text:p>
          </table:table-cell>
          <table:table-cell table:style-name="ce6"/>
          <table:table-cell table:style-name="ce9"/>
          <table:table-cell table:style-name="ce13"/>
          <table:table-cell table:number-columns-repeated="1017"/>
        </table:table-row>
        <table:table-row-group>
          <table:table-row table:style-name="ro2">
            <table:table-cell table:style-name="ce2" office:value-type="float" office:value="2009" calcext:value-type="float">
              <text:p>2009</text:p>
            </table:table-cell>
            <table:table-cell table:style-name="ce7" table:formula="of:=SUBTOTAL(3;[.B4:.B53])" office:value-type="float" office:value="50" calcext:value-type="float">
              <text:p>50</text:p>
            </table:table-cell>
            <table:table-cell table:style-name="ce10"/>
            <table:table-cell table:style-name="ce7" table:formula="of:=SUBTOTAL(3;[.D4:.D53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4"/>
            <table:table-cell table:style-name="ce7"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Colgando en tus manos</text:p>
              </table:table-cell>
              <table:table-cell office:value-type="string" calcext:value-type="string">
                <text:p>Carlos Baute/Marta Sanchez</text:p>
              </table:table-cell>
              <table:table-cell office:value-type="string" calcext:value-type="string">
                <text:p>71 Semanas en lista</text:p>
              </table:table-cell>
              <table:table-cell table:style-name="ce15" office:value-type="string" calcext:value-type="string">
                <text:p><text:a xlink:href="https://www.elportaldemusica.es/single/carlos-bautemarta-sanchez-colgando-en-tus-manos?list=top-100-canciones" xlink:type="simple">https://www.elportaldemusica.es/single/carlos-bautemarta-sanchez-colgando-en-tus-man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Infinity 2008 (Klaas Vocal Mix)</text:p>
              </table:table-cell>
              <table:table-cell office:value-type="string" calcext:value-type="string">
                <text:p>Guru Josh Project</text:p>
              </table:table-cell>
              <table:table-cell office:value-type="string" calcext:value-type="string">
                <text:p>58 Semanas en lista</text:p>
              </table:table-cell>
              <table:table-cell table:style-name="ce15" office:value-type="string" calcext:value-type="string">
                <text:p><text:a xlink:href="https://www.elportaldemusica.es/single/guru-josh-project-infinity-2008-klaas-vocal-mix?list=top-100-canciones" xlink:type="simple">https://www.elportaldemusica.es/single/guru-josh-project-infinity-2008-klaas-vocal-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I know you want me (calle ocho)</text:p>
              </table:table-cell>
              <table:table-cell office:value-type="string" calcext:value-type="string">
                <text:p>Pitbull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pitbull-i-know-you-want-me-calle-ocho-2?list=top-100-canciones" xlink:type="simple">https://www.elportaldemusica.es/single/pitbull-i-know-you-want-me-calle-och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MOVING</text:p>
              </table:table-cell>
              <table:table-cell office:value-type="string" calcext:value-type="string">
                <text:p>MACACO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macaco-moving?list=top-100-canciones" xlink:type="simple">https://www.elportaldemusica.es/single/macaco-mov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I Gotta Feeling</text:p>
              </table:table-cell>
              <table:table-cell office:value-type="string" calcext:value-type="string">
                <text:p>The Black Eyed Pea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the-black-eyed-peas-i-gotta-feeling?list=top-100-canciones" xlink:type="simple">https://www.elportaldemusica.es/single/the-black-eyed-peas-i-gotta-feel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This Is The Life</text:p>
              </table:table-cell>
              <table:table-cell office:value-type="string" calcext:value-type="string">
                <text:p>Amy Macdonald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amy-macdonald-this-is-the-life?list=top-100-canciones" xlink:type="simple">https://www.elportaldemusica.es/single/amy-macdonald-this-is-the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Loba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shakira-loba-2?list=top-100-canciones" xlink:type="simple">https://www.elportaldemusica.es/single/shakira-lob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Que Nadie (E-Single)</text:p>
              </table:table-cell>
              <table:table-cell office:value-type="string" calcext:value-type="string">
                <text:p>Manuel Carrasco | Malu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anuel-carrasco-malu-que-nadie-e-single?list=top-100-canciones" xlink:type="simple">https://www.elportaldemusica.es/single/manuel-carrasco-malu-que-nadie-e-sing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Halo</text:p>
              </table:table-cell>
              <table:table-cell office:value-type="string" calcext:value-type="string">
                <text:p>Beyonce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beyonce-halo?list=top-100-canciones" xlink:type="simple">https://www.elportaldemusica.es/single/beyonce-ha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Viva La Vida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85 Semanas en lista</text:p>
              </table:table-cell>
              <table:table-cell table:style-name="ce15" office:value-type="string" calcext:value-type="string">
                <text:p><text:a xlink:href="https://www.elportaldemusica.es/single/coldplay-viva-la-vida-2?list=top-100-canciones" xlink:type="simple">https://www.elportaldemusica.es/single/coldplay-viva-la-vid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Esclavo de Sus Besos</text:p>
              </table:table-cell>
              <table:table-cell office:value-type="string" calcext:value-type="string">
                <text:p>David Bisbal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david-bisbal-esclavo-de-sus-besos?list=top-100-canciones" xlink:type="simple">https://www.elportaldemusica.es/single/david-bisbal-esclavo-de-sus-bes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The boy does nothing</text:p>
              </table:table-cell>
              <table:table-cell office:value-type="string" calcext:value-type="string">
                <text:p>Alesha Dixo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alesha-dixon-the-boy-does-nothing?list=top-100-canciones" xlink:type="simple">https://www.elportaldemusica.es/single/alesha-dixon-the-boy-does-noth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oker Face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lady-gaga-poker-face?list=top-100-canciones" xlink:type="simple">https://www.elportaldemusica.es/single/lady-gaga-poker-fa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RECUERDAME CON MARC ANTHONY</text:p>
              </table:table-cell>
              <table:table-cell office:value-type="string" calcext:value-type="string">
                <text:p>LA QUINTA ESTACIO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la-quinta-estacion-recuerdame-con-marc-anthony?list=top-100-canciones" xlink:type="simple">https://www.elportaldemusica.es/single/la-quinta-estacion-recuerdame-con-marc-anthon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HOT</text:p>
              </table:table-cell>
              <table:table-cell office:value-type="string" calcext:value-type="string">
                <text:p>Inn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inna-hot-2?list=top-100-canciones" xlink:type="simple">https://www.elportaldemusica.es/single/inna-hot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Tenia tanto que darte</text:p>
              </table:table-cell>
              <table:table-cell office:value-type="string" calcext:value-type="string">
                <text:p>Nena Daconte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nena-daconte-tenia-tanto-que-darte?list=top-100-canciones" xlink:type="simple">https://www.elportaldemusica.es/single/nena-daconte-tenia-tanto-que-da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Looking for Paradise</text:p>
              </table:table-cell>
              <table:table-cell office:value-type="string" calcext:value-type="string">
                <text:p>Alejandro Sanz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alejandro-sanz-looking-for-paradise?list=top-100-canciones" xlink:type="simple">https://www.elportaldemusica.es/single/alejandro-sanz-looking-for-paradi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Verano Azul</text:p>
              </table:table-cell>
              <table:table-cell office:value-type="string" calcext:value-type="string">
                <text:p>Magan Present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magan-presents-verano-azul?list=top-100-canciones" xlink:type="simple">https://www.elportaldemusica.es/single/magan-presents-verano-azu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QUIERO SER</text:p>
              </table:table-cell>
              <table:table-cell office:value-type="string" calcext:value-type="string">
                <text:p>AMAIA MONTERO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amaia-montero-quiero-ser?list=top-100-canciones" xlink:type="simple">https://www.elportaldemusica.es/single/amaia-montero-quiero-s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When Love Takes Over (feat Kelly Rowland)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david-guetta-when-love-takes-over-feat-kelly-rowland?list=top-100-canciones" xlink:type="simple">https://www.elportaldemusica.es/single/david-guetta-when-love-takes-over-feat-kelly-rowla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Just Dance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lady-gaga-just-dance?list=top-100-canciones" xlink:type="simple">https://www.elportaldemusica.es/single/lady-gaga-just-dan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QUE TE QUERIA</text:p>
              </table:table-cell>
              <table:table-cell office:value-type="string" calcext:value-type="string">
                <text:p>LA QUINTA ESTACION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la-quinta-estacion-que-te-queria?list=top-100-canciones" xlink:type="simple">https://www.elportaldemusica.es/single/la-quinta-estacion-que-te-quer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Kalemba (Wegue <text:s/>- Wegue)</text:p>
              </table:table-cell>
              <table:table-cell office:value-type="string" calcext:value-type="string">
                <text:p>Buraka Som Sistema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buraka-som-sistema-kalemba-wegue-wegue-2?list=top-100-canciones" xlink:type="simple">https://www.elportaldemusica.es/single/buraka-som-sistema-kalemba-wegue-wegu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Thriller</text:p>
              </table:table-cell>
              <table:table-cell office:value-type="string" calcext:value-type="string">
                <text:p>Michael Jackson</text:p>
              </table:table-cell>
              <table:table-cell office:value-type="string" calcext:value-type="string">
                <text:p>72 Semanas en lista</text:p>
              </table:table-cell>
              <table:table-cell table:style-name="ce15" office:value-type="string" calcext:value-type="string">
                <text:p><text:a xlink:href="https://www.elportaldemusica.es/single/michael-jackson-thriller?list=top-100-canciones" xlink:type="simple">https://www.elportaldemusica.es/single/michael-jackson-thrill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eter Pan</text:p>
              </table:table-cell>
              <table:table-cell office:value-type="string" calcext:value-type="string">
                <text:p>El Canto Del Loco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el-canto-del-loco-peter-pan?list=top-100-canciones" xlink:type="simple">https://www.elportaldemusica.es/single/el-canto-del-loco-peter-p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Summercat</text:p>
              </table:table-cell>
              <table:table-cell office:value-type="string" calcext:value-type="string">
                <text:p>Billie the vision &amp; the dancers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billie-the-vision-the-dancers-summercat?list=top-100-canciones" xlink:type="simple">https://www.elportaldemusica.es/single/billie-the-vision-the-dancers-summerca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Ayo Technology</text:p>
              </table:table-cell>
              <table:table-cell office:value-type="string" calcext:value-type="string">
                <text:p>Milow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milow-ayo-technology?list=top-100-canciones" xlink:type="simple">https://www.elportaldemusica.es/single/milow-ayo-technolog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El Regalo Más Grande</text:p>
              </table:table-cell>
              <table:table-cell office:value-type="string" calcext:value-type="string">
                <text:p>Tiziano Ferro y Amaia Montero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tiziano-ferro-y-amaia-montero-el-regalo-mas-grande?list=top-100-canciones" xlink:type="simple">https://www.elportaldemusica.es/single/tiziano-ferro-y-amaia-montero-el-regalo-mas-gran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Antes de que cuente diez</text:p>
              </table:table-cell>
              <table:table-cell office:value-type="string" calcext:value-type="string">
                <text:p>Fito y los Fitipaldis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fito-y-los-fitipaldis-antes-de-que-cuente-diez-2?list=top-100-canciones" xlink:type="simple">https://www.elportaldemusica.es/single/fito-y-los-fitipaldis-antes-de-que-cuente-diez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Beggin</text:p>
              </table:table-cell>
              <table:table-cell office:value-type="string" calcext:value-type="string">
                <text:p>Madcon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madcon-beggin?list=top-100-canciones" xlink:type="simple">https://www.elportaldemusica.es/single/madcon-begg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If I Were a Boy</text:p>
              </table:table-cell>
              <table:table-cell office:value-type="string" calcext:value-type="string">
                <text:p>Beyonce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beyonce-if-i-were-a-boy?list=top-100-canciones" xlink:type="simple">https://www.elportaldemusica.es/single/beyonce-if-i-were-a-bo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Capricho de mujer</text:p>
              </table:table-cell>
              <table:table-cell office:value-type="string" calcext:value-type="string">
                <text:p>NiÃ±a Pastori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nina-pastori-capricho-de-mujer?list=top-100-canciones" xlink:type="simple">https://www.elportaldemusica.es/single/nina-pastori-capricho-de-muj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Causa y Efecto</text:p>
              </table:table-cell>
              <table:table-cell office:value-type="string" calcext:value-type="string">
                <text:p>Paulina Rubio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paulina-rubio-causa-y-efecto?list=top-100-canciones" xlink:type="simple">https://www.elportaldemusica.es/single/paulina-rubio-causa-y-efec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Human</text:p>
              </table:table-cell>
              <table:table-cell office:value-type="string" calcext:value-type="string">
                <text:p>The Killers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the-killers-human?list=top-100-canciones" xlink:type="simple">https://www.elportaldemusica.es/single/the-killers-hum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Hot N Cold</text:p>
              </table:table-cell>
              <table:table-cell office:value-type="string" calcext:value-type="string">
                <text:p>Katy Perry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katy-perry-hot-n-cold?list=top-100-canciones" xlink:type="simple">https://www.elportaldemusica.es/single/katy-perry-hot-n-col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No Me Doy Por Vencido</text:p>
              </table:table-cell>
              <table:table-cell office:value-type="string" calcext:value-type="string">
                <text:p>Luis Fonsi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luis-fonsi-no-me-doy-por-vencido?list=top-100-canciones" xlink:type="simple">https://www.elportaldemusica.es/single/luis-fonsi-no-me-doy-por-venci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IÂ´m yours</text:p>
              </table:table-cell>
              <table:table-cell office:value-type="string" calcext:value-type="string">
                <text:p>Jason Mraz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ason-mraz-im-yours?list=top-100-canciones" xlink:type="simple">https://www.elportaldemusica.es/single/jason-mraz-im-you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Single Ladies (Put a Ring on It)</text:p>
              </table:table-cell>
              <table:table-cell office:value-type="string" calcext:value-type="string">
                <text:p>Beyonce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beyonce-single-ladies-put-a-ring-on-it?list=top-100-canciones" xlink:type="simple">https://www.elportaldemusica.es/single/beyonce-single-ladies-put-a-ring-on-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Aquí­ Estoy Yo</text:p>
              </table:table-cell>
              <table:table-cell office:value-type="string" calcext:value-type="string">
                <text:p>Luis Fonsi, Aleks Syntek, Noel Schajris, David Bisbal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luis-fonsi-aleks-syntek-noel-schajris-david-bisbal-aqui-estoy-yo?list=top-100-canciones" xlink:type="simple">https://www.elportaldemusica.es/single/luis-fonsi-aleks-syntek-noel-schajris-david-bisbal-aqui-estoy-y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sicofonía</text:p>
              </table:table-cell>
              <table:table-cell office:value-type="string" calcext:value-type="string">
                <text:p>Gloria Trevi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gloria-trevi-psicofonia?list=top-100-canciones" xlink:type="simple">https://www.elportaldemusica.es/single/gloria-trevi-psicofon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Si No estas</text:p>
              </table:table-cell>
              <table:table-cell office:value-type="string" calcext:value-type="string">
                <text:p>El Sueño de Morfeo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el-sueno-de-morfeo-si-no-estas?list=top-100-canciones" xlink:type="simple">https://www.elportaldemusica.es/single/el-sueno-de-morfeo-si-no-est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Broken Strings (feat Nelly Furtado)</text:p>
              </table:table-cell>
              <table:table-cell office:value-type="string" calcext:value-type="string">
                <text:p>James Morrison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james-morrison-broken-strings-feat-nelly-furtado?list=top-100-canciones" xlink:type="simple">https://www.elportaldemusica.es/single/james-morrison-broken-strings-feat-nelly-furta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Manos al Aire</text:p>
              </table:table-cell>
              <table:table-cell office:value-type="string" calcext:value-type="string">
                <text:p>Nelly Furtado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nelly-furtado-manos-al-aire?list=top-100-canciones" xlink:type="simple">https://www.elportaldemusica.es/single/nelly-furtado-manos-al-ai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Q, TAL</text:p>
              </table:table-cell>
              <table:table-cell office:value-type="string" calcext:value-type="string">
                <text:p>FONDO FLAMENC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fondo-flamenco-q-tal?list=top-100-canciones" xlink:type="simple">https://www.elportaldemusica.es/single/fondo-flamenco-q-t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CRONICAS DE UNA LOCA</text:p>
              </table:table-cell>
              <table:table-cell office:value-type="string" calcext:value-type="string">
                <text:p>EL BARRIO</text:p>
              </table:table-cell>
              <table:table-cell office:value-type="string" calcext:value-type="string">
                <text:p>11 Semanas en lista</text:p>
              </table:table-cell>
              <table:table-cell table:style-name="ce15" office:value-type="string" calcext:value-type="string">
                <text:p><text:a xlink:href="https://www.elportaldemusica.es/single/el-barrio-cronicas-de-una-loca?list=top-100-canciones" xlink:type="simple">https://www.elportaldemusica.es/single/el-barrio-cronicas-de-una-lo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Disturbia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rihanna-disturbia?list=top-100-canciones" xlink:type="simple">https://www.elportaldemusica.es/single/rihanna-disturb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Virtual Diva</text:p>
              </table:table-cell>
              <table:table-cell office:value-type="string" calcext:value-type="string">
                <text:p>Don Omar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don-omar-virtual-diva?list=top-100-canciones" xlink:type="simple">https://www.elportaldemusica.es/single/don-omar-virtual-di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Se Acabaron Las Lagrimas ( &amp; Hanna)</text:p>
              </table:table-cell>
              <table:table-cell office:value-type="string" calcext:value-type="string">
                <text:p>Huecco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huecco-se-acabaron-las-lagrimas-hanna?list=top-100-canciones" xlink:type="simple">https://www.elportaldemusica.es/single/huecco-se-acabaron-las-lagrimas-han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Un Violinista en tu Tejado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melendi-un-violinista-en-tu-tejado?list=top-100-canciones" xlink:type="simple">https://www.elportaldemusica.es/single/melendi-un-violinista-en-tu-teja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Loca</text:p>
              </table:table-cell>
              <table:table-cell office:value-type="string" calcext:value-type="string">
                <text:p>La Hungar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la-hungara-loca?list=top-100-canciones" xlink:type="simple">https://www.elportaldemusica.es/single/la-hungara-loca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0" calcext:value-type="float">
              <text:p>2010</text:p>
            </table:table-cell>
            <table:table-cell table:style-name="ce7" table:formula="of:=SUBTOTAL(3;[.B55:.B104])" office:value-type="float" office:value="50" calcext:value-type="float">
              <text:p>50</text:p>
            </table:table-cell>
            <table:table-cell table:style-name="ce10"/>
            <table:table-cell table:style-name="ce7" table:formula="of:=SUBTOTAL(3;[.D55:.D104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WAKA WAKA ( Esto es Africa )</text:p>
              </table:table-cell>
              <table:table-cell office:value-type="string" calcext:value-type="string">
                <text:p>Shakira featuring Freshlyground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shakira-featuring-freshlyground-waka-waka-esto-es-africa?list=top-100-canciones" xlink:type="simple">https://www.elportaldemusica.es/single/shakira-featuring-freshlyground-waka-waka-esto-es-afri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El run run <text:s/>(con Rosario)</text:p>
              </table:table-cell>
              <table:table-cell office:value-type="string" calcext:value-type="string">
                <text:p>Estopa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estopa-el-run-run-con-rosario?list=top-100-canciones" xlink:type="simple">https://www.elportaldemusica.es/single/estopa-el-run-run-con-rosar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WE NO SPEAK AMERICANO</text:p>
              </table:table-cell>
              <table:table-cell office:value-type="string" calcext:value-type="string">
                <text:p>YOLANDA BE COOL / DCUP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yolanda-be-cool-dcup-we-no-speak-americano-2?list=top-100-canciones" xlink:type="simple">https://www.elportaldemusica.es/single/yolanda-be-cool-dcup-we-no-speak-american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ick of love</text:p>
              </table:table-cell>
              <table:table-cell office:value-type="string" calcext:value-type="string">
                <text:p>Robert Ramirez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robert-ramirez-sick-of-love?list=top-100-canciones" xlink:type="simple">https://www.elportaldemusica.es/single/robert-ramirez-sick-of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Stereo Love Molella Rmx Radio Edit</text:p>
              </table:table-cell>
              <table:table-cell office:value-type="string" calcext:value-type="string">
                <text:p>Edward Maya &amp; Vika Jigulina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edward-maya-vika-jigulina-stereo-love-molella-rmx-radio-edit?list=top-100-canciones" xlink:type="simple">https://www.elportaldemusica.es/single/edward-maya-vika-jigulina-stereo-love-molella-rmx-radio-ed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Bad Romance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54 Semanas en lista</text:p>
              </table:table-cell>
              <table:table-cell table:style-name="ce15" office:value-type="string" calcext:value-type="string">
                <text:p><text:a xlink:href="https://www.elportaldemusica.es/single/lady-gaga-bad-romance?list=top-100-canciones" xlink:type="simple">https://www.elportaldemusica.es/single/lady-gaga-bad-roman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Loca (feat El Cata)</text:p>
              </table:table-cell>
              <table:table-cell office:value-type="string" calcext:value-type="string">
                <text:p>Shakira / El Cata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shakira-el-cata-loca-feat-el-cata?list=top-100-canciones" xlink:type="simple">https://www.elportaldemusica.es/single/shakira-el-cata-loca-feat-el-ca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ALEJANDRO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lady-gaga-alejandro?list=top-100-canciones" xlink:type="simple">https://www.elportaldemusica.es/single/lady-gaga-alejand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Gypsy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shakira-gypsy?list=top-100-canciones" xlink:type="simple">https://www.elportaldemusica.es/single/shakira-gyps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Mi Princesa</text:p>
              </table:table-cell>
              <table:table-cell office:value-type="string" calcext:value-type="string">
                <text:p>David Bisbal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david-bisbal-mi-princesa?list=top-100-canciones" xlink:type="simple">https://www.elportaldemusica.es/single/david-bisbal-mi-princes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Love The Way You Lie <text:s/>(feat Rihanna)</text:p>
              </table:table-cell>
              <table:table-cell office:value-type="string" calcext:value-type="string">
                <text:p>Eminem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eminem-love-the-way-you-lie-feat-rihanna?list=top-100-canciones" xlink:type="simple">https://www.elportaldemusica.es/single/eminem-love-the-way-you-lie-feat-rihan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Sexy bitch</text:p>
              </table:table-cell>
              <table:table-cell office:value-type="string" calcext:value-type="string">
                <text:p>David Guetta/Akon</text:p>
              </table:table-cell>
              <table:table-cell office:value-type="string" calcext:value-type="string">
                <text:p>63 Semanas en lista</text:p>
              </table:table-cell>
              <table:table-cell table:style-name="ce15" office:value-type="string" calcext:value-type="string">
                <text:p><text:a xlink:href="https://www.elportaldemusica.es/single/david-guettaakon-sexy-bitch?list=top-100-canciones" xlink:type="simple">https://www.elportaldemusica.es/single/david-guettaakon-sexy-bitch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Tik Tok</text:p>
              </table:table-cell>
              <table:table-cell office:value-type="string" calcext:value-type="string">
                <text:p>KE$H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keha-tik-tok?list=top-100-canciones" xlink:type="simple">https://www.elportaldemusica.es/single/keha-tik-to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Abrazame muy fuerte</text:p>
              </table:table-cell>
              <table:table-cell office:value-type="string" calcext:value-type="string">
                <text:p>Bustamante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bustamante-abrazame-muy-fuerte?list=top-100-canciones" xlink:type="simple">https://www.elportaldemusica.es/single/bustamante-abrazame-muy-fue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Ni rosas ni juguetes</text:p>
              </table:table-cell>
              <table:table-cell office:value-type="string" calcext:value-type="string">
                <text:p>Paulina Rubio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paulina-rubio-ni-rosas-ni-juguetes?list=top-100-canciones" xlink:type="simple">https://www.elportaldemusica.es/single/paulina-rubio-ni-rosas-ni-juguet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Ay, Haiti</text:p>
              </table:table-cell>
              <table:table-cell office:value-type="string" calcext:value-type="string">
                <text:p>B.S.O.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varios-ay-haiti-2?list=top-100-canciones" xlink:type="simple">https://www.elportaldemusica.es/single/varios-ay-haiti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Wavin` Flag</text:p>
              </table:table-cell>
              <table:table-cell office:value-type="string" calcext:value-type="string">
                <text:p>K`naan feat. David Bisbal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knaan-feat-david-bisbal-wavin-flag-2?list=top-100-canciones" xlink:type="simple">https://www.elportaldemusica.es/single/knaan-feat-david-bisbal-wavin-flag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Meet Me Halfway</text:p>
              </table:table-cell>
              <table:table-cell office:value-type="string" calcext:value-type="string">
                <text:p>The Black Eyed Peas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the-black-eyed-peas-meet-me-halfway?list=top-100-canciones" xlink:type="simple">https://www.elportaldemusica.es/single/the-black-eyed-peas-meet-me-halfwa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I Like How It Feels</text:p>
              </table:table-cell>
              <table:table-cell office:value-type="string" calcext:value-type="string">
                <text:p>Enrique Iglesias feat Pitbull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enrique-iglesias-feat-pitbull-i-like-how-it-feels?list=top-100-canciones" xlink:type="simple">https://www.elportaldemusica.es/single/enrique-iglesias-feat-pitbull-i-like-how-it-feel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Telephone</text:p>
              </table:table-cell>
              <table:table-cell office:value-type="string" calcext:value-type="string">
                <text:p>Lady Gaga / Beyonce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lady-gaga-beyonce-telephone?list=top-100-canciones" xlink:type="simple">https://www.elportaldemusica.es/single/lady-gaga-beyonce-telephon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Que Nadie (E-Single)</text:p>
              </table:table-cell>
              <table:table-cell office:value-type="string" calcext:value-type="string">
                <text:p>Manuel Carrasco | Malu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manuel-carrasco-malu-que-nadie-e-single?list=top-100-canciones" xlink:type="simple">https://www.elportaldemusica.es/single/manuel-carrasco-malu-que-nadie-e-sing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Que yo no quiero problemas <text:s/>(con Chenoa)</text:p>
              </table:table-cell>
              <table:table-cell office:value-type="string" calcext:value-type="string">
                <text:p>David DeMaria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david-demaria-que-yo-no-quiero-problemas-con-chenoa?list=top-100-canciones" xlink:type="simple">https://www.elportaldemusica.es/single/david-demaria-que-yo-no-quiero-problemas-con-cheno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Desde Cuando</text:p>
              </table:table-cell>
              <table:table-cell office:value-type="string" calcext:value-type="string">
                <text:p>Alejandro Sanz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alejandro-sanz-desde-cuando?list=top-100-canciones" xlink:type="simple">https://www.elportaldemusica.es/single/alejandro-sanz-desde-cu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Cuando Me Enamoro (Juan Luis Guerra)</text:p>
              </table:table-cell>
              <table:table-cell office:value-type="string" calcext:value-type="string">
                <text:p>Enrique Iglesias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enrique-iglesias-cuando-me-enamoro-juan-luis-guerra?list=top-100-canciones" xlink:type="simple">https://www.elportaldemusica.es/single/enrique-iglesias-cuando-me-enamoro-juan-luis-guer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Club can´t handle me (feat David Guetta)</text:p>
              </table:table-cell>
              <table:table-cell office:value-type="string" calcext:value-type="string">
                <text:p>Flo Rid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flo-rida-club-cant-handle-me-feat-david-guetta?list=top-100-canciones" xlink:type="simple">https://www.elportaldemusica.es/single/flo-rida-club-cant-handle-me-feat-david-guet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Only Girl (In The World)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rihanna-only-girl-in-the-world?list=top-100-canciones" xlink:type="simple">https://www.elportaldemusica.es/single/rihanna-only-girl-in-the-worl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I Gotta Feeling</text:p>
              </table:table-cell>
              <table:table-cell office:value-type="string" calcext:value-type="string">
                <text:p>The Black Eyed Peas</text:p>
              </table:table-cell>
              <table:table-cell office:value-type="string" calcext:value-type="string">
                <text:p>66 Semanas en lista</text:p>
              </table:table-cell>
              <table:table-cell table:style-name="ce15" office:value-type="string" calcext:value-type="string">
                <text:p><text:a xlink:href="https://www.elportaldemusica.es/single/the-black-eyed-peas-i-gotta-feeling?list=top-100-canciones" xlink:type="simple">https://www.elportaldemusica.es/single/the-black-eyed-peas-i-gotta-feel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Tema de Bob Esponja pantalones cuadrados</text:p>
              </table:table-cell>
              <table:table-cell office:value-type="string" calcext:value-type="string">
                <text:p>BOB ESPONJ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bob-esponja-tema-de-bob-esponja-pantalones-cuadrados?list=top-100-canciones" xlink:type="simple">https://www.elportaldemusica.es/single/bob-esponja-tema-de-bob-esponja-pantalones-cuadrad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Cry Cry</text:p>
              </table:table-cell>
              <table:table-cell office:value-type="string" calcext:value-type="string">
                <text:p>Ocean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oceana-cry-cry?list=top-100-canciones" xlink:type="simple">https://www.elportaldemusica.es/single/oceana-cry-cr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Quiero Aprender de Ti</text:p>
              </table:table-cell>
              <table:table-cell office:value-type="string" calcext:value-type="string">
                <text:p>El Canto Del Loco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el-canto-del-loco-quiero-aprender-de-ti?list=top-100-canciones" xlink:type="simple">https://www.elportaldemusica.es/single/el-canto-del-loco-quiero-aprender-de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16 Añitos</text:p>
              </table:table-cell>
              <table:table-cell office:value-type="string" calcext:value-type="string">
                <text:p>Dani Martin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dani-martin-16-anitos?list=top-100-canciones" xlink:type="simple">https://www.elportaldemusica.es/single/dani-martin-16-ani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ME ENAMORE DE TI</text:p>
              </table:table-cell>
              <table:table-cell office:value-type="string" calcext:value-type="string">
                <text:p>CHAYANNE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chayanne-me-enamore-de-ti?list=top-100-canciones" xlink:type="simple">https://www.elportaldemusica.es/single/chayanne-me-enamore-de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Russian Roulette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rihanna-russian-roulette?list=top-100-canciones" xlink:type="simple">https://www.elportaldemusica.es/single/rihanna-russian-roulet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El alma en pie</text:p>
              </table:table-cell>
              <table:table-cell office:value-type="string" calcext:value-type="string">
                <text:p>Decai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ecai-el-alma-en-pie?list=top-100-canciones" xlink:type="simple">https://www.elportaldemusica.es/single/decai-el-alma-en-pi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Chiquitita - Accion Unicef</text:p>
              </table:table-cell>
              <table:table-cell office:value-type="string" calcext:value-type="string">
                <text:p>AMAIA MONTERO</text:p>
              </table:table-cell>
              <table:table-cell office:value-type="string" calcext:value-type="string">
                <text:p>6 Semanas en lista</text:p>
              </table:table-cell>
              <table:table-cell table:style-name="ce15" office:value-type="string" calcext:value-type="string">
                <text:p><text:a xlink:href="https://www.elportaldemusica.es/single/amaia-montero-chiquitita-accion-unicef-2?list=top-100-canciones" xlink:type="simple">https://www.elportaldemusica.es/single/amaia-montero-chiquitita-accion-unicef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Gettin Over You (Chris Willis feat Fergie)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david-guetta-gettin-over-you-chris-willis-feat-fergie?list=top-100-canciones" xlink:type="simple">https://www.elportaldemusica.es/single/david-guetta-gettin-over-you-chris-willis-feat-fergi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Blanco y negro</text:p>
              </table:table-cell>
              <table:table-cell office:value-type="string" calcext:value-type="string">
                <text:p>Malu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alu-blanco-y-negro?list=top-100-canciones" xlink:type="simple">https://www.elportaldemusica.es/single/malu-blanco-y-neg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Memories</text:p>
              </table:table-cell>
              <table:table-cell office:value-type="string" calcext:value-type="string">
                <text:p>David Guetta / Kid Cudi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vid-guetta-kid-cudi-memories?list=top-100-canciones" xlink:type="simple">https://www.elportaldemusica.es/single/david-guetta-kid-cudi-memori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CRONICAS DE UNA LOCA</text:p>
              </table:table-cell>
              <table:table-cell office:value-type="string" calcext:value-type="string">
                <text:p>EL BARRIO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el-barrio-cronicas-de-una-loca?list=top-100-canciones" xlink:type="simple">https://www.elportaldemusica.es/single/el-barrio-cronicas-de-una-lo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Alors On Danse</text:p>
              </table:table-cell>
              <table:table-cell office:value-type="string" calcext:value-type="string">
                <text:p>Stromae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stromae-alors-on-danse?list=top-100-canciones" xlink:type="simple">https://www.elportaldemusica.es/single/stromae-alors-on-dan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Kalemba (Wegue <text:s/>- Wegue)</text:p>
              </table:table-cell>
              <table:table-cell office:value-type="string" calcext:value-type="string">
                <text:p>Buraka Som Sistem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buraka-som-sistema-kalemba-wegue-wegue-2?list=top-100-canciones" xlink:type="simple">https://www.elportaldemusica.es/single/buraka-som-sistema-kalemba-wegue-wegu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All The Lovers</text:p>
              </table:table-cell>
              <table:table-cell office:value-type="string" calcext:value-type="string">
                <text:p>Kylie Minogue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kylie-minogue-all-the-lovers?list=top-100-canciones" xlink:type="simple">https://www.elportaldemusica.es/single/kylie-minogue-all-the-love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NO PUEDO VIVIR SIN TI</text:p>
              </table:table-cell>
              <table:table-cell office:value-type="string" calcext:value-type="string">
                <text:p>Coque Malla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coque-malla-no-puedo-vivir-sin-ti?list=top-100-canciones" xlink:type="simple">https://www.elportaldemusica.es/single/coque-malla-no-puedo-vivir-sin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Quien te quiere como yo</text:p>
              </table:table-cell>
              <table:table-cell office:value-type="string" calcext:value-type="string">
                <text:p>Carlos Baute</text:p>
              </table:table-cell>
              <table:table-cell office:value-type="string" calcext:value-type="string">
                <text:p>12 Semanas en lista</text:p>
              </table:table-cell>
              <table:table-cell table:style-name="ce15" office:value-type="string" calcext:value-type="string">
                <text:p><text:a xlink:href="https://www.elportaldemusica.es/single/carlos-baute-quien-te-quiere-como-yo?list=top-100-canciones" xlink:type="simple">https://www.elportaldemusica.es/single/carlos-baute-quien-te-quiere-como-y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Loba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shakira-loba-2?list=top-100-canciones" xlink:type="simple">https://www.elportaldemusica.es/single/shakira-lob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Fight For This Love</text:p>
              </table:table-cell>
              <table:table-cell office:value-type="string" calcext:value-type="string">
                <text:p>Cheryl Cole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cheryl-cole-fight-for-this-love?list=top-100-canciones" xlink:type="simple">https://www.elportaldemusica.es/single/cheryl-cole-fight-for-this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The Time (Dirty Bit)</text:p>
              </table:table-cell>
              <table:table-cell office:value-type="string" calcext:value-type="string">
                <text:p>The Black Eyed Peas</text:p>
              </table:table-cell>
              <table:table-cell office:value-type="string" calcext:value-type="string">
                <text:p>8 Semanas en lista</text:p>
              </table:table-cell>
              <table:table-cell table:style-name="ce15" office:value-type="string" calcext:value-type="string">
                <text:p><text:a xlink:href="https://www.elportaldemusica.es/single/the-black-eyed-peas-the-time-dirty-bit?list=top-100-canciones" xlink:type="simple">https://www.elportaldemusica.es/single/the-black-eyed-peas-the-time-dirty-b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If We Ever Meet Again (feat Katy Perry)</text:p>
              </table:table-cell>
              <table:table-cell office:value-type="string" calcext:value-type="string">
                <text:p>Timbaland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timbaland-if-we-ever-meet-again-feat-katy-perry?list=top-100-canciones" xlink:type="simple">https://www.elportaldemusica.es/single/timbaland-if-we-ever-meet-again-feat-katy-perr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Sweet Dreams</text:p>
              </table:table-cell>
              <table:table-cell office:value-type="string" calcext:value-type="string">
                <text:p>Beyonce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beyonce-sweet-dreams?list=top-100-canciones" xlink:type="simple">https://www.elportaldemusica.es/single/beyonce-sweet-dream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Mientes</text:p>
              </table:table-cell>
              <table:table-cell office:value-type="string" calcext:value-type="string">
                <text:p>Camil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camila-mientes?list=top-100-canciones" xlink:type="simple">https://www.elportaldemusica.es/single/camila-mientes?list=top-100-canciones</text:a></text:p>
              </table:table-cell>
              <table:table-cell table:number-columns-repeated="1017"/>
            </table:table-row>
          </table:table-row-group>
          <table:table-row table:style-name="ro4">
            <table:table-cell table:style-name="ce2" office:value-type="float" office:value="2011" calcext:value-type="float">
              <text:p>2011</text:p>
            </table:table-cell>
            <table:table-cell table:style-name="ce7" table:formula="of:=SUBTOTAL(3;[.B106:.B155])" office:value-type="float" office:value="50" calcext:value-type="float">
              <text:p>50</text:p>
            </table:table-cell>
            <table:table-cell table:style-name="ce10"/>
            <table:table-cell table:style-name="ce28" table:formula="of:=SUBTOTAL(3;[.D106:.D155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On The Floor</text:p>
              </table:table-cell>
              <table:table-cell office:value-type="string" calcext:value-type="string">
                <text:p>Jennifer Lopez feat Pitbull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jennifer-lopez-feat-pitbull-on-the-floor?list=top-100-canciones" xlink:type="simple">https://www.elportaldemusica.es/single/jennifer-lopez-feat-pitbull-on-the-flo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Danza Kuduro</text:p>
              </table:table-cell>
              <table:table-cell office:value-type="string" calcext:value-type="string">
                <text:p>DON OMAR / LUCENZO</text:p>
              </table:table-cell>
              <table:table-cell office:value-type="string" calcext:value-type="string">
                <text:p>66 Semanas en lista</text:p>
              </table:table-cell>
              <table:table-cell table:style-name="ce15" office:value-type="string" calcext:value-type="string">
                <text:p><text:a xlink:href="https://www.elportaldemusica.es/single/don-omar-lucenzo-danza-kuduro?list=top-100-canciones" xlink:type="simple">https://www.elportaldemusica.es/single/don-omar-lucenzo-danza-kudu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olamente Tu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pablo-alboran-solamente-tu?list=top-100-canciones" xlink:type="simple">https://www.elportaldemusica.es/single/pablo-alboran-solamente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Rabiosa feat Pitbull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shakira-rabiosa-feat-pitbull?list=top-100-canciones" xlink:type="simple">https://www.elportaldemusica.es/single/shakira-rabiosa-feat-pitbu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Give Me Everything (feat Ne-Yo, Afrojack &amp; Nayer)</text:p>
              </table:table-cell>
              <table:table-cell office:value-type="string" calcext:value-type="string">
                <text:p>Pitbull feat. Ne-Yo, Afrojack &amp; Nayer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pitbull-feat-ne-yo-afrojack-nayer-give-me-everything-feat-ne-yo-afrojack-nayer?list=top-100-canciones" xlink:type="simple">https://www.elportaldemusica.es/single/pitbull-feat-ne-yo-afrojack-nayer-give-me-everything-feat-ne-yo-afrojack-nay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Bailando Por AhÃ­ (feat Crossfire)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uan-magan-bailando-por-ahi-feat-crossfire?list=top-100-canciones" xlink:type="simple">https://www.elportaldemusica.es/single/juan-magan-bailando-por-ahi-feat-crossfi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Blanco y negro</text:p>
              </table:table-cell>
              <table:table-cell office:value-type="string" calcext:value-type="string">
                <text:p>Malu</text:p>
              </table:table-cell>
              <table:table-cell office:value-type="string" calcext:value-type="string">
                <text:p>64 Semanas en lista</text:p>
              </table:table-cell>
              <table:table-cell table:style-name="ce15" office:value-type="string" calcext:value-type="string">
                <text:p><text:a xlink:href="https://www.elportaldemusica.es/single/malu-blanco-y-negro?list=top-100-canciones" xlink:type="simple">https://www.elportaldemusica.es/single/malu-blanco-y-neg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Rain Over Me (feat Marc Anthony)</text:p>
              </table:table-cell>
              <table:table-cell office:value-type="string" calcext:value-type="string">
                <text:p>Pitbull / Marc Anthony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pitbull-marc-anthony-rain-over-me-feat-marc-anthony?list=top-100-canciones" xlink:type="simple">https://www.elportaldemusica.es/single/pitbull-marc-anthony-rain-over-me-feat-marc-anthon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Ai Se Eu Te Pego</text:p>
              </table:table-cell>
              <table:table-cell office:value-type="string" calcext:value-type="string">
                <text:p>Michel Telo</text:p>
              </table:table-cell>
              <table:table-cell office:value-type="string" calcext:value-type="string">
                <text:p>6 Semanas en lista</text:p>
              </table:table-cell>
              <table:table-cell table:style-name="ce15" office:value-type="string" calcext:value-type="string">
                <text:p><text:a xlink:href="https://www.elportaldemusica.es/single/michel-telo-ai-se-eu-te-pego?list=top-100-canciones" xlink:type="simple">https://www.elportaldemusica.es/single/michel-telo-ai-se-eu-te-pe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Loca (feat El Cata)</text:p>
              </table:table-cell>
              <table:table-cell office:value-type="string" calcext:value-type="string">
                <text:p>Shakira / El Cata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shakira-el-cata-loca-feat-el-cata?list=top-100-canciones" xlink:type="simple">https://www.elportaldemusica.es/single/shakira-el-cata-loca-feat-el-ca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Tonight (I´m loving you) (feat. <text:s/>Ludacris/ Dj Frank E</text:p>
              </table:table-cell>
              <table:table-cell office:value-type="string" calcext:value-type="string">
                <text:p>Enrique Iglesias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enrique-iglesias-tonight-im-loving-you-feat-ludacris-dj-frank-e?list=top-100-canciones" xlink:type="simple">https://www.elportaldemusica.es/single/enrique-iglesias-tonight-im-loving-you-feat-ludacris-dj-frank-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Mr. Saxo beat</text:p>
              </table:table-cell>
              <table:table-cell office:value-type="string" calcext:value-type="string">
                <text:p>Alexandra Stan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alexandra-stan-mr-saxo-beat?list=top-100-canciones" xlink:type="simple">https://www.elportaldemusica.es/single/alexandra-stan-mr-saxo-bea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Quien te quiere como yo</text:p>
              </table:table-cell>
              <table:table-cell office:value-type="string" calcext:value-type="string">
                <text:p>Carlos Baute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carlos-baute-quien-te-quiere-como-yo?list=top-100-canciones" xlink:type="simple">https://www.elportaldemusica.es/single/carlos-baute-quien-te-quiere-como-y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The Time (Dirty Bit)</text:p>
              </table:table-cell>
              <table:table-cell office:value-type="string" calcext:value-type="string">
                <text:p>The Black Eyed Peas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the-black-eyed-peas-the-time-dirty-bit?list=top-100-canciones" xlink:type="simple">https://www.elportaldemusica.es/single/the-black-eyed-peas-the-time-dirty-b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Lead the way</text:p>
              </table:table-cell>
              <table:table-cell office:value-type="string" calcext:value-type="string">
                <text:p>Carlos Jean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arlos-jean-lead-the-way?list=top-100-canciones" xlink:type="simple">https://www.elportaldemusica.es/single/carlos-jean-lead-the-wa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Born This Way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lady-gaga-born-this-way-2?list=top-100-canciones" xlink:type="simple">https://www.elportaldemusica.es/single/lady-gaga-born-this-way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Cuando Te Beso</text:p>
              </table:table-cell>
              <table:table-cell office:value-type="string" calcext:value-type="string">
                <text:p>Niña Pastori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nina-pastori-cuando-te-beso?list=top-100-canciones" xlink:type="simple">https://www.elportaldemusica.es/single/nina-pastori-cuando-te-be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Rolling in the Deep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adele-rolling-in-the-deep?list=top-100-canciones" xlink:type="simple">https://www.elportaldemusica.es/single/adele-rolling-in-the-dee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erdoname con Carminho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13 Semanas en lista</text:p>
              </table:table-cell>
              <table:table-cell table:style-name="ce15" office:value-type="string" calcext:value-type="string">
                <text:p><text:a xlink:href="https://www.elportaldemusica.es/single/pablo-alboran-perdoname-con-carminho?list=top-100-canciones" xlink:type="simple">https://www.elportaldemusica.es/single/pablo-alboran-perdoname-con-carminh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Only Girl (In The World)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rihanna-only-girl-in-the-world?list=top-100-canciones" xlink:type="simple">https://www.elportaldemusica.es/single/rihanna-only-girl-in-the-worl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Moves Like Jagger (Christina Aguilera)</text:p>
              </table:table-cell>
              <table:table-cell office:value-type="string" calcext:value-type="string">
                <text:p>Maroon 5 feat Christina Aguilera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maroon-5-feat-christina-aguilera-moves-like-jagger-christina-aguilera?list=top-100-canciones" xlink:type="simple">https://www.elportaldemusica.es/single/maroon-5-feat-christina-aguilera-moves-like-jagger-christina-aguil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S&amp;M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rihanna-sm?list=top-100-canciones" xlink:type="simple">https://www.elportaldemusica.es/single/rihanna-s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Party Rock Anthem</text:p>
              </table:table-cell>
              <table:table-cell office:value-type="string" calcext:value-type="string">
                <text:p>LMFAO feat Lauren Bennett &amp; GoonRock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lmfao-feat-lauren-bennett-goonrock-party-rock-anthem?list=top-100-canciones" xlink:type="simple">https://www.elportaldemusica.es/single/lmfao-feat-lauren-bennett-goonrock-party-rock-anthe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Vencer al amor</text:p>
              </table:table-cell>
              <table:table-cell office:value-type="string" calcext:value-type="string">
                <text:p>India Martinez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india-martinez-vencer-al-amor?list=top-100-canciones" xlink:type="simple">https://www.elportaldemusica.es/single/india-martinez-vencer-al-am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We found love (feat Calvin Harris)</text:p>
              </table:table-cell>
              <table:table-cell office:value-type="string" calcext:value-type="string">
                <text:p>Rihanna feat Calvin Harris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rihanna-feat-calvin-harris-we-found-love-feat-calvin-harris?list=top-100-canciones" xlink:type="simple">https://www.elportaldemusica.es/single/rihanna-feat-calvin-harris-we-found-love-feat-calvin-harri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Who`s that Chick</text:p>
              </table:table-cell>
              <table:table-cell office:value-type="string" calcext:value-type="string">
                <text:p>David Guetta &amp; feat Rihanna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david-guetta-feat-rihanna-whos-that-chick?list=top-100-canciones" xlink:type="simple">https://www.elportaldemusica.es/single/david-guetta-feat-rihanna-whos-that-chic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Where Them Girls At</text:p>
              </table:table-cell>
              <table:table-cell office:value-type="string" calcext:value-type="string">
                <text:p>David Guetta&amp;Florida &amp; Nicki Minaj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david-guettaflorida-nicki-minaj-where-them-girls-at?list=top-100-canciones" xlink:type="simple">https://www.elportaldemusica.es/single/david-guettaflorida-nicki-minaj-where-them-girls-a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Judas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lady-gaga-judas?list=top-100-canciones" xlink:type="simple">https://www.elportaldemusica.es/single/lady-gaga-jud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Tu</text:p>
              </table:table-cell>
              <table:table-cell office:value-type="string" calcext:value-type="string">
                <text:p>Sergio Dalm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sergio-dalma-tu?list=top-100-canciones" xlink:type="simple">https://www.elportaldemusica.es/single/sergio-dalma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WAKA WAKA ( Esto es Africa )</text:p>
              </table:table-cell>
              <table:table-cell office:value-type="string" calcext:value-type="string">
                <text:p>Shakira featuring Freshlyground</text:p>
              </table:table-cell>
              <table:table-cell office:value-type="string" calcext:value-type="string">
                <text:p>70 Semanas en lista</text:p>
              </table:table-cell>
              <table:table-cell table:style-name="ce15" office:value-type="string" calcext:value-type="string">
                <text:p><text:a xlink:href="https://www.elportaldemusica.es/single/shakira-featuring-freshlyground-waka-waka-esto-es-africa?list=top-100-canciones" xlink:type="simple">https://www.elportaldemusica.es/single/shakira-featuring-freshlyground-waka-waka-esto-es-afri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Aqui sigo yo</text:p>
              </table:table-cell>
              <table:table-cell office:value-type="string" calcext:value-type="string">
                <text:p>Andy &amp; Lucas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andy-lucas-aqui-sigo-yo?list=top-100-canciones" xlink:type="simple">https://www.elportaldemusica.es/single/andy-lucas-aqui-sigo-y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Firework</text:p>
              </table:table-cell>
              <table:table-cell office:value-type="string" calcext:value-type="string">
                <text:p>Katy Perry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katy-perry-firework?list=top-100-canciones" xlink:type="simple">https://www.elportaldemusica.es/single/katy-perry-firewor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Barbra Streisand</text:p>
              </table:table-cell>
              <table:table-cell office:value-type="string" calcext:value-type="string">
                <text:p>Duck Sauce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duck-sauce-barbra-streisand?list=top-100-canciones" xlink:type="simple">https://www.elportaldemusica.es/single/duck-sauce-barbra-streisa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Cuatro elementos</text:p>
              </table:table-cell>
              <table:table-cell office:value-type="string" calcext:value-type="string">
                <text:p>La Musicalite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la-musicalite-cuatro-elementos?list=top-100-canciones" xlink:type="simple">https://www.elportaldemusica.es/single/la-musicalite-cuatro-elemen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Hold my hand</text:p>
              </table:table-cell>
              <table:table-cell office:value-type="string" calcext:value-type="string">
                <text:p>Michael Jackson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michael-jackson-hold-my-hand?list=top-100-canciones" xlink:type="simple">https://www.elportaldemusica.es/single/michael-jackson-hold-my-ha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Macu, Macu, Lore, Lore</text:p>
              </table:table-cell>
              <table:table-cell office:value-type="string" calcext:value-type="string">
                <text:p>LORE / MACU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lore-macu-macu-macu-lore-lore?list=top-100-canciones" xlink:type="simple">https://www.elportaldemusica.es/single/lore-macu-macu-macu-lore-lo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Till the World Ends</text:p>
              </table:table-cell>
              <table:table-cell office:value-type="string" calcext:value-type="string">
                <text:p>Britney Spears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britney-spears-till-the-world-ends?list=top-100-canciones" xlink:type="simple">https://www.elportaldemusica.es/single/britney-spears-till-the-world-end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Sale El Sol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shakira-sale-el-sol-2?list=top-100-canciones" xlink:type="simple">https://www.elportaldemusica.es/single/shakira-sale-el-sol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Someone like you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adele-someone-like-you?list=top-100-canciones" xlink:type="simple">https://www.elportaldemusica.es/single/adele-someone-like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Every Teardrop is a Waterfall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coldplay-every-teardrop-is-a-waterfall?list=top-100-canciones" xlink:type="simple">https://www.elportaldemusica.es/single/coldplay-every-teardrop-is-a-waterfa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Love The Way You Lie <text:s/>(feat Rihanna)</text:p>
              </table:table-cell>
              <table:table-cell office:value-type="string" calcext:value-type="string">
                <text:p>Eminem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eminem-love-the-way-you-lie-feat-rihanna?list=top-100-canciones" xlink:type="simple">https://www.elportaldemusica.es/single/eminem-love-the-way-you-lie-feat-rihan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La Niña Que Llora En Tus Fiestas</text:p>
              </table:table-cell>
              <table:table-cell office:value-type="string" calcext:value-type="string">
                <text:p>La Oreja De Van Gogh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la-oreja-de-van-gogh-la-nina-que-llora-en-tus-fiestas?list=top-100-canciones" xlink:type="simple">https://www.elportaldemusica.es/single/la-oreja-de-van-gogh-la-nina-que-llora-en-tus-fiest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Paradise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coldplay-paradise?list=top-100-canciones" xlink:type="simple">https://www.elportaldemusica.es/single/coldplay-paradi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Cuando Me Enamoro (Juan Luis Guerra)</text:p>
              </table:table-cell>
              <table:table-cell office:value-type="string" calcext:value-type="string">
                <text:p>Enrique Iglesias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enrique-iglesias-cuando-me-enamoro-juan-luis-guerra?list=top-100-canciones" xlink:type="simple">https://www.elportaldemusica.es/single/enrique-iglesias-cuando-me-enamoro-juan-luis-guer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ice Tag</text:p>
              </table:table-cell>
              <table:table-cell office:value-type="string" calcext:value-type="string">
                <text:p>Jessie J / B.O.B.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essie-j-bob-price-tag?list=top-100-canciones" xlink:type="simple">https://www.elportaldemusica.es/single/jessie-j-bob-price-ta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Lluvia al corazon</text:p>
              </table:table-cell>
              <table:table-cell office:value-type="string" calcext:value-type="string">
                <text:p>MAN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mana-lluvia-al-corazon?list=top-100-canciones" xlink:type="simple">https://www.elportaldemusica.es/single/mana-lluvia-al-coraz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Gimme the Base</text:p>
              </table:table-cell>
              <table:table-cell office:value-type="string" calcext:value-type="string">
                <text:p>CARLOS JEAN / M-AND-Y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carlos-jean-m-and-y-gimme-the-base?list=top-100-canciones" xlink:type="simple">https://www.elportaldemusica.es/single/carlos-jean-m-and-y-gimme-the-ba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Dame vida</text:p>
              </table:table-cell>
              <table:table-cell office:value-type="string" calcext:value-type="string">
                <text:p>Huecco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huecco-dame-vida-2?list=top-100-canciones" xlink:type="simple">https://www.elportaldemusica.es/single/huecco-dame-vid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Got 2 luv U</text:p>
              </table:table-cell>
              <table:table-cell office:value-type="string" calcext:value-type="string">
                <text:p>Sean Paul featuring Alexis Jordan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sean-paul-featuring-alexis-jordan-got-2-luv-u?list=top-100-canciones" xlink:type="simple">https://www.elportaldemusica.es/single/sean-paul-featuring-alexis-jordan-got-2-luv-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Sweat</text:p>
              </table:table-cell>
              <table:table-cell office:value-type="string" calcext:value-type="string">
                <text:p>Snoop Dogg / David Guett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snoop-dogg-david-guetta-sweat?list=top-100-canciones" xlink:type="simple">https://www.elportaldemusica.es/single/snoop-dogg-david-guetta-sweat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2" calcext:value-type="float">
              <text:p>2012</text:p>
            </table:table-cell>
            <table:table-cell table:style-name="ce7" table:formula="of:=SUBTOTAL(3;[.B157:.B206])" office:value-type="float" office:value="50" calcext:value-type="float">
              <text:p>50</text:p>
            </table:table-cell>
            <table:table-cell table:style-name="ce10"/>
            <table:table-cell table:style-name="ce7" table:formula="of:=SUBTOTAL(3;[.D157:.D206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i Se Eu Te Pego</text:p>
              </table:table-cell>
              <table:table-cell office:value-type="string" calcext:value-type="string">
                <text:p>Michel Telo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michel-telo-ai-se-eu-te-pego?list=top-100-canciones" xlink:type="simple">https://www.elportaldemusica.es/single/michel-telo-ai-se-eu-te-pe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Yo Te Esperare</text:p>
              </table:table-cell>
              <table:table-cell office:value-type="string" calcext:value-type="string">
                <text:p>Cali Y El Dandee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cali-el-dandee-yo-te-esperare-2?list=top-100-canciones" xlink:type="simple">https://www.elportaldemusica.es/single/cali-el-dandee-yo-te-esperar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Rayos De Sol</text:p>
              </table:table-cell>
              <table:table-cell office:value-type="string" calcext:value-type="string">
                <text:p>Jose de Rico feat. Henry Mendez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jose-de-rico-feat-henry-mendez-rayos-de-sol?list=top-100-canciones" xlink:type="simple">https://www.elportaldemusica.es/single/jose-de-rico-feat-henry-mendez-rayos-de-so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Te He Echado de Menos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pablo-alboran-te-he-echado-de-menos?list=top-100-canciones" xlink:type="simple">https://www.elportaldemusica.es/single/pablo-alboran-te-he-echado-de-men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e Voy a Esperar</text:p>
              </table:table-cell>
              <table:table-cell office:value-type="string" calcext:value-type="string">
                <text:p>Juan Magan &amp; Belind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juan-magan-belinda-te-voy-a-esperar?list=top-100-canciones" xlink:type="simple">https://www.elportaldemusica.es/single/juan-magan-belinda-te-voy-a-espera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Somebody That I Used To Know (feat Kimbra)</text:p>
              </table:table-cell>
              <table:table-cell office:value-type="string" calcext:value-type="string">
                <text:p>Gotye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gotye-somebody-that-i-used-to-know-feat-kimbra?list=top-100-canciones" xlink:type="simple">https://www.elportaldemusica.es/single/gotye-somebody-that-i-used-to-know-feat-kimb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Tacata</text:p>
              </table:table-cell>
              <table:table-cell office:value-type="string" calcext:value-type="string">
                <text:p>Tacabro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tacabro-tacata?list=top-100-canciones" xlink:type="simple">https://www.elportaldemusica.es/single/tacabro-taca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erdoname con Carminho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62 Semanas en lista</text:p>
              </table:table-cell>
              <table:table-cell table:style-name="ce15" office:value-type="string" calcext:value-type="string">
                <text:p><text:a xlink:href="https://www.elportaldemusica.es/single/pablo-alboran-perdoname-con-carminho?list=top-100-canciones" xlink:type="simple">https://www.elportaldemusica.es/single/pablo-alboran-perdoname-con-carminh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Euphoria</text:p>
              </table:table-cell>
              <table:table-cell office:value-type="string" calcext:value-type="string">
                <text:p>LOREEN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loreen-euphoria-2?list=top-100-canciones" xlink:type="simple">https://www.elportaldemusica.es/single/loreen-euphori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No Hay 2 Sin 3 (Gol)</text:p>
              </table:table-cell>
              <table:table-cell office:value-type="string" calcext:value-type="string">
                <text:p>Cali y El Dandee feat. David Bisbal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cali-y-el-dandee-feat-david-bisbal-no-hay-2-sin-3-gol?list=top-100-canciones" xlink:type="simple">https://www.elportaldemusica.es/single/cali-y-el-dandee-feat-david-bisbal-no-hay-2-sin-3-go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Dance Again</text:p>
              </table:table-cell>
              <table:table-cell office:value-type="string" calcext:value-type="string">
                <text:p>Jennifer Lopez feat Pitbull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jennifer-lopez-feat-pitbull-dance-again?list=top-100-canciones" xlink:type="simple">https://www.elportaldemusica.es/single/jennifer-lopez-feat-pitbull-dance-aga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Someone like you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67 Semanas en lista</text:p>
              </table:table-cell>
              <table:table-cell table:style-name="ce15" office:value-type="string" calcext:value-type="string">
                <text:p><text:a xlink:href="https://www.elportaldemusica.es/single/adele-someone-like-you?list=top-100-canciones" xlink:type="simple">https://www.elportaldemusica.es/single/adele-someone-like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Gangnam Style</text:p>
              </table:table-cell>
              <table:table-cell office:value-type="string" calcext:value-type="string">
                <text:p>PSY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psy-gangnam-style-4405345224498285344051068?list=top-100-canciones" xlink:type="simple">https://www.elportaldemusica.es/single/psy-gangnam-style-4405345224498285344051068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Boys Will Be Boys</text:p>
              </table:table-cell>
              <table:table-cell office:value-type="string" calcext:value-type="string">
                <text:p>Paulina Rubio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paulina-rubio-boys-will-be-boys?list=top-100-canciones" xlink:type="simple">https://www.elportaldemusica.es/single/paulina-rubio-boys-will-be-boy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Tanto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pablo-alboran-tanto-2?list=top-100-canciones" xlink:type="simple">https://www.elportaldemusica.es/single/pablo-alboran-tant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Call Me Maybe</text:p>
              </table:table-cell>
              <table:table-cell office:value-type="string" calcext:value-type="string">
                <text:p>Carly Rae Jepsen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carly-rae-jepsen-call-me-maybe?list=top-100-canciones" xlink:type="simple">https://www.elportaldemusica.es/single/carly-rae-jepsen-call-me-mayb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No Sigue Modas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juan-magan-no-sigue-modas?list=top-100-canciones" xlink:type="simple">https://www.elportaldemusica.es/single/juan-magan-no-sigue-mod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Titanium</text:p>
              </table:table-cell>
              <table:table-cell office:value-type="string" calcext:value-type="string">
                <text:p>David Guetta / Sia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david-guetta-sia-titanium?list=top-100-canciones" xlink:type="simple">https://www.elportaldemusica.es/single/david-guetta-sia-titaniu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We found love (feat Calvin Harris)</text:p>
              </table:table-cell>
              <table:table-cell office:value-type="string" calcext:value-type="string">
                <text:p>Rihanna feat Calvin Harris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rihanna-feat-calvin-harris-we-found-love-feat-calvin-harris?list=top-100-canciones" xlink:type="simple">https://www.elportaldemusica.es/single/rihanna-feat-calvin-harris-we-found-love-feat-calvin-harri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No Me Compares</text:p>
              </table:table-cell>
              <table:table-cell office:value-type="string" calcext:value-type="string">
                <text:p>Alejandro Sanz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alejandro-sanz-no-me-compares?list=top-100-canciones" xlink:type="simple">https://www.elportaldemusica.es/single/alejandro-sanz-no-me-compa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Sexy And I Know It</text:p>
              </table:table-cell>
              <table:table-cell office:value-type="string" calcext:value-type="string">
                <text:p>LMFAO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lmfao-sexy-and-i-know-it?list=top-100-canciones" xlink:type="simple">https://www.elportaldemusica.es/single/lmfao-sexy-and-i-know-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Se Vuelve Loca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juan-magan-se-vuelve-loca?list=top-100-canciones" xlink:type="simple">https://www.elportaldemusica.es/single/juan-magan-se-vuelve-lo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Bailando Por Ahí­ (feat Crossfire)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68 Semanas en lista</text:p>
              </table:table-cell>
              <table:table-cell table:style-name="ce15" office:value-type="string" calcext:value-type="string">
                <text:p><text:a xlink:href="https://www.elportaldemusica.es/single/juan-magan-bailando-por-ahi-feat-crossfire?list=top-100-canciones" xlink:type="simple">https://www.elportaldemusica.es/single/juan-magan-bailando-por-ahi-feat-crossfi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Me pones tierno</text:p>
              </table:table-cell>
              <table:table-cell office:value-type="string" calcext:value-type="string">
                <text:p>Rasel y Carlos Baute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rasel-y-carlos-baute-me-pones-tierno?list=top-100-canciones" xlink:type="simple">https://www.elportaldemusica.es/single/rasel-y-carlos-baute-me-pones-tier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Rolling in the Deep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75 Semanas en lista</text:p>
              </table:table-cell>
              <table:table-cell table:style-name="ce15" office:value-type="string" calcext:value-type="string">
                <text:p><text:a xlink:href="https://www.elportaldemusica.es/single/adele-rolling-in-the-deep?list=top-100-canciones" xlink:type="simple">https://www.elportaldemusica.es/single/adele-rolling-in-the-dee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International Love</text:p>
              </table:table-cell>
              <table:table-cell office:value-type="string" calcext:value-type="string">
                <text:p>Pitbull / Chris Brown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pitbull-chris-brown-international-love?list=top-100-canciones" xlink:type="simple">https://www.elportaldemusica.es/single/pitbull-chris-brown-international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Give Me All Your Luvin (feat Nicki Minaj &amp; M.I.A.)</text:p>
              </table:table-cell>
              <table:table-cell office:value-type="string" calcext:value-type="string">
                <text:p>Madonna feat Nicki Minaj &amp; M.I.A.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madonna-feat-nicki-minaj-mia-give-me-all-your-luvin-feat-nicki-minaj-mia?list=top-100-canciones" xlink:type="simple">https://www.elportaldemusica.es/single/madonna-feat-nicki-minaj-mia-give-me-all-your-luvin-feat-nicki-minaj-m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Balada (Tche Tcherere Tche Tche) - Tacabro Remix</text:p>
              </table:table-cell>
              <table:table-cell office:value-type="string" calcext:value-type="string">
                <text:p>Gusttavo Lim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gusttavo-lima-balada-tche-tcherere-tche-tche-tacabro-remix?list=top-100-canciones" xlink:type="simple">https://www.elportaldemusica.es/single/gusttavo-lima-balada-tche-tcherere-tche-tche-tacabro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Solamente Tu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97 Semanas en lista</text:p>
              </table:table-cell>
              <table:table-cell table:style-name="ce15" office:value-type="string" calcext:value-type="string">
                <text:p><text:a xlink:href="https://www.elportaldemusica.es/single/pablo-alboran-solamente-tu?list=top-100-canciones" xlink:type="simple">https://www.elportaldemusica.es/single/pablo-alboran-solamente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We are young</text:p>
              </table:table-cell>
              <table:table-cell office:value-type="string" calcext:value-type="string">
                <text:p>Fun featuring Janelle Monae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fun-featuring-janelle-monae-we-are-young-2?list=top-100-canciones" xlink:type="simple">https://www.elportaldemusica.es/single/fun-featuring-janelle-monae-we-are-young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Diamonds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rihanna-diamonds?list=top-100-canciones" xlink:type="simple">https://www.elportaldemusica.es/single/rihanna-diamond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Vencer al amor</text:p>
              </table:table-cell>
              <table:table-cell office:value-type="string" calcext:value-type="string">
                <text:p>India Martinez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india-martinez-vencer-al-amor?list=top-100-canciones" xlink:type="simple">https://www.elportaldemusica.es/single/india-martinez-vencer-al-am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Moves Like Jagger (Christina Aguilera)</text:p>
              </table:table-cell>
              <table:table-cell office:value-type="string" calcext:value-type="string">
                <text:p>Maroon 5 feat Christina Aguiler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maroon-5-feat-christina-aguilera-moves-like-jagger-christina-aguilera?list=top-100-canciones" xlink:type="simple">https://www.elportaldemusica.es/single/maroon-5-feat-christina-aguilera-moves-like-jagger-christina-aguil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What Doesn`t Kill You (Stronger)</text:p>
              </table:table-cell>
              <table:table-cell office:value-type="string" calcext:value-type="string">
                <text:p>Kelly Clarkson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kelly-clarkson-what-doesnt-kill-you-stronger?list=top-100-canciones" xlink:type="simple">https://www.elportaldemusica.es/single/kelly-clarkson-what-doesnt-kill-you-strong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Quedate conmigo (Eurovisión)</text:p>
              </table:table-cell>
              <table:table-cell office:value-type="string" calcext:value-type="string">
                <text:p>Pastora Soler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pastora-soler-quedate-conmigo-eurovision?list=top-100-canciones" xlink:type="simple">https://www.elportaldemusica.es/single/pastora-soler-quedate-conmigo-eurovis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ayphone (feat Wiz Khalifa)</text:p>
              </table:table-cell>
              <table:table-cell office:value-type="string" calcext:value-type="string">
                <text:p>Maroon 5 feat Wiz Khalif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maroon-5-feat-wiz-khalifa-payphone-feat-wiz-khalifa?list=top-100-canciones" xlink:type="simple">https://www.elportaldemusica.es/single/maroon-5-feat-wiz-khalifa-payphone-feat-wiz-khalif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Whistle</text:p>
              </table:table-cell>
              <table:table-cell office:value-type="string" calcext:value-type="string">
                <text:p>Flo Rid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flo-rida-whistle?list=top-100-canciones" xlink:type="simple">https://www.elportaldemusica.es/single/flo-rida-whist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Danza Kuduro</text:p>
              </table:table-cell>
              <table:table-cell office:value-type="string" calcext:value-type="string">
                <text:p>DON OMAR / LUCENZO</text:p>
              </table:table-cell>
              <table:table-cell office:value-type="string" calcext:value-type="string">
                <text:p>97 Semanas en lista</text:p>
              </table:table-cell>
              <table:table-cell table:style-name="ce15" office:value-type="string" calcext:value-type="string">
                <text:p><text:a xlink:href="https://www.elportaldemusica.es/single/don-omar-lucenzo-danza-kuduro?list=top-100-canciones" xlink:type="simple">https://www.elportaldemusica.es/single/don-omar-lucenzo-danza-kudu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Rain Over Me (feat Marc Anthony)</text:p>
              </table:table-cell>
              <table:table-cell office:value-type="string" calcext:value-type="string">
                <text:p>Pitbull / Marc Anthony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pitbull-marc-anthony-rain-over-me-feat-marc-anthony?list=top-100-canciones" xlink:type="simple">https://www.elportaldemusica.es/single/pitbull-marc-anthony-rain-over-me-feat-marc-anthon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Drive By</text:p>
              </table:table-cell>
              <table:table-cell office:value-type="string" calcext:value-type="string">
                <text:p>Train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train-drive-by?list=top-100-canciones" xlink:type="simple">https://www.elportaldemusica.es/single/train-drive-b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Got 2 luv U</text:p>
              </table:table-cell>
              <table:table-cell office:value-type="string" calcext:value-type="string">
                <text:p>Sean Paul featuring Alexis Jordan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sean-paul-featuring-alexis-jordan-got-2-luv-u?list=top-100-canciones" xlink:type="simple">https://www.elportaldemusica.es/single/sean-paul-featuring-alexis-jordan-got-2-luv-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Set Fire to the Rain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adele-set-fire-to-the-rain?list=top-100-canciones" xlink:type="simple">https://www.elportaldemusica.es/single/adele-set-fire-to-the-ra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Noche De Estrellas</text:p>
              </table:table-cell>
              <table:table-cell office:value-type="string" calcext:value-type="string">
                <text:p>Jose De Rico &amp; Henry Mendez feat. Jay Santos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ose-de-rico-henry-mendez-feat-jay-santos-noche-de-estrellas-2?list=top-100-canciones" xlink:type="simple">https://www.elportaldemusica.es/single/jose-de-rico-henry-mendez-feat-jay-santos-noche-de-estrella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Estoy Hecho De Pedacitos De Ti</text:p>
              </table:table-cell>
              <table:table-cell office:value-type="string" calcext:value-type="string">
                <text:p>Antonio Orozco &amp; Alejandro Fernandez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antonio-orozco-alejandro-fernandez-estoy-hecho-de-pedacitos-de-ti?list=top-100-canciones" xlink:type="simple">https://www.elportaldemusica.es/single/antonio-orozco-alejandro-fernandez-estoy-hecho-de-pedacitos-de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Without you (feat Usher)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vid-guetta-without-you-feat-usher?list=top-100-canciones" xlink:type="simple">https://www.elportaldemusica.es/single/david-guetta-without-you-feat-ush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Te Pintaron Pajaritos</text:p>
              </table:table-cell>
              <table:table-cell office:value-type="string" calcext:value-type="string">
                <text:p>Yandar &amp; Yostin Ft Andy Rivera</text:p>
              </table:table-cell>
              <table:table-cell office:value-type="string" calcext:value-type="string">
                <text:p>12 Semanas en lista</text:p>
              </table:table-cell>
              <table:table-cell table:style-name="ce15" office:value-type="string" calcext:value-type="string">
                <text:p><text:a xlink:href="https://www.elportaldemusica.es/single/yandar-yostin-ft-andy-rivera-te-pintaron-pajaritos?list=top-100-canciones" xlink:type="simple">https://www.elportaldemusica.es/single/yandar-yostin-ft-andy-rivera-te-pintaron-pajari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Where have you been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rihanna-where-have-you-been?list=top-100-canciones" xlink:type="simple">https://www.elportaldemusica.es/single/rihanna-where-have-you-bee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Addicted To You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shakira-addicted-to-you?list=top-100-canciones" xlink:type="simple">https://www.elportaldemusica.es/single/shakira-addicted-to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I WILL ALWAYS LOVE YOU</text:p>
              </table:table-cell>
              <table:table-cell office:value-type="string" calcext:value-type="string">
                <text:p>Whitney Houston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whitney-houston-i-will-always-love-you?list=top-100-canciones" xlink:type="simple">https://www.elportaldemusica.es/single/whitney-houston-i-will-always-love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She doesn`t mind</text:p>
              </table:table-cell>
              <table:table-cell office:value-type="string" calcext:value-type="string">
                <text:p>Sean Paul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sean-paul-she-doesnt-mind?list=top-100-canciones" xlink:type="simple">https://www.elportaldemusica.es/single/sean-paul-she-doesnt-mind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3" calcext:value-type="float">
              <text:p>2013</text:p>
            </table:table-cell>
            <table:table-cell table:style-name="ce7" table:formula="of:=SUBTOTAL(3;[.B208:.B257])" office:value-type="float" office:value="50" calcext:value-type="float">
              <text:p>50</text:p>
            </table:table-cell>
            <table:table-cell table:style-name="ce10"/>
            <table:table-cell table:style-name="ce7" table:formula="of:=SUBTOTAL(3;[.D208:.D257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Cero</text:p>
              </table:table-cell>
              <table:table-cell office:value-type="string" calcext:value-type="string">
                <text:p>Dani Martin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dani-martin-cero-2?list=top-100-canciones" xlink:type="simple">https://www.elportaldemusica.es/single/dani-martin-cer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Get Lucky (Daft Punk Remix)</text:p>
              </table:table-cell>
              <table:table-cell office:value-type="string" calcext:value-type="string">
                <text:p>Daft Punk Feat Pharrell Williams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daft-punk-feat-pharrell-williams-get-lucky-daft-punk-remix?list=top-100-canciones" xlink:type="simple">https://www.elportaldemusica.es/single/daft-punk-feat-pharrell-williams-get-lucky-daft-punk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e Pintaron Pajaritos</text:p>
              </table:table-cell>
              <table:table-cell office:value-type="string" calcext:value-type="string">
                <text:p>Yandar &amp; Yostin Ft Andy Rivera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yandar-yostin-ft-andy-rivera-te-pintaron-pajaritos?list=top-100-canciones" xlink:type="simple">https://www.elportaldemusica.es/single/yandar-yostin-ft-andy-rivera-te-pintaron-pajari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Blurred Lines (explicit)</text:p>
              </table:table-cell>
              <table:table-cell office:value-type="string" calcext:value-type="string">
                <text:p>Robin Thicke feat T.I. &amp; Pharrell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robin-thicke-feat-ti-pharrell-blurred-lines-explicit?list=top-100-canciones" xlink:type="simple">https://www.elportaldemusica.es/single/robin-thicke-feat-ti-pharrell-blurred-lines-explic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Wake Me Up (radio edit)</text:p>
              </table:table-cell>
              <table:table-cell office:value-type="string" calcext:value-type="string">
                <text:p>Avicii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avicii-wake-me-up-radio-edit?list=top-100-canciones" xlink:type="simple">https://www.elportaldemusica.es/single/avicii-wake-me-up-radio-ed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Let Her Go</text:p>
              </table:table-cell>
              <table:table-cell office:value-type="string" calcext:value-type="string">
                <text:p>Passenger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passenger-let-her-go?list=top-100-canciones" xlink:type="simple">https://www.elportaldemusica.es/single/passenger-let-her-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Gangnam Style</text:p>
              </table:table-cell>
              <table:table-cell office:value-type="string" calcext:value-type="string">
                <text:p>PSY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psy-gangnam-style-4405345224498285344051068?list=top-100-canciones" xlink:type="simple">https://www.elportaldemusica.es/single/psy-gangnam-style-4405345224498285344051068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No Digas Nada (Déja  vu)</text:p>
              </table:table-cell>
              <table:table-cell office:value-type="string" calcext:value-type="string">
                <text:p>Cali Y El Dandee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cali-el-dandee-no-digas-nada-deja-vu?list=top-100-canciones" xlink:type="simple">https://www.elportaldemusica.es/single/cali-el-dandee-no-digas-nada-deja-v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Scream &amp; Shout</text:p>
              </table:table-cell>
              <table:table-cell office:value-type="string" calcext:value-type="string">
                <text:p>Will.i.am feat Britney Spears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william-feat-britney-spears-scream-shout?list=top-100-canciones" xlink:type="simple">https://www.elportaldemusica.es/single/william-feat-britney-spears-scream-shou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Impossible</text:p>
              </table:table-cell>
              <table:table-cell office:value-type="string" calcext:value-type="string">
                <text:p>James Arthur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james-arthur-impossible?list=top-100-canciones" xlink:type="simple">https://www.elportaldemusica.es/single/james-arthur-impossib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Vivir mi vida</text:p>
              </table:table-cell>
              <table:table-cell office:value-type="string" calcext:value-type="string">
                <text:p>Marc Anthony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marc-anthony-vivir-mi-vida?list=top-100-canciones" xlink:type="simple">https://www.elportaldemusica.es/single/marc-anthony-vivir-mi-vi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Try</text:p>
              </table:table-cell>
              <table:table-cell office:value-type="string" calcext:value-type="string">
                <text:p>P!nk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pnk-try?list=top-100-canciones" xlink:type="simple">https://www.elportaldemusica.es/single/pnk-tr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Feel This Moment</text:p>
              </table:table-cell>
              <table:table-cell office:value-type="string" calcext:value-type="string">
                <text:p>Pitbull featuring Christina Aguilera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pitbull-featuring-christina-aguilera-feel-this-moment?list=top-100-canciones" xlink:type="simple">https://www.elportaldemusica.es/single/pitbull-featuring-christina-aguilera-feel-this-momen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Locked Out Of heaven</text:p>
              </table:table-cell>
              <table:table-cell office:value-type="string" calcext:value-type="string">
                <text:p>Bruno Mars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bruno-mars-locked-out-of-heaven?list=top-100-canciones" xlink:type="simple">https://www.elportaldemusica.es/single/bruno-mars-locked-out-of-heave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Mal De Amores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uan-magan-mal-de-amores?list=top-100-canciones" xlink:type="simple">https://www.elportaldemusica.es/single/juan-magan-mal-de-amo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Diamonds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rihanna-diamonds?list=top-100-canciones" xlink:type="simple">https://www.elportaldemusica.es/single/rihanna-diamond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Quién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pablo-alboran-quien?list=top-100-canciones" xlink:type="simple">https://www.elportaldemusica.es/single/pablo-alboran-quie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Ho Hey</text:p>
              </table:table-cell>
              <table:table-cell office:value-type="string" calcext:value-type="string">
                <text:p>The Lumineers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the-lumineers-ho-hey?list=top-100-canciones" xlink:type="simple">https://www.elportaldemusica.es/single/the-lumineers-ho-h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Just Give me a Reason</text:p>
              </table:table-cell>
              <table:table-cell office:value-type="string" calcext:value-type="string">
                <text:p>P!nk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pnk-just-give-me-a-reason?list=top-100-canciones" xlink:type="simple">https://www.elportaldemusica.es/single/pnk-just-give-me-a-reas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Vuelvo a Verte</text:p>
              </table:table-cell>
              <table:table-cell office:value-type="string" calcext:value-type="string">
                <text:p>Malú con Pablo Alborán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malu-con-pablo-alboran-vuelvo-a-verte?list=top-100-canciones" xlink:type="simple">https://www.elportaldemusica.es/single/malu-con-pablo-alboran-vuelvo-a-ve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Lágrimas desordenadas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melendi-lagrimas-desordenadas-2?list=top-100-canciones" xlink:type="simple">https://www.elportaldemusica.es/single/melendi-lagrimas-desordenada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Stay</text:p>
              </table:table-cell>
              <table:table-cell office:value-type="string" calcext:value-type="string">
                <text:p>Rihanna feat Mikky Ekko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rihanna-feat-mikky-ekko-stay?list=top-100-canciones" xlink:type="simple">https://www.elportaldemusica.es/single/rihanna-feat-mikky-ekko-sta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Señorita</text:p>
              </table:table-cell>
              <table:table-cell office:value-type="string" calcext:value-type="string">
                <text:p>Abraham Mateo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abraham-mateo-senorita?list=top-100-canciones" xlink:type="simple">https://www.elportaldemusica.es/single/abraham-mateo-senor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Mi Reina</text:p>
              </table:table-cell>
              <table:table-cell office:value-type="string" calcext:value-type="string">
                <text:p>Henry Mendez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henry-mendez-mi-reina?list=top-100-canciones" xlink:type="simple">https://www.elportaldemusica.es/single/henry-mendez-mi-re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El Beso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pablo-alboran-el-beso?list=top-100-canciones" xlink:type="simple">https://www.elportaldemusica.es/single/pablo-alboran-el-be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Live Your Life</text:p>
              </table:table-cell>
              <table:table-cell office:value-type="string" calcext:value-type="string">
                <text:p>Mika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ika-live-your-life?list=top-100-canciones" xlink:type="simple">https://www.elportaldemusica.es/single/mika-live-your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Tanto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pablo-alboran-tanto-2?list=top-100-canciones" xlink:type="simple">https://www.elportaldemusica.es/single/pablo-alboran-tant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I love it</text:p>
              </table:table-cell>
              <table:table-cell office:value-type="string" calcext:value-type="string">
                <text:p>ICONA POP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icona-pop-i-love-it-2?list=top-100-canciones" xlink:type="simple">https://www.elportaldemusica.es/single/icona-pop-i-love-it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Tu jardÃ­n con enanitos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melendi-tu-jardin-con-enanitos?list=top-100-canciones" xlink:type="simple">https://www.elportaldemusica.es/single/melendi-tu-jardin-con-enani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Te Voy a Esperar</text:p>
              </table:table-cell>
              <table:table-cell office:value-type="string" calcext:value-type="string">
                <text:p>Juan Magan &amp; Belinda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juan-magan-belinda-te-voy-a-esperar?list=top-100-canciones" xlink:type="simple">https://www.elportaldemusica.es/single/juan-magan-belinda-te-voy-a-espera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Thrift Shop</text:p>
              </table:table-cell>
              <table:table-cell office:value-type="string" calcext:value-type="string">
                <text:p>Macklemore/ Ryan Lewis/ Wanz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macklemore-ryan-lewis-wanz-thrift-shop?list=top-100-canciones" xlink:type="simple">https://www.elportaldemusica.es/single/macklemore-ryan-lewis-wanz-thrift-sho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More Than Friends</text:p>
              </table:table-cell>
              <table:table-cell office:value-type="string" calcext:value-type="string">
                <text:p>Inna Feat. Daddy Yankee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inna-feat-daddy-yankee-more-than-friends-2?list=top-100-canciones" xlink:type="simple">https://www.elportaldemusica.es/single/inna-feat-daddy-yankee-more-than-friend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Wrecking Ball</text:p>
              </table:table-cell>
              <table:table-cell office:value-type="string" calcext:value-type="string">
                <text:p>Miley Cyrus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iley-cyrus-wrecking-ball?list=top-100-canciones" xlink:type="simple">https://www.elportaldemusica.es/single/miley-cyrus-wrecking-ba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La La La</text:p>
              </table:table-cell>
              <table:table-cell office:value-type="string" calcext:value-type="string">
                <text:p>Naughty Boy feat Sam Smith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naughty-boy-feat-sam-smith-la-la-la?list=top-100-canciones" xlink:type="simple">https://www.elportaldemusica.es/single/naughty-boy-feat-sam-smith-la-la-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SOLO TU</text:p>
              </table:table-cell>
              <table:table-cell office:value-type="string" calcext:value-type="string">
                <text:p>Paula Roj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paula-rojo-solo-tu?list=top-100-canciones" xlink:type="simple">https://www.elportaldemusica.es/single/paula-rojo-solo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lay Hard con Ne-yo y Akon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david-guetta-play-hard-con-ne-yo-y-akon?list=top-100-canciones" xlink:type="simple">https://www.elportaldemusica.es/single/david-guetta-play-hard-con-ne-yo-y-ak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Love Me Again (Kove Remix)</text:p>
              </table:table-cell>
              <table:table-cell office:value-type="string" calcext:value-type="string">
                <text:p>John Newman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john-newman-love-me-again-kove-remix?list=top-100-canciones" xlink:type="simple">https://www.elportaldemusica.es/single/john-newman-love-me-again-kove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A prueba de ti</text:p>
              </table:table-cell>
              <table:table-cell office:value-type="string" calcext:value-type="string">
                <text:p>Maú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alu-a-prueba-de-ti?list=top-100-canciones" xlink:type="simple">https://www.elportaldemusica.es/single/malu-a-prueba-de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We Can`t Stop</text:p>
              </table:table-cell>
              <table:table-cell office:value-type="string" calcext:value-type="string">
                <text:p>Miley Cyru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miley-cyrus-we-cant-stop?list=top-100-canciones" xlink:type="simple">https://www.elportaldemusica.es/single/miley-cyrus-we-cant-sto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El Pollito Pio</text:p>
              </table:table-cell>
              <table:table-cell office:value-type="string" calcext:value-type="string">
                <text:p>Pulcino Pio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pulcino-pio-el-pollito-pio?list=top-100-canciones" xlink:type="simple">https://www.elportaldemusica.es/single/pulcino-pio-el-pollito-p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Can´t hold us</text:p>
              </table:table-cell>
              <table:table-cell office:value-type="string" calcext:value-type="string">
                <text:p>MACKLEMORE &amp; RYAN LEWIS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macklemore-ryan-lewis-cant-hold-us?list=top-100-canciones" xlink:type="simple">https://www.elportaldemusica.es/single/macklemore-ryan-lewis-cant-hold-u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El Tiburón (The Shark)</text:p>
              </table:table-cell>
              <table:table-cell office:value-type="string" calcext:value-type="string">
                <text:p>Henry Mendez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henry-mendez-el-tiburon-the-shark?list=top-100-canciones" xlink:type="simple">https://www.elportaldemusica.es/single/henry-mendez-el-tiburon-the-shar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Roar</text:p>
              </table:table-cell>
              <table:table-cell office:value-type="string" calcext:value-type="string">
                <text:p>Katy Perry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katy-perry-roar-2?list=top-100-canciones" xlink:type="simple">https://www.elportaldemusica.es/single/katy-perry-roar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Little Talks</text:p>
              </table:table-cell>
              <table:table-cell office:value-type="string" calcext:value-type="string">
                <text:p>Of Monsters and Me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of-monsters-and-men-little-talks?list=top-100-canciones" xlink:type="simple">https://www.elportaldemusica.es/single/of-monsters-and-men-little-talk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Te He Echado de Menos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pablo-alboran-te-he-echado-de-menos?list=top-100-canciones" xlink:type="simple">https://www.elportaldemusica.es/single/pablo-alboran-te-he-echado-de-men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Applause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lady-gaga-applause-2?list=top-100-canciones" xlink:type="simple">https://www.elportaldemusica.es/single/lady-gaga-applaus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Dont You Worry Child feat John Martin</text:p>
              </table:table-cell>
              <table:table-cell office:value-type="string" calcext:value-type="string">
                <text:p>Swedish House Mafi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swedish-house-mafia-dont-you-worry-child-feat-john-martin?list=top-100-canciones" xlink:type="simple">https://www.elportaldemusica.es/single/swedish-house-mafia-dont-you-worry-child-feat-john-mart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Hall of Fame</text:p>
              </table:table-cell>
              <table:table-cell office:value-type="string" calcext:value-type="string">
                <text:p>The Script feat. will.i.am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the-script-feat-william-hall-of-fame?list=top-100-canciones" xlink:type="simple">https://www.elportaldemusica.es/single/the-script-feat-william-hall-of-f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Live It Up</text:p>
              </table:table-cell>
              <table:table-cell office:value-type="string" calcext:value-type="string">
                <text:p>Jennifer Lopez feat Pitbull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jennifer-lopez-feat-pitbull-live-it-up?list=top-100-canciones" xlink:type="simple">https://www.elportaldemusica.es/single/jennifer-lopez-feat-pitbull-live-it-u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Corre</text:p>
              </table:table-cell>
              <table:table-cell office:value-type="string" calcext:value-type="string">
                <text:p>Jesse &amp; Joy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jesse-joy-corre?list=top-100-canciones" xlink:type="simple">https://www.elportaldemusica.es/single/jesse-joy-corre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4" calcext:value-type="float">
              <text:p>2014</text:p>
            </table:table-cell>
            <table:table-cell table:style-name="ce7" table:formula="of:=SUBTOTAL(3;[.B259:.B308])" office:value-type="float" office:value="50" calcext:value-type="float">
              <text:p>50</text:p>
            </table:table-cell>
            <table:table-cell table:style-name="ce10"/>
            <table:table-cell table:style-name="ce7" table:formula="of:=SUBTOTAL(3;[.D259:.D308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Bailando</text:p>
              </table:table-cell>
              <table:table-cell office:value-type="string" calcext:value-type="string">
                <text:p>ENRIQUE IGLESIAS / DESCEMER BUENO / GENTE DE ZONA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enrique-iglesias-descemer-bueno-gente-de-zona-bailando?list=top-100-canciones" xlink:type="simple">https://www.elportaldemusica.es/single/enrique-iglesias-descemer-bueno-gente-de-zona-bail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Happy</text:p>
              </table:table-cell>
              <table:table-cell office:value-type="string" calcext:value-type="string">
                <text:p>Pharrell Williams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pharrell-williams-happy?list=top-100-canciones" xlink:type="simple">https://www.elportaldemusica.es/single/pharrell-williams-happ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Diez Mil Maneras</text:p>
              </table:table-cell>
              <table:table-cell office:value-type="string" calcext:value-type="string">
                <text:p>David Bisbal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david-bisbal-diez-mil-maneras?list=top-100-canciones" xlink:type="simple">https://www.elportaldemusica.es/single/david-bisbal-diez-mil-maner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Changes</text:p>
              </table:table-cell>
              <table:table-cell office:value-type="string" calcext:value-type="string">
                <text:p>Faul &amp; Wad Ad vs. Pnau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faul-wad-ad-vs-pnau-changes?list=top-100-canciones" xlink:type="simple">https://www.elportaldemusica.es/single/faul-wad-ad-vs-pnau-chang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All Of Me</text:p>
              </table:table-cell>
              <table:table-cell office:value-type="string" calcext:value-type="string">
                <text:p>John Legend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john-legend-all-of-me?list=top-100-canciones" xlink:type="simple">https://www.elportaldemusica.es/single/john-legend-all-of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Hey Brother</text:p>
              </table:table-cell>
              <table:table-cell office:value-type="string" calcext:value-type="string">
                <text:p>Avicii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avicii-hey-brother?list=top-100-canciones" xlink:type="simple">https://www.elportaldemusica.es/single/avicii-hey-broth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La la la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shakira-la-la-la?list=top-100-canciones" xlink:type="simple">https://www.elportaldemusica.es/single/shakira-la-la-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Loco</text:p>
              </table:table-cell>
              <table:table-cell office:value-type="string" calcext:value-type="string">
                <text:p>Enrique Iglesias feat Romeo Santos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enrique-iglesias-feat-romeo-santos-loco?list=top-100-canciones" xlink:type="simple">https://www.elportaldemusica.es/single/enrique-iglesias-feat-romeo-santos-loc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Stolen Dance</text:p>
              </table:table-cell>
              <table:table-cell office:value-type="string" calcext:value-type="string">
                <text:p>Milky Chance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milky-chance-stolen-dance?list=top-100-canciones" xlink:type="simple">https://www.elportaldemusica.es/single/milky-chance-stolen-dan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Adrenalina</text:p>
              </table:table-cell>
              <table:table-cell office:value-type="string" calcext:value-type="string">
                <text:p>Wisin feat. Jennifer Lopez <text:s/>&amp; Ricky Marti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wisin-feat-jennifer-lopez-ricky-martin-adrenalina?list=top-100-canciones" xlink:type="simple">https://www.elportaldemusica.es/single/wisin-feat-jennifer-lopez-ricky-martin-adrenal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ayer in C (Robin Schulz remix)</text:p>
              </table:table-cell>
              <table:table-cell office:value-type="string" calcext:value-type="string">
                <text:p>ROBIN SCHULZ, LILLY WOOD &amp; THE PRICK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robin-schulz-lilly-wood-the-prick-prayer-in-c-robin-schulz-remix?list=top-100-canciones" xlink:type="simple">https://www.elportaldemusica.es/single/robin-schulz-lilly-wood-the-prick-prayer-in-c-robin-schulz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All About That Bass</text:p>
              </table:table-cell>
              <table:table-cell office:value-type="string" calcext:value-type="string">
                <text:p>Meghan Trainor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eghan-trainor-all-about-that-bass?list=top-100-canciones" xlink:type="simple">https://www.elportaldemusica.es/single/meghan-trainor-all-about-that-bas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Chandelier</text:p>
              </table:table-cell>
              <table:table-cell office:value-type="string" calcext:value-type="string">
                <text:p>SIA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sia-chandelier?list=top-100-canciones" xlink:type="simple">https://www.elportaldemusica.es/single/sia-chandeli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Wings</text:p>
              </table:table-cell>
              <table:table-cell office:value-type="string" calcext:value-type="string">
                <text:p>BIRDY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birdy-wings?list=top-100-canciones" xlink:type="simple">https://www.elportaldemusica.es/single/birdy-wing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Waves</text:p>
              </table:table-cell>
              <table:table-cell office:value-type="string" calcext:value-type="string">
                <text:p>Mr. Probz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mr-probz-waves?list=top-100-canciones" xlink:type="simple">https://www.elportaldemusica.es/single/mr-probz-wav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A Sky Full of Stars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coldplay-a-sky-full-of-stars?list=top-100-canciones" xlink:type="simple">https://www.elportaldemusica.es/single/coldplay-a-sky-full-of-sta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Vivir mi vida</text:p>
              </table:table-cell>
              <table:table-cell office:value-type="string" calcext:value-type="string">
                <text:p>Marc Anthony</text:p>
              </table:table-cell>
              <table:table-cell office:value-type="string" calcext:value-type="string">
                <text:p>73 Semanas en lista</text:p>
              </table:table-cell>
              <table:table-cell table:style-name="ce15" office:value-type="string" calcext:value-type="string">
                <text:p><text:a xlink:href="https://www.elportaldemusica.es/single/marc-anthony-vivir-mi-vida?list=top-100-canciones" xlink:type="simple">https://www.elportaldemusica.es/single/marc-anthony-vivir-mi-vi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Rather Be (feat. Jess Glynne)</text:p>
              </table:table-cell>
              <table:table-cell office:value-type="string" calcext:value-type="string">
                <text:p>Clean Bandit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clean-bandit-rather-be-feat-jess-glynne?list=top-100-canciones" xlink:type="simple">https://www.elportaldemusica.es/single/clean-bandit-rather-be-feat-jess-glynn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Timber</text:p>
              </table:table-cell>
              <table:table-cell office:value-type="string" calcext:value-type="string">
                <text:p>Pitbull feat. Ke$ha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pitbull-feat-keha-timber?list=top-100-canciones" xlink:type="simple">https://www.elportaldemusica.es/single/pitbull-feat-keha-tim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Can`t Remember To Forget You</text:p>
              </table:table-cell>
              <table:table-cell office:value-type="string" calcext:value-type="string">
                <text:p>Shakira feat. Rihanna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shakira-feat-rihanna-cant-remember-to-forget-you-2?list=top-100-canciones" xlink:type="simple">https://www.elportaldemusica.es/single/shakira-feat-rihanna-cant-remember-to-forget-you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or fin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pablo-alboran-por-fin?list=top-100-canciones" xlink:type="simple">https://www.elportaldemusica.es/single/pablo-alboran-por-f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Love never felt so good (Feat Justin Timberlake)</text:p>
              </table:table-cell>
              <table:table-cell office:value-type="string" calcext:value-type="string">
                <text:p>Michael Jackso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michael-jackson-love-never-felt-so-good-feat-justin-timberlake?list=top-100-canciones" xlink:type="simple">https://www.elportaldemusica.es/single/michael-jackson-love-never-felt-so-good-feat-justin-timberlak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Si no te quisiera</text:p>
              </table:table-cell>
              <table:table-cell office:value-type="string" calcext:value-type="string">
                <text:p>Juan Magan Feat. Belinda &amp; Lapiz Conciente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juan-magan-feat-belinda-lapiz-conciente-si-no-te-quisiera?list=top-100-canciones" xlink:type="simple">https://www.elportaldemusica.es/single/juan-magan-feat-belinda-lapiz-conciente-si-no-te-quisi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araíso</text:p>
              </table:table-cell>
              <table:table-cell office:value-type="string" calcext:value-type="string">
                <text:p>DVicio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vicio-paraiso?list=top-100-canciones" xlink:type="simple">https://www.elportaldemusica.es/single/dvicio-parai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Hala Madrid... Y nada más</text:p>
              </table:table-cell>
              <table:table-cell office:value-type="string" calcext:value-type="string">
                <text:p>Real Madrid Feat. Redone</text:p>
              </table:table-cell>
              <table:table-cell office:value-type="string" calcext:value-type="string">
                <text:p>3 Semanas en lista</text:p>
              </table:table-cell>
              <table:table-cell table:style-name="ce15" office:value-type="string" calcext:value-type="string">
                <text:p><text:a xlink:href="https://www.elportaldemusica.es/single/real-madrid-feat-redone-hala-madrid-y-nada-mas-2?list=top-100-canciones" xlink:type="simple">https://www.elportaldemusica.es/single/real-madrid-feat-redone-hala-madrid-y-nada-ma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uppeteer</text:p>
              </table:table-cell>
              <table:table-cell office:value-type="string" calcext:value-type="string">
                <text:p>Auryn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auryn-puppeteer?list=top-100-canciones" xlink:type="simple">https://www.elportaldemusica.es/single/auryn-puppete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Summer</text:p>
              </table:table-cell>
              <table:table-cell office:value-type="string" calcext:value-type="string">
                <text:p>Calvin Harri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calvin-harris-summer?list=top-100-canciones" xlink:type="simple">https://www.elportaldemusica.es/single/calvin-harris-summ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puesta Indecente</text:p>
              </table:table-cell>
              <table:table-cell office:value-type="string" calcext:value-type="string">
                <text:p>ROMEO SANTOS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romeo-santos-propuesta-indecente?list=top-100-canciones" xlink:type="simple">https://www.elportaldemusica.es/single/romeo-santos-propuesta-indec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Animals</text:p>
              </table:table-cell>
              <table:table-cell office:value-type="string" calcext:value-type="string">
                <text:p>Martin Garrix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martin-garrix-animals?list=top-100-canciones" xlink:type="simple">https://www.elportaldemusica.es/single/martin-garrix-animal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Story of My Life</text:p>
              </table:table-cell>
              <table:table-cell office:value-type="string" calcext:value-type="string">
                <text:p>One Direction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one-direction-story-of-my-life?list=top-100-canciones" xlink:type="simple">https://www.elportaldemusica.es/single/one-direction-story-of-my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Counting Stars (album)</text:p>
              </table:table-cell>
              <table:table-cell office:value-type="string" calcext:value-type="string">
                <text:p>OneRepublic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onerepublic-counting-stars-album?list=top-100-canciones" xlink:type="simple">https://www.elportaldemusica.es/single/onerepublic-counting-stars-albu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Dangerous feat. Sam Martin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12 Semanas en lista</text:p>
              </table:table-cell>
              <table:table-cell table:style-name="ce15" office:value-type="string" calcext:value-type="string">
                <text:p><text:a xlink:href="https://www.elportaldemusica.es/single/david-guetta-dangerous-feat-sam-martin?list=top-100-canciones" xlink:type="simple">https://www.elportaldemusica.es/single/david-guetta-dangerous-feat-sam-mart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Jubel</text:p>
              </table:table-cell>
              <table:table-cell office:value-type="string" calcext:value-type="string">
                <text:p>Klingande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klingande-jubel?list=top-100-canciones" xlink:type="simple">https://www.elportaldemusica.es/single/klingande-jub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Boig per tu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6 Semanas en lista</text:p>
              </table:table-cell>
              <table:table-cell table:style-name="ce15" office:value-type="string" calcext:value-type="string">
                <text:p><text:a xlink:href="https://www.elportaldemusica.es/single/shakira-boig-per-tu?list=top-100-canciones" xlink:type="simple">https://www.elportaldemusica.es/single/shakira-boig-per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Let Her Go</text:p>
              </table:table-cell>
              <table:table-cell office:value-type="string" calcext:value-type="string">
                <text:p>Passenger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passenger-let-her-go?list=top-100-canciones" xlink:type="simple">https://www.elportaldemusica.es/single/passenger-let-her-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Terriblemente Cruel</text:p>
              </table:table-cell>
              <table:table-cell office:value-type="string" calcext:value-type="string">
                <text:p>Leiv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leiva-terriblemente-cruel?list=top-100-canciones" xlink:type="simple">https://www.elportaldemusica.es/single/leiva-terriblemente-cru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Rude</text:p>
              </table:table-cell>
              <table:table-cell office:value-type="string" calcext:value-type="string">
                <text:p>MAGIC!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magic-rude?list=top-100-canciones" xlink:type="simple">https://www.elportaldemusica.es/single/magic-ru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Lovers on the Sun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david-guetta-lovers-on-the-sun?list=top-100-canciones" xlink:type="simple">https://www.elportaldemusica.es/single/david-guetta-lovers-on-the-su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We Are One (Ole Ola) [The Official 2014 FIFA World Cup Song]</text:p>
              </table:table-cell>
              <table:table-cell office:value-type="string" calcext:value-type="string">
                <text:p>Pitbull feat. Jennifer Lopez &amp; Claudia Leitte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pitbull-feat-jennifer-lopez-claudia-leitte-we-are-one-ole-ola-the-official-2014-fifa-world-cup-song?list=top-100-canciones" xlink:type="simple">https://www.elportaldemusica.es/single/pitbull-feat-jennifer-lopez-claudia-leitte-we-are-one-ole-ola-the-official-2014-fifa-world-cup-so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Shot Me Down feat Skylar Grey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david-guetta-shot-me-down-feat-skylar-grey?list=top-100-canciones" xlink:type="simple">https://www.elportaldemusica.es/single/david-guetta-shot-me-down-feat-skylar-gr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Dark Horse</text:p>
              </table:table-cell>
              <table:table-cell office:value-type="string" calcext:value-type="string">
                <text:p>Katy Perry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katy-perry-dark-horse?list=top-100-canciones" xlink:type="simple">https://www.elportaldemusica.es/single/katy-perry-dark-hor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Shake It Off</text:p>
              </table:table-cell>
              <table:table-cell office:value-type="string" calcext:value-type="string">
                <text:p>Taylor Swift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taylor-swift-shake-it-off?list=top-100-canciones" xlink:type="simple">https://www.elportaldemusica.es/single/taylor-swift-shake-it-off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Trumpets</text:p>
              </table:table-cell>
              <table:table-cell office:value-type="string" calcext:value-type="string">
                <text:p>JASON DERULO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jason-derulo-trumpets?list=top-100-canciones" xlink:type="simple">https://www.elportaldemusica.es/single/jason-derulo-trumpet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Cola Song (feat. J Balvin)</text:p>
              </table:table-cell>
              <table:table-cell office:value-type="string" calcext:value-type="string">
                <text:p>Inna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inna-cola-song-feat-j-balvin?list=top-100-canciones" xlink:type="simple">https://www.elportaldemusica.es/single/inna-cola-song-feat-j-balv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Wrecking Ball</text:p>
              </table:table-cell>
              <table:table-cell office:value-type="string" calcext:value-type="string">
                <text:p>Miley Cyrus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miley-cyrus-wrecking-ball?list=top-100-canciones" xlink:type="simple">https://www.elportaldemusica.es/single/miley-cyrus-wrecking-ba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Wake Me Up (radio edit)</text:p>
              </table:table-cell>
              <table:table-cell office:value-type="string" calcext:value-type="string">
                <text:p>Avicii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avicii-wake-me-up-radio-edit?list=top-100-canciones" xlink:type="simple">https://www.elportaldemusica.es/single/avicii-wake-me-up-radio-ed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Humanos a Marte</text:p>
              </table:table-cell>
              <table:table-cell office:value-type="string" calcext:value-type="string">
                <text:p>CHAYANNE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chayanne-humanos-a-marte?list=top-100-canciones" xlink:type="simple">https://www.elportaldemusica.es/single/chayanne-humanos-a-ma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Noche Y De Dia</text:p>
              </table:table-cell>
              <table:table-cell office:value-type="string" calcext:value-type="string">
                <text:p>Enrique Iglesias feat Yandel &amp; Juan Magún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enrique-iglesias-feat-yandel-juan-magan-noche-y-de-dia-2?list=top-100-canciones" xlink:type="simple">https://www.elportaldemusica.es/single/enrique-iglesias-feat-yandel-juan-magan-noche-y-de-di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Demons</text:p>
              </table:table-cell>
              <table:table-cell office:value-type="string" calcext:value-type="string">
                <text:p>Imagine Dragons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imagine-dragons-demons?list=top-100-canciones" xlink:type="simple">https://www.elportaldemusica.es/single/imagine-dragons-demon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Emocional</text:p>
              </table:table-cell>
              <table:table-cell office:value-type="string" calcext:value-type="string">
                <text:p>Dani Martin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ani-martin-emocional?list=top-100-canciones" xlink:type="simple">https://www.elportaldemusica.es/single/dani-martin-emocional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5" calcext:value-type="float">
              <text:p>2015</text:p>
            </table:table-cell>
            <table:table-cell table:style-name="ce7" table:formula="of:=SUBTOTAL(3;[.B310:.B409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310:.D409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El Perdon</text:p>
              </table:table-cell>
              <table:table-cell office:value-type="string" calcext:value-type="string">
                <text:p>Nicky Jam / Enrique Iglesias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nicky-jam-enrique-iglesias-el-perdon?list=top-100-canciones" xlink:type="simple">https://www.elportaldemusica.es/single/nicky-jam-enrique-iglesias-el-perd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Cheerleader</text:p>
              </table:table-cell>
              <table:table-cell office:value-type="string" calcext:value-type="string">
                <text:p>Omi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omi-cheerleader?list=top-100-canciones" xlink:type="simple">https://www.elportaldemusica.es/single/omi-cheerlead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Lean On</text:p>
              </table:table-cell>
              <table:table-cell office:value-type="string" calcext:value-type="string">
                <text:p>MAJOR LAZER / Más / DJ SNAKE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major-lazer-mo-dj-snake-lean-on?list=top-100-canciones" xlink:type="simple">https://www.elportaldemusica.es/single/major-lazer-mo-dj-snake-lean-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La Gozadera</text:p>
              </table:table-cell>
              <table:table-cell office:value-type="string" calcext:value-type="string">
                <text:p>Gente de Zona feat. Marc Anthony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gente-de-zona-feat-marc-anthony-la-gozadera?list=top-100-canciones" xlink:type="simple">https://www.elportaldemusica.es/single/gente-de-zona-feat-marc-anthony-la-gozad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Uptown Funk</text:p>
              </table:table-cell>
              <table:table-cell office:value-type="string" calcext:value-type="string">
                <text:p>Mark Ronson feat. Bruno Mars</text:p>
              </table:table-cell>
              <table:table-cell office:value-type="string" calcext:value-type="string">
                <text:p>56 Semanas en lista</text:p>
              </table:table-cell>
              <table:table-cell table:style-name="ce15" office:value-type="string" calcext:value-type="string">
                <text:p><text:a xlink:href="https://www.elportaldemusica.es/single/mark-ronson-feat-bruno-mars-uptown-funk-2?list=top-100-canciones" xlink:type="simple">https://www.elportaldemusica.es/single/mark-ronson-feat-bruno-mars-uptown-funk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Thinking out Loud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ed-sheeran-thinking-out-loud?list=top-100-canciones" xlink:type="simple">https://www.elportaldemusica.es/single/ed-sheeran-thinking-out-lou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Love Me Like You Do</text:p>
              </table:table-cell>
              <table:table-cell office:value-type="string" calcext:value-type="string">
                <text:p>Ellie Goulding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ellie-goulding-love-me-like-you-do?list=top-100-canciones" xlink:type="simple">https://www.elportaldemusica.es/single/ellie-goulding-love-me-like-you-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Travesuras</text:p>
              </table:table-cell>
              <table:table-cell office:value-type="string" calcext:value-type="string">
                <text:p>Nicky Jam</text:p>
              </table:table-cell>
              <table:table-cell office:value-type="string" calcext:value-type="string">
                <text:p>73 Semanas en lista</text:p>
              </table:table-cell>
              <table:table-cell table:style-name="ce15" office:value-type="string" calcext:value-type="string">
                <text:p><text:a xlink:href="https://www.elportaldemusica.es/single/nicky-jam-travesuras?list=top-100-canciones" xlink:type="simple">https://www.elportaldemusica.es/single/nicky-jam-travesur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Are You with Me</text:p>
              </table:table-cell>
              <table:table-cell office:value-type="string" calcext:value-type="string">
                <text:p>Lost Frequencies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lost-frequencies-are-you-with-me?list=top-100-canciones" xlink:type="simple">https://www.elportaldemusica.es/single/lost-frequencies-are-you-with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Aun No Te Da - Radio Edit</text:p>
              </table:table-cell>
              <table:table-cell office:value-type="string" calcext:value-type="string">
                <text:p>Dasoul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dasoul-el-no-te-da-radio-edit?list=top-100-canciones" xlink:type="simple">https://www.elportaldemusica.es/single/dasoul-el-no-te-da-radio-ed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Want To Want Me</text:p>
              </table:table-cell>
              <table:table-cell office:value-type="string" calcext:value-type="string">
                <text:p>JASON DERULO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jason-derulo-want-to-want-me?list=top-100-canciones" xlink:type="simple">https://www.elportaldemusica.es/single/jason-derulo-want-to-want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Mi Nuevo Vicio</text:p>
              </table:table-cell>
              <table:table-cell office:value-type="string" calcext:value-type="string">
                <text:p>Paulina Rubio feat Morat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paulina-rubio-feat-morat-mi-nuevo-vicio?list=top-100-canciones" xlink:type="simple">https://www.elportaldemusica.es/single/paulina-rubio-feat-morat-mi-nuevo-vic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Ginza</text:p>
              </table:table-cell>
              <table:table-cell office:value-type="string" calcext:value-type="string">
                <text:p>J Balvi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-balvin-ginza?list=top-100-canciones" xlink:type="simple">https://www.elportaldemusica.es/single/j-balvin-ginz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El Taxi (feat Sensato &amp; Osmani García)</text:p>
              </table:table-cell>
              <table:table-cell office:value-type="string" calcext:value-type="string">
                <text:p>Pitbull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pitbull-el-taxi-feat-sensato-osmani-garcia?list=top-100-canciones" xlink:type="simple">https://www.elportaldemusica.es/single/pitbull-el-taxi-feat-sensato-osmani-garc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Firestone</text:p>
              </table:table-cell>
              <table:table-cell office:value-type="string" calcext:value-type="string">
                <text:p>Kygo feat. Conrad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kygo-feat-conrad-firestone?list=top-100-canciones" xlink:type="simple">https://www.elportaldemusica.es/single/kygo-feat-conrad-fireston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See You Again feat Charlie Puth</text:p>
              </table:table-cell>
              <table:table-cell office:value-type="string" calcext:value-type="string">
                <text:p>Wiz Khalif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wiz-khalifa-see-you-again-feat-charlie-puth?list=top-100-canciones" xlink:type="simple">https://www.elportaldemusica.es/single/wiz-khalifa-see-you-again-feat-charlie-puth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Sigueme y te sigo</text:p>
              </table:table-cell>
              <table:table-cell office:value-type="string" calcext:value-type="string">
                <text:p>Daddy Yankee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daddy-yankee-sigueme-y-te-sigo?list=top-100-canciones" xlink:type="simple">https://www.elportaldemusica.es/single/daddy-yankee-sigueme-y-te-si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Bailando</text:p>
              </table:table-cell>
              <table:table-cell office:value-type="string" calcext:value-type="string">
                <text:p>ENRIQUE IGLESIAS / DESCEMER BUENO / GENTE DE ZONA</text:p>
              </table:table-cell>
              <table:table-cell office:value-type="string" calcext:value-type="string">
                <text:p>93 Semanas en lista</text:p>
              </table:table-cell>
              <table:table-cell table:style-name="ce15" office:value-type="string" calcext:value-type="string">
                <text:p><text:a xlink:href="https://www.elportaldemusica.es/single/enrique-iglesias-descemer-bueno-gente-de-zona-bailando?list=top-100-canciones" xlink:type="simple">https://www.elportaldemusica.es/single/enrique-iglesias-descemer-bueno-gente-de-zona-bail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Vuelve</text:p>
              </table:table-cell>
              <table:table-cell office:value-type="string" calcext:value-type="string">
                <text:p>Juan Magan feat Paulina Rubio y DCS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juan-magan-feat-paulina-rubio-y-dcs-vuelve?list=top-100-canciones" xlink:type="simple">https://www.elportaldemusica.es/single/juan-magan-feat-paulina-rubio-y-dcs-vuel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What Do You Mean?</text:p>
              </table:table-cell>
              <table:table-cell office:value-type="string" calcext:value-type="string">
                <text:p>Justin Bieber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justin-bieber-what-do-you-mean?list=top-100-canciones" xlink:type="simple">https://www.elportaldemusica.es/single/justin-bieber-what-do-you-me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Stole the Show</text:p>
              </table:table-cell>
              <table:table-cell office:value-type="string" calcext:value-type="string">
                <text:p>Kygo / Parson James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kygo-parson-james-stole-the-show?list=top-100-canciones" xlink:type="simple">https://www.elportaldemusica.es/single/kygo-parson-james-stole-the-sh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He Llorado (Como Un Niño)</text:p>
              </table:table-cell>
              <table:table-cell office:value-type="string" calcext:value-type="string">
                <text:p>Juan Magan feat Gente De Zon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juan-magan-feat-gente-de-zona-he-llorado-como-un-nino?list=top-100-canciones" xlink:type="simple">https://www.elportaldemusica.es/single/juan-magan-feat-gente-de-zona-he-llorado-como-un-ni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Sugar</text:p>
              </table:table-cell>
              <table:table-cell office:value-type="string" calcext:value-type="string">
                <text:p>Maroon 5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maroon-5-sugar?list=top-100-canciones" xlink:type="simple">https://www.elportaldemusica.es/single/maroon-5-suga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Si no te quisiera</text:p>
              </table:table-cell>
              <table:table-cell office:value-type="string" calcext:value-type="string">
                <text:p>Juan Magan Feat. Belinda &amp; Lapiz Conciente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juan-magan-feat-belinda-lapiz-conciente-si-no-te-quisiera?list=top-100-canciones" xlink:type="simple">https://www.elportaldemusica.es/single/juan-magan-feat-belinda-lapiz-conciente-si-no-te-quisi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La Mordidita</text:p>
              </table:table-cell>
              <table:table-cell office:value-type="string" calcext:value-type="string">
                <text:p>Ricky Martin feat Yotuel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ricky-martin-feat-yotuel-la-mordidita?list=top-100-canciones" xlink:type="simple">https://www.elportaldemusica.es/single/ricky-martin-feat-yotuel-la-mordid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Where Are Ãœ Now (feat Justin Bieber)</text:p>
              </table:table-cell>
              <table:table-cell office:value-type="string" calcext:value-type="string">
                <text:p>Skrillex and Diplo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skrillex-and-diplo-where-are-u-now-feat-justin-bieber?list=top-100-canciones" xlink:type="simple">https://www.elportaldemusica.es/single/skrillex-and-diplo-where-are-u-now-feat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Hey Mama</text:p>
              </table:table-cell>
              <table:table-cell office:value-type="string" calcext:value-type="string">
                <text:p>David Guetta feat. Nicki Minaj &amp; Afrojack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vid-guetta-feat-nicki-minaj-afrojack-hey-mama?list=top-100-canciones" xlink:type="simple">https://www.elportaldemusica.es/single/david-guetta-feat-nicki-minaj-afrojack-hey-ma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Ain`t Nobody (Loves Me Better)</text:p>
              </table:table-cell>
              <table:table-cell office:value-type="string" calcext:value-type="string">
                <text:p>Felix Jaehn feat Jasmine Thompson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felix-jaehn-feat-jasmine-thompson-aint-nobody-loves-me-better-2?list=top-100-canciones" xlink:type="simple">https://www.elportaldemusica.es/single/felix-jaehn-feat-jasmine-thompson-aint-nobody-loves-me-better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Por Fin Te EncontrÃ©</text:p>
              </table:table-cell>
              <table:table-cell office:value-type="string" calcext:value-type="string">
                <text:p>Cali Y El Dandee feat Juan Magan &amp; Sebastian Yatra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cali-y-el-dandee-feat-juan-magan-sebastian-yatra-por-fin-te-encontre-2?list=top-100-canciones" xlink:type="simple">https://www.elportaldemusica.es/single/cali-y-el-dandee-feat-juan-magan-sebastian-yatra-por-fin-te-encontr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Sorry</text:p>
              </table:table-cell>
              <table:table-cell office:value-type="string" calcext:value-type="string">
                <text:p>Justin Bieber</text:p>
              </table:table-cell>
              <table:table-cell office:value-type="string" calcext:value-type="string">
                <text:p>10 Semanas en lista</text:p>
              </table:table-cell>
              <table:table-cell table:style-name="ce15" office:value-type="string" calcext:value-type="string">
                <text:p><text:a xlink:href="https://www.elportaldemusica.es/single/justin-bieber-sorry?list=top-100-canciones" xlink:type="simple">https://www.elportaldemusica.es/single/justin-bieber-sorr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Ay Vamos</text:p>
              </table:table-cell>
              <table:table-cell office:value-type="string" calcext:value-type="string">
                <text:p>J Balvin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j-balvin-ay-vamos?list=top-100-canciones" xlink:type="simple">https://www.elportaldemusica.es/single/j-balvin-ay-vam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Take Me To Church</text:p>
              </table:table-cell>
              <table:table-cell office:value-type="string" calcext:value-type="string">
                <text:p>Hozier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hozier-take-me-to-church?list=top-100-canciones" xlink:type="simple">https://www.elportaldemusica.es/single/hozier-take-me-to-church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iensas (Dile la Verdad)</text:p>
              </table:table-cell>
              <table:table-cell office:value-type="string" calcext:value-type="string">
                <text:p>Pitbull Feat. Gente de Zona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pitbull-feat-gente-de-zona-piensas-dile-la-verdad?list=top-100-canciones" xlink:type="simple">https://www.elportaldemusica.es/single/pitbull-feat-gente-de-zona-piensas-dile-la-verd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LA CONOCÃ BAILANDO</text:p>
              </table:table-cell>
              <table:table-cell office:value-type="string" calcext:value-type="string">
                <text:p>DR. BELLIDO feat. K-NARIAS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dr-bellido-feat-k-narias-la-conoci-bailando-2?list=top-100-canciones" xlink:type="simple">https://www.elportaldemusica.es/single/dr-bellido-feat-k-narias-la-conoci-bailand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Outside</text:p>
              </table:table-cell>
              <table:table-cell office:value-type="string" calcext:value-type="string">
                <text:p>Calvin Harris feat. Ellie Goulding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calvin-harris-feat-ellie-goulding-outside?list=top-100-canciones" xlink:type="simple">https://www.elportaldemusica.es/single/calvin-harris-feat-ellie-goulding-outsi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Dangerous feat. Sam Martin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david-guetta-dangerous-feat-sam-martin?list=top-100-canciones" xlink:type="simple">https://www.elportaldemusica.es/single/david-guetta-dangerous-feat-sam-mart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Chandelier</text:p>
              </table:table-cell>
              <table:table-cell office:value-type="string" calcext:value-type="string">
                <text:p>SIA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sia-chandelier?list=top-100-canciones" xlink:type="simple">https://www.elportaldemusica.es/single/sia-chandeli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Earned It (Fifty Shades of Grey)</text:p>
              </table:table-cell>
              <table:table-cell office:value-type="string" calcext:value-type="string">
                <text:p>The Weeknd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the-weeknd-earned-it-fifty-shades-of-grey?list=top-100-canciones" xlink:type="simple">https://www.elportaldemusica.es/single/the-weeknd-earned-it-fifty-shades-of-gr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Waiting For Love</text:p>
              </table:table-cell>
              <table:table-cell office:value-type="string" calcext:value-type="string">
                <text:p>Avicii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avicii-waiting-for-love?list=top-100-canciones" xlink:type="simple">https://www.elportaldemusica.es/single/avicii-waiting-for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How Deep Is Your Love</text:p>
              </table:table-cell>
              <table:table-cell office:value-type="string" calcext:value-type="string">
                <text:p>Calvin Harris &amp; Disciples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calvin-harris-disciples-how-deep-is-your-love?list=top-100-canciones" xlink:type="simple">https://www.elportaldemusica.es/single/calvin-harris-disciples-how-deep-is-your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Fanatica Sensual</text:p>
              </table:table-cell>
              <table:table-cell office:value-type="string" calcext:value-type="string">
                <text:p>Plan B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plan-b-fanatica-sensual?list=top-100-canciones" xlink:type="simple">https://www.elportaldemusica.es/single/plan-b-fanatica-sensu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GDFR (feat. Sage The Gemini &amp; Lookas)</text:p>
              </table:table-cell>
              <table:table-cell office:value-type="string" calcext:value-type="string">
                <text:p>Flo Rida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flo-rida-gdfr-feat-sage-the-gemini-lookas?list=top-100-canciones" xlink:type="simple">https://www.elportaldemusica.es/single/flo-rida-gdfr-feat-sage-the-gemini-look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3" calcext:value-type="float">
                <text:p>43</text:p>
              </table:table-cell>
              <table:table-cell table:style-name="ce11" office:value-type="time" office:time-value="PT06H00M00S" calcext:value-type="time">
                <text:p>6:00 AM</text:p>
              </table:table-cell>
              <table:table-cell office:value-type="string" calcext:value-type="string">
                <text:p>J Balvin / Farruko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j-balvin-farruko-6-am?list=top-100-canciones" xlink:type="simple">https://www.elportaldemusica.es/single/j-balvin-farruko-6-a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Me voy enamorando (Remix)</text:p>
              </table:table-cell>
              <table:table-cell office:value-type="string" calcext:value-type="string">
                <text:p>Chino &amp; Nacho / Farruko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chino-nacho-farruko-me-voy-enamorando-remix?list=top-100-canciones" xlink:type="simple">https://www.elportaldemusica.es/single/chino-nacho-farruko-me-voy-enamorando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Can`t Feel My Face</text:p>
              </table:table-cell>
              <table:table-cell office:value-type="string" calcext:value-type="string">
                <text:p>The Weeknd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the-weeknd-cant-feel-my-face?list=top-100-canciones" xlink:type="simple">https://www.elportaldemusica.es/single/the-weeknd-cant-feel-my-fa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Bandida</text:p>
              </table:table-cell>
              <table:table-cell office:value-type="string" calcext:value-type="string">
                <text:p>Danny Romero feat Malum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nny-romero-feat-maluma-bandida-2?list=top-100-canciones" xlink:type="simple">https://www.elportaldemusica.es/single/danny-romero-feat-maluma-bandid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Hello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10 Semanas en lista</text:p>
              </table:table-cell>
              <table:table-cell table:style-name="ce15" office:value-type="string" calcext:value-type="string">
                <text:p><text:a xlink:href="https://www.elportaldemusica.es/single/adele-hello?list=top-100-canciones" xlink:type="simple">https://www.elportaldemusica.es/single/adele-he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erdido en tus ojos</text:p>
              </table:table-cell>
              <table:table-cell office:value-type="string" calcext:value-type="string">
                <text:p>Don Omar feat. Natti Natash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don-omar-feat-natti-natasha-perdido-en-tus-ojos?list=top-100-canciones" xlink:type="simple">https://www.elportaldemusica.es/single/don-omar-feat-natti-natasha-perdido-en-tus-oj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Five More Hours</text:p>
              </table:table-cell>
              <table:table-cell office:value-type="string" calcext:value-type="string">
                <text:p>Deorro, Chris Brown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eorro-chris-brown-five-more-hours?list=top-100-canciones" xlink:type="simple">https://www.elportaldemusica.es/single/deorro-chris-brown-five-more-hou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Tocado y hundido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melendi-tocado-y-hundido?list=top-100-canciones" xlink:type="simple">https://www.elportaldemusica.es/single/melendi-tocado-y-hundi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Stay With Me</text:p>
              </table:table-cell>
              <table:table-cell office:value-type="string" calcext:value-type="string">
                <text:p>Sam Smith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sam-smith-stay-with-me?list=top-100-canciones" xlink:type="simple">https://www.elportaldemusica.es/single/sam-smith-stay-with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Elastic Heart</text:p>
              </table:table-cell>
              <table:table-cell office:value-type="string" calcext:value-type="string">
                <text:p>SIA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sia-elastic-heart?list=top-100-canciones" xlink:type="simple">https://www.elportaldemusica.es/single/sia-elastic-hear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I`m an Albatraoz</text:p>
              </table:table-cell>
              <table:table-cell office:value-type="string" calcext:value-type="string">
                <text:p>AronChup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aronchupa-im-an-albatraoz?list=top-100-canciones" xlink:type="simple">https://www.elportaldemusica.es/single/aronchupa-im-an-albatraoz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Muevelo</text:p>
              </table:table-cell>
              <table:table-cell office:value-type="string" calcext:value-type="string">
                <text:p>Sofia Reyes Feat. Wisin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sofia-reyes-feat-wisin-muevelo?list=top-100-canciones" xlink:type="simple">https://www.elportaldemusica.es/single/sofia-reyes-feat-wisin-mueve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El Mismo Sol</text:p>
              </table:table-cell>
              <table:table-cell office:value-type="string" calcext:value-type="string">
                <text:p>Alvaro Soler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alvaro-soler-el-mismo-sol?list=top-100-canciones" xlink:type="simple">https://www.elportaldemusica.es/single/alvaro-soler-el-mismo-so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The Nights</text:p>
              </table:table-cell>
              <table:table-cell office:value-type="string" calcext:value-type="string">
                <text:p>Avicii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avicii-the-nights?list=top-100-canciones" xlink:type="simple">https://www.elportaldemusica.es/single/avicii-the-night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Mi verdad feat Shakira</text:p>
              </table:table-cell>
              <table:table-cell office:value-type="string" calcext:value-type="string">
                <text:p>MANA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mana-mi-verdad-feat-shakira?list=top-100-canciones" xlink:type="simple">https://www.elportaldemusica.es/single/mana-mi-verdad-feat-shaki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Time Of Our Lives</text:p>
              </table:table-cell>
              <table:table-cell office:value-type="string" calcext:value-type="string">
                <text:p>Ne-Yo, Pitbull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ne-yo-pitbull-time-of-our-lives?list=top-100-canciones" xlink:type="simple">https://www.elportaldemusica.es/single/ne-yo-pitbull-time-of-our-liv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Lejos de AquÃ­ <text:s/>(Remix Yandel)</text:p>
              </table:table-cell>
              <table:table-cell office:value-type="string" calcext:value-type="string">
                <text:p>Farruko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farruko-lejos-de-aqui-remix-yandel?list=top-100-canciones" xlink:type="simple">https://www.elportaldemusica.es/single/farruko-lejos-de-aqui-remix-yand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I donÂ´t like it, I love it</text:p>
              </table:table-cell>
              <table:table-cell office:value-type="string" calcext:value-type="string">
                <text:p>FLO RIDA / ROBIN THICKE &amp; VERDINE WHITE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flo-rida-robin-thicke-verdine-white-i-dont-like-it-i-love-it?list=top-100-canciones" xlink:type="simple">https://www.elportaldemusica.es/single/flo-rida-robin-thicke-verdine-white-i-dont-like-it-i-love-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FourFiveSeconds</text:p>
              </table:table-cell>
              <table:table-cell office:value-type="string" calcext:value-type="string">
                <text:p>Rihanna and Kanye West and Paul McCartney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rihanna-and-kanye-west-and-paul-mccartney-fourfiveseconds?list=top-100-canciones" xlink:type="simple">https://www.elportaldemusica.es/single/rihanna-and-kanye-west-and-paul-mccartney-fourfivesecond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All Of Me</text:p>
              </table:table-cell>
              <table:table-cell office:value-type="string" calcext:value-type="string">
                <text:p>John Legend</text:p>
              </table:table-cell>
              <table:table-cell office:value-type="string" calcext:value-type="string">
                <text:p>87 Semanas en lista</text:p>
              </table:table-cell>
              <table:table-cell table:style-name="ce15" office:value-type="string" calcext:value-type="string">
                <text:p><text:a xlink:href="https://www.elportaldemusica.es/single/john-legend-all-of-me?list=top-100-canciones" xlink:type="simple">https://www.elportaldemusica.es/single/john-legend-all-of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DonÂ´t Worry feat. Ray Dalton</text:p>
              </table:table-cell>
              <table:table-cell office:value-type="string" calcext:value-type="string">
                <text:p>Madcon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madcon-dont-worry-feat-ray-dalton?list=top-100-canciones" xlink:type="simple">https://www.elportaldemusica.es/single/madcon-dont-worry-feat-ray-dalt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All About That Bass</text:p>
              </table:table-cell>
              <table:table-cell office:value-type="string" calcext:value-type="string">
                <text:p>Meghan Trainor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meghan-trainor-all-about-that-bass?list=top-100-canciones" xlink:type="simple">https://www.elportaldemusica.es/single/meghan-trainor-all-about-that-bas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Propuesta Indecente</text:p>
              </table:table-cell>
              <table:table-cell office:value-type="string" calcext:value-type="string">
                <text:p>ROMEO SANTOS</text:p>
              </table:table-cell>
              <table:table-cell office:value-type="string" calcext:value-type="string">
                <text:p>93 Semanas en lista</text:p>
              </table:table-cell>
              <table:table-cell table:style-name="ce15" office:value-type="string" calcext:value-type="string">
                <text:p><text:a xlink:href="https://www.elportaldemusica.es/single/romeo-santos-propuesta-indecente?list=top-100-canciones" xlink:type="simple">https://www.elportaldemusica.es/single/romeo-santos-propuesta-indec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Locked Away</text:p>
              </table:table-cell>
              <table:table-cell office:value-type="string" calcext:value-type="string">
                <text:p>R. City / Adam Levine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r-city-adam-levine-locked-away-2?list=top-100-canciones" xlink:type="simple">https://www.elportaldemusica.es/single/r-city-adam-levine-locked-away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TentÃ¡ndome (feat. Maffio)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juan-magan-tentandome-feat-maffio?list=top-100-canciones" xlink:type="simple">https://www.elportaldemusica.es/single/juan-magan-tentandome-feat-maff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Reality</text:p>
              </table:table-cell>
              <table:table-cell office:value-type="string" calcext:value-type="string">
                <text:p>Lost Frequencies feat Janieck Devy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lost-frequencies-feat-janieck-devy-reality?list=top-100-canciones" xlink:type="simple">https://www.elportaldemusica.es/single/lost-frequencies-feat-janieck-devy-realit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Headlights</text:p>
              </table:table-cell>
              <table:table-cell office:value-type="string" calcext:value-type="string">
                <text:p>ROBIN SCHULZ / ILSEY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robin-schulz-ilsey-headlights-2?list=top-100-canciones" xlink:type="simple">https://www.elportaldemusica.es/single/robin-schulz-ilsey-headlight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King</text:p>
              </table:table-cell>
              <table:table-cell office:value-type="string" calcext:value-type="string">
                <text:p>Years &amp; Years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years-years-king?list=top-100-canciones" xlink:type="simple">https://www.elportaldemusica.es/single/years-years-k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Un Zombie A La Intemperie</text:p>
              </table:table-cell>
              <table:table-cell office:value-type="string" calcext:value-type="string">
                <text:p>Alejandro Sanz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alejandro-sanz-un-zombie-a-la-intemperie?list=top-100-canciones" xlink:type="simple">https://www.elportaldemusica.es/single/alejandro-sanz-un-zombie-a-la-intemperi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Marvin Gaye feat Meghan Trainor</text:p>
              </table:table-cell>
              <table:table-cell office:value-type="string" calcext:value-type="string">
                <text:p>Charlie Puth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charlie-puth-marvin-gaye-feat-meghan-trainor?list=top-100-canciones" xlink:type="simple">https://www.elportaldemusica.es/single/charlie-puth-marvin-gaye-feat-meghan-train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Prayer in C (Robin Schulz remix)</text:p>
              </table:table-cell>
              <table:table-cell office:value-type="string" calcext:value-type="string">
                <text:p>ROBIN SCHULZ, LILLY WOOD &amp; THE PRICK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robin-schulz-lilly-wood-the-prick-prayer-in-c-robin-schulz-remix?list=top-100-canciones" xlink:type="simple">https://www.elportaldemusica.es/single/robin-schulz-lilly-wood-the-prick-prayer-in-c-robin-schulz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Photograph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ed-sheeran-photograph?list=top-100-canciones" xlink:type="simple">https://www.elportaldemusica.es/single/ed-sheeran-photograph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Lips Are Movin</text:p>
              </table:table-cell>
              <table:table-cell office:value-type="string" calcext:value-type="string">
                <text:p>Meghan Trainor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meghan-trainor-lips-are-movin?list=top-100-canciones" xlink:type="simple">https://www.elportaldemusica.es/single/meghan-trainor-lips-are-mov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Por fin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pablo-alboran-por-fin?list=top-100-canciones" xlink:type="simple">https://www.elportaldemusica.es/single/pablo-alboran-por-f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Bang Bang</text:p>
              </table:table-cell>
              <table:table-cell office:value-type="string" calcext:value-type="string">
                <text:p>Jessie J, Ariana Grande, Nicki Minaj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jessie-j-ariana-grande-nicki-minaj-bang-bang?list=top-100-canciones" xlink:type="simple">https://www.elportaldemusica.es/single/jessie-j-ariana-grande-nicki-minaj-bang-ba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Soledad</text:p>
              </table:table-cell>
              <table:table-cell office:value-type="string" calcext:value-type="string">
                <text:p>Don Omar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on-omar-soledad?list=top-100-canciones" xlink:type="simple">https://www.elportaldemusica.es/single/don-omar-soled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BLAME feat. John Newman</text:p>
              </table:table-cell>
              <table:table-cell office:value-type="string" calcext:value-type="string">
                <text:p>Calvin Harris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calvin-harris-blame-feat-john-newman?list=top-100-canciones" xlink:type="simple">https://www.elportaldemusica.es/single/calvin-harris-blame-feat-john-newm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Heroes</text:p>
              </table:table-cell>
              <table:table-cell office:value-type="string" calcext:value-type="string">
                <text:p>MÃ¥ns ZelmerlÃ¶w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mans-zelmerlow-heroes?list=top-100-canciones" xlink:type="simple">https://www.elportaldemusica.es/single/mans-zelmerlow-hero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La promesa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melendi-la-promesa?list=top-100-canciones" xlink:type="simple">https://www.elportaldemusica.es/single/melendi-la-promes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I Really Like You</text:p>
              </table:table-cell>
              <table:table-cell office:value-type="string" calcext:value-type="string">
                <text:p>Carly Rae Jepsen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carly-rae-jepsen-i-really-like-you?list=top-100-canciones" xlink:type="simple">https://www.elportaldemusica.es/single/carly-rae-jepsen-i-really-like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Noche Y De Dia</text:p>
              </table:table-cell>
              <table:table-cell office:value-type="string" calcext:value-type="string">
                <text:p>Enrique Iglesias feat Yandel &amp; Juan MagÃ¡n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enrique-iglesias-feat-yandel-juan-magan-noche-y-de-dia-2?list=top-100-canciones" xlink:type="simple">https://www.elportaldemusica.es/single/enrique-iglesias-feat-yandel-juan-magan-noche-y-de-di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Te recordare bailando</text:p>
              </table:table-cell>
              <table:table-cell office:value-type="string" calcext:value-type="string">
                <text:p>Don Omar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don-omar-te-recordare-bailando?list=top-100-canciones" xlink:type="simple">https://www.elportaldemusica.es/single/don-omar-te-recordare-bail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Animals</text:p>
              </table:table-cell>
              <table:table-cell office:value-type="string" calcext:value-type="string">
                <text:p>Maroon 5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maroon-5-animals?list=top-100-canciones" xlink:type="simple">https://www.elportaldemusica.es/single/maroon-5-animal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La Temperatura</text:p>
              </table:table-cell>
              <table:table-cell office:value-type="string" calcext:value-type="string">
                <text:p>Maluma feat. Eli Palacios</text:p>
              </table:table-cell>
              <table:table-cell office:value-type="string" calcext:value-type="string">
                <text:p>54 Semanas en lista</text:p>
              </table:table-cell>
              <table:table-cell table:style-name="ce15" office:value-type="string" calcext:value-type="string">
                <text:p><text:a xlink:href="https://www.elportaldemusica.es/single/maluma-feat-eli-palacios-la-temperatura?list=top-100-canciones" xlink:type="simple">https://www.elportaldemusica.es/single/maluma-feat-eli-palacios-la-temperat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Happy</text:p>
              </table:table-cell>
              <table:table-cell office:value-type="string" calcext:value-type="string">
                <text:p>Pharrell Williams</text:p>
              </table:table-cell>
              <table:table-cell office:value-type="string" calcext:value-type="string">
                <text:p>82 Semanas en lista</text:p>
              </table:table-cell>
              <table:table-cell table:style-name="ce15" office:value-type="string" calcext:value-type="string">
                <text:p><text:a xlink:href="https://www.elportaldemusica.es/single/pharrell-williams-happy?list=top-100-canciones" xlink:type="simple">https://www.elportaldemusica.es/single/pharrell-williams-happ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Sun Goes Down (feat. Jasmine Thompson)</text:p>
              </table:table-cell>
              <table:table-cell office:value-type="string" calcext:value-type="string">
                <text:p>ROBIN SCHULZ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robin-schulz-sun-goes-down-feat-jasmine-thompson?list=top-100-canciones" xlink:type="simple">https://www.elportaldemusica.es/single/robin-schulz-sun-goes-down-feat-jasmine-thomps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Break Free</text:p>
              </table:table-cell>
              <table:table-cell office:value-type="string" calcext:value-type="string">
                <text:p>Ariana Grande feat Zedd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ariana-grande-feat-zedd-break-free?list=top-100-canciones" xlink:type="simple">https://www.elportaldemusica.es/single/ariana-grande-feat-zedd-break-fre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Heroes</text:p>
              </table:table-cell>
              <table:table-cell office:value-type="string" calcext:value-type="string">
                <text:p>Alesso feat Tove Lo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alesso-feat-tove-lo-heroes?list=top-100-canciones" xlink:type="simple">https://www.elportaldemusica.es/single/alesso-feat-tove-lo-hero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I`m Not The Only One</text:p>
              </table:table-cell>
              <table:table-cell office:value-type="string" calcext:value-type="string">
                <text:p>Sam Smith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sam-smith-im-not-the-only-one?list=top-100-canciones" xlink:type="simple">https://www.elportaldemusica.es/single/sam-smith-im-not-the-only-on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Stitches</text:p>
              </table:table-cell>
              <table:table-cell office:value-type="string" calcext:value-type="string">
                <text:p>Shawn Mendes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shawn-mendes-stitches?list=top-100-canciones" xlink:type="simple">https://www.elportaldemusica.es/single/shawn-mendes-stitch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Fireball</text:p>
              </table:table-cell>
              <table:table-cell office:value-type="string" calcext:value-type="string">
                <text:p>Pitbull feat. John Ryan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pitbull-feat-john-ryan-fireball?list=top-100-canciones" xlink:type="simple">https://www.elportaldemusica.es/single/pitbull-feat-john-ryan-fireba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Hold My hand</text:p>
              </table:table-cell>
              <table:table-cell office:value-type="string" calcext:value-type="string">
                <text:p>JESS GLYNNE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jess-glynne-hold-my-hand?list=top-100-canciones" xlink:type="simple">https://www.elportaldemusica.es/single/jess-glynne-hold-my-ha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Tu Enemigo (feat. Juanes)</text:p>
              </table:table-cell>
              <table:table-cell office:value-type="string" calcext:value-type="string">
                <text:p>Pablo LÃ³pez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pablo-lopez-tu-enemigo-feat-juanes?list=top-100-canciones" xlink:type="simple">https://www.elportaldemusica.es/single/pablo-lopez-tu-enemigo-feat-juan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Si no te enamoras</text:p>
              </table:table-cell>
              <table:table-cell office:value-type="string" calcext:value-type="string">
                <text:p>Kevin Roldan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kevin-roldan-si-no-te-enamoras?list=top-100-canciones" xlink:type="simple">https://www.elportaldemusica.es/single/kevin-roldan-si-no-te-enamor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Maps</text:p>
              </table:table-cell>
              <table:table-cell office:value-type="string" calcext:value-type="string">
                <text:p>Maroon 5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maroon-5-maps?list=top-100-canciones" xlink:type="simple">https://www.elportaldemusica.es/single/maroon-5-map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Good For You</text:p>
              </table:table-cell>
              <table:table-cell office:value-type="string" calcext:value-type="string">
                <text:p>Selena Gomez feat A$AP Rocky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selena-gomez-feat-aap-rocky-good-for-you?list=top-100-canciones" xlink:type="simple">https://www.elportaldemusica.es/single/selena-gomez-feat-aap-rocky-good-for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On My Mind</text:p>
              </table:table-cell>
              <table:table-cell office:value-type="string" calcext:value-type="string">
                <text:p>Ellie Goulding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ellie-goulding-on-my-mind?list=top-100-canciones" xlink:type="simple">https://www.elportaldemusica.es/single/ellie-goulding-on-my-mi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A Sky Full of Stars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coldplay-a-sky-full-of-stars?list=top-100-canciones" xlink:type="simple">https://www.elportaldemusica.es/single/coldplay-a-sky-full-of-stars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6" calcext:value-type="float">
              <text:p>2016</text:p>
            </table:table-cell>
            <table:table-cell table:style-name="ce7" table:formula="of:=SUBTOTAL(3;[.B411:.B510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411:.D510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DUELE EL CORAZON</text:p>
              </table:table-cell>
              <table:table-cell office:value-type="string" calcext:value-type="string">
                <text:p>Enrique Iglesias feat Wisin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enrique-iglesias-feat-wisin-duele-el-corazon-2?list=top-100-canciones" xlink:type="simple">https://www.elportaldemusica.es/single/enrique-iglesias-feat-wisin-duele-el-corazon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Cheap Thrills (feat Sean Paul)</text:p>
              </table:table-cell>
              <table:table-cell office:value-type="string" calcext:value-type="string">
                <text:p>SIA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sia-cheap-thrills-feat-sean-paul?list=top-100-canciones" xlink:type="simple">https://www.elportaldemusica.es/single/sia-cheap-thrills-feat-sean-pau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La Bicicleta</text:p>
              </table:table-cell>
              <table:table-cell office:value-type="string" calcext:value-type="string">
                <text:p>Carlos Vives &amp; Shakir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carlos-vives-shakira-la-bicicleta?list=top-100-canciones" xlink:type="simple">https://www.elportaldemusica.es/single/carlos-vives-shakira-la-bicicle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CÃ³mo Te Atreves</text:p>
              </table:table-cell>
              <table:table-cell office:value-type="string" calcext:value-type="string">
                <text:p>Morat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morat-como-te-atreves?list=top-100-canciones" xlink:type="simple">https://www.elportaldemusica.es/single/morat-como-te-atrev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Sorry</text:p>
              </table:table-cell>
              <table:table-cell office:value-type="string" calcext:value-type="string">
                <text:p>Justin Bieber</text:p>
              </table:table-cell>
              <table:table-cell office:value-type="string" calcext:value-type="string">
                <text:p>62 Semanas en lista</text:p>
              </table:table-cell>
              <table:table-cell table:style-name="ce15" office:value-type="string" calcext:value-type="string">
                <text:p><text:a xlink:href="https://www.elportaldemusica.es/single/justin-bieber-sorry?list=top-100-canciones" xlink:type="simple">https://www.elportaldemusica.es/single/justin-bieber-sorr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Hasta El Amanecer</text:p>
              </table:table-cell>
              <table:table-cell office:value-type="string" calcext:value-type="string">
                <text:p>Nicky Jam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nicky-jam-hasta-el-amanecer?list=top-100-canciones" xlink:type="simple">https://www.elportaldemusica.es/single/nicky-jam-hasta-el-amanec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One Dance</text:p>
              </table:table-cell>
              <table:table-cell office:value-type="string" calcext:value-type="string">
                <text:p>Drake feat WizKid &amp; Kyla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drake-feat-wizkid-kyla-one-dance?list=top-100-canciones" xlink:type="simple">https://www.elportaldemusica.es/single/drake-feat-wizkid-kyla-one-dan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Faded</text:p>
              </table:table-cell>
              <table:table-cell office:value-type="string" calcext:value-type="string">
                <text:p>Alan Walker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alan-walker-faded?list=top-100-canciones" xlink:type="simple">https://www.elportaldemusica.es/single/alan-walker-fade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icky</text:p>
              </table:table-cell>
              <table:table-cell office:value-type="string" calcext:value-type="string">
                <text:p>Joey Montana</text:p>
              </table:table-cell>
              <table:table-cell office:value-type="string" calcext:value-type="string">
                <text:p>56 Semanas en lista</text:p>
              </table:table-cell>
              <table:table-cell table:style-name="ce15" office:value-type="string" calcext:value-type="string">
                <text:p><text:a xlink:href="https://www.elportaldemusica.es/single/joey-montana-picky?list=top-100-canciones" xlink:type="simple">https://www.elportaldemusica.es/single/joey-montana-pick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I Took A Pill In Ibiza (Seeb Remix)</text:p>
              </table:table-cell>
              <table:table-cell office:value-type="string" calcext:value-type="string">
                <text:p>Mike Posner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mike-posner-i-took-a-pill-in-ibiza-seeb-remix?list=top-100-canciones" xlink:type="simple">https://www.elportaldemusica.es/single/mike-posner-i-took-a-pill-in-ibiza-seeb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Hymn for the weekend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coldplay-hymn-for-the-weekend?list=top-100-canciones" xlink:type="simple">https://www.elportaldemusica.es/single/coldplay-hymn-for-the-weeke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Love yourself</text:p>
              </table:table-cell>
              <table:table-cell office:value-type="string" calcext:value-type="string">
                <text:p>Justin Bieber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justin-bieber-love-yourself?list=top-100-canciones" xlink:type="simple">https://www.elportaldemusica.es/single/justin-bieber-love-yourself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Baila Conmigo</text:p>
              </table:table-cell>
              <table:table-cell office:value-type="string" calcext:value-type="string">
                <text:p>Juan MagÃ¡n feat Lucian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juan-magan-feat-luciana-baila-conmigo?list=top-100-canciones" xlink:type="simple">https://www.elportaldemusica.es/single/juan-magan-feat-luciana-baila-conmi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Light it up feat Nyla &amp; Fuse ODG</text:p>
              </table:table-cell>
              <table:table-cell office:value-type="string" calcext:value-type="string">
                <text:p>MAJOR LAZER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major-lazer-light-it-up-feat-nyla-fuse-odg?list=top-100-canciones" xlink:type="simple">https://www.elportaldemusica.es/single/major-lazer-light-it-up-feat-nyla-fuse-od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Ain`t Your Mama</text:p>
              </table:table-cell>
              <table:table-cell office:value-type="string" calcext:value-type="string">
                <text:p>Jennifer Lopez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jennifer-lopez-aint-your-mama?list=top-100-canciones" xlink:type="simple">https://www.elportaldemusica.es/single/jennifer-lopez-aint-your-ma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Andas en mi cabeza</text:p>
              </table:table-cell>
              <table:table-cell office:value-type="string" calcext:value-type="string">
                <text:p>Chino &amp; Nacho / Daddy Yankee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chino-nacho-daddy-yankee-andas-en-mi-cabeza?list=top-100-canciones" xlink:type="simple">https://www.elportaldemusica.es/single/chino-nacho-daddy-yankee-andas-en-mi-cabez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DONÂ´T LET ME DOWN</text:p>
              </table:table-cell>
              <table:table-cell office:value-type="string" calcext:value-type="string">
                <text:p>THE CHAINSMOKERS / DAYA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the-chainsmokers-daya-dont-let-me-down?list=top-100-canciones" xlink:type="simple">https://www.elportaldemusica.es/single/the-chainsmokers-daya-dont-let-me-dow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Borro Cassette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maluma-borro-cassette?list=top-100-canciones" xlink:type="simple">https://www.elportaldemusica.es/single/maluma-borro-casset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Lush Life</text:p>
              </table:table-cell>
              <table:table-cell office:value-type="string" calcext:value-type="string">
                <text:p>Zara Larsson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zara-larsson-lush-life?list=top-100-canciones" xlink:type="simple">https://www.elportaldemusica.es/single/zara-larsson-lush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Work</text:p>
              </table:table-cell>
              <table:table-cell office:value-type="string" calcext:value-type="string">
                <text:p>Rihanna / Drake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rihanna-drake-work?list=top-100-canciones" xlink:type="simple">https://www.elportaldemusica.es/single/rihanna-drake-wor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7 Years</text:p>
              </table:table-cell>
              <table:table-cell office:value-type="string" calcext:value-type="string">
                <text:p>LUKAS GRAHAM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lukas-graham-7-years?list=top-100-canciones" xlink:type="simple">https://www.elportaldemusica.es/single/lukas-graham-7-yea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Ay Mi Dios</text:p>
              </table:table-cell>
              <table:table-cell office:value-type="string" calcext:value-type="string">
                <text:p>IAMCHINO / PITBULL / YANDEL / CHACAL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iamchino-pitbull-yandel-chacal-ay-mi-dios?list=top-100-canciones" xlink:type="simple">https://www.elportaldemusica.es/single/iamchino-pitbull-yandel-chacal-ay-mi-di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Ginza</text:p>
              </table:table-cell>
              <table:table-cell office:value-type="string" calcext:value-type="string">
                <text:p>J Balvin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j-balvin-ginza?list=top-100-canciones" xlink:type="simple">https://www.elportaldemusica.es/single/j-balvin-ginz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Can`t Stop The Feeling</text:p>
              </table:table-cell>
              <table:table-cell office:value-type="string" calcext:value-type="string">
                <text:p>Justin Timberlake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justin-timberlake-cant-stop-the-feeling?list=top-100-canciones" xlink:type="simple">https://www.elportaldemusica.es/single/justin-timberlake-cant-stop-the-feel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or Fin Te EncontrÃ©</text:p>
              </table:table-cell>
              <table:table-cell office:value-type="string" calcext:value-type="string">
                <text:p>Cali Y El Dandee feat Juan Magan &amp; Sebastian Yatra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cali-y-el-dandee-feat-juan-magan-sebastian-yatra-por-fin-te-encontre-2?list=top-100-canciones" xlink:type="simple">https://www.elportaldemusica.es/single/cali-y-el-dandee-feat-juan-magan-sebastian-yatra-por-fin-te-encontr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This Is What You Came For</text:p>
              </table:table-cell>
              <table:table-cell office:value-type="string" calcext:value-type="string">
                <text:p>Calvin Harris Feat Rihanna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calvin-harris-feat-rihanna-this-is-what-you-came-for?list=top-100-canciones" xlink:type="simple">https://www.elportaldemusica.es/single/calvin-harris-feat-rihanna-this-is-what-you-came-f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Hasta que se seque el malecon</text:p>
              </table:table-cell>
              <table:table-cell office:value-type="string" calcext:value-type="string">
                <text:p>JACOB FOREVER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jacob-forever-hasta-que-se-seque-el-malecon?list=top-100-canciones" xlink:type="simple">https://www.elportaldemusica.es/single/jacob-forever-hasta-que-se-seque-el-malec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Mayor que yo 3</text:p>
              </table:table-cell>
              <table:table-cell office:value-type="string" calcext:value-type="string">
                <text:p>Don Omar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don-omar-mayor-que-yo-3?list=top-100-canciones" xlink:type="simple">https://www.elportaldemusica.es/single/don-omar-mayor-que-yo-3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Catch &amp; Release (Deepend Remix Extended Version)</text:p>
              </table:table-cell>
              <table:table-cell office:value-type="string" calcext:value-type="string">
                <text:p>Matt Simons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matt-simons-catch-release-deepend-remix-extended-version?list=top-100-canciones" xlink:type="simple">https://www.elportaldemusica.es/single/matt-simons-catch-release-deepend-remix-extended-vers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Traidora</text:p>
              </table:table-cell>
              <table:table-cell office:value-type="string" calcext:value-type="string">
                <text:p>Gente de Zona feat. Marc Anthony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gente-de-zona-feat-marc-anthony-traidora?list=top-100-canciones" xlink:type="simple">https://www.elportaldemusica.es/single/gente-de-zona-feat-marc-anthony-traido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Una en un millÃ³n</text:p>
              </table:table-cell>
              <table:table-cell office:value-type="string" calcext:value-type="string">
                <text:p>Alexis &amp; Fido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alexis-fido-una-en-un-millon?list=top-100-canciones" xlink:type="simple">https://www.elportaldemusica.es/single/alexis-fido-una-en-un-mill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Bobo</text:p>
              </table:table-cell>
              <table:table-cell office:value-type="string" calcext:value-type="string">
                <text:p>J Balvin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j-balvin-bobo?list=top-100-canciones" xlink:type="simple">https://www.elportaldemusica.es/single/j-balvin-bob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Encantadora</text:p>
              </table:table-cell>
              <table:table-cell office:value-type="string" calcext:value-type="string">
                <text:p>Yandel</text:p>
              </table:table-cell>
              <table:table-cell office:value-type="string" calcext:value-type="string">
                <text:p>63 Semanas en lista</text:p>
              </table:table-cell>
              <table:table-cell table:style-name="ce15" office:value-type="string" calcext:value-type="string">
                <text:p><text:a xlink:href="https://www.elportaldemusica.es/single/yandel-encantadora?list=top-100-canciones" xlink:type="simple">https://www.elportaldemusica.es/single/yandel-encantado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Stressed Out</text:p>
              </table:table-cell>
              <table:table-cell office:value-type="string" calcext:value-type="string">
                <text:p>TWENTY ONE PILOTS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twenty-one-pilots-stressed-out?list=top-100-canciones" xlink:type="simple">https://www.elportaldemusica.es/single/twenty-one-pilots-stressed-ou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Cold Water featuring Justin Bieber &amp; MÃ˜</text:p>
              </table:table-cell>
              <table:table-cell office:value-type="string" calcext:value-type="string">
                <text:p>MAJOR LAZER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major-lazer-cold-water-featuring-justin-bieber-mo?list=top-100-canciones" xlink:type="simple">https://www.elportaldemusica.es/single/major-lazer-cold-water-featuring-justin-bieber-m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Sofia</text:p>
              </table:table-cell>
              <table:table-cell office:value-type="string" calcext:value-type="string">
                <text:p>Alvaro Soler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alvaro-soler-sofia?list=top-100-canciones" xlink:type="simple">https://www.elportaldemusica.es/single/alvaro-soler-sof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Cake by the ocean</text:p>
              </table:table-cell>
              <table:table-cell office:value-type="string" calcext:value-type="string">
                <text:p>DNCE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nce-cake-by-the-ocean?list=top-100-canciones" xlink:type="simple">https://www.elportaldemusica.es/single/dnce-cake-by-the-oce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What Do You Mean?</text:p>
              </table:table-cell>
              <table:table-cell office:value-type="string" calcext:value-type="string">
                <text:p>Justin Bieber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justin-bieber-what-do-you-mean?list=top-100-canciones" xlink:type="simple">https://www.elportaldemusica.es/single/justin-bieber-what-do-you-me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Bang my head</text:p>
              </table:table-cell>
              <table:table-cell office:value-type="string" calcext:value-type="string">
                <text:p>David Guetta / Si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david-guetta-sia-bang-my-head?list=top-100-canciones" xlink:type="simple">https://www.elportaldemusica.es/single/david-guetta-sia-bang-my-he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Deja Que Te Bese</text:p>
              </table:table-cell>
              <table:table-cell office:value-type="string" calcext:value-type="string">
                <text:p>Alejandro Sanz feat Marc Anthony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alejandro-sanz-feat-marc-anthony-deja-que-te-bese?list=top-100-canciones" xlink:type="simple">https://www.elportaldemusica.es/single/alejandro-sanz-feat-marc-anthony-deja-que-te-be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Let me love you (feat. Justin Bieber)</text:p>
              </table:table-cell>
              <table:table-cell office:value-type="string" calcext:value-type="string">
                <text:p>DJ Snake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dj-snake-let-me-love-you-feat-justin-bieber?list=top-100-canciones" xlink:type="simple">https://www.elportaldemusica.es/single/dj-snake-let-me-love-you-feat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Stitches</text:p>
              </table:table-cell>
              <table:table-cell office:value-type="string" calcext:value-type="string">
                <text:p>Shawn Mendes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shawn-mendes-stitches?list=top-100-canciones" xlink:type="simple">https://www.elportaldemusica.es/single/shawn-mendes-stitch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We Dont Talk Anymore</text:p>
              </table:table-cell>
              <table:table-cell office:value-type="string" calcext:value-type="string">
                <text:p>Charlie Puth / Selena Gomez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charlie-puth-selena-gomez-we-dont-talk-anymore?list=top-100-canciones" xlink:type="simple">https://www.elportaldemusica.es/single/charlie-puth-selena-gomez-we-dont-talk-anymo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La Gozadera</text:p>
              </table:table-cell>
              <table:table-cell office:value-type="string" calcext:value-type="string">
                <text:p>Gente de Zona feat. Marc Anthony</text:p>
              </table:table-cell>
              <table:table-cell office:value-type="string" calcext:value-type="string">
                <text:p>85 Semanas en lista</text:p>
              </table:table-cell>
              <table:table-cell table:style-name="ce15" office:value-type="string" calcext:value-type="string">
                <text:p><text:a xlink:href="https://www.elportaldemusica.es/single/gente-de-zona-feat-marc-anthony-la-gozadera?list=top-100-canciones" xlink:type="simple">https://www.elportaldemusica.es/single/gente-de-zona-feat-marc-anthony-la-gozad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Traicionera</text:p>
              </table:table-cell>
              <table:table-cell office:value-type="string" calcext:value-type="string">
                <text:p>SebastiÃ¡n Yatr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sebastian-yatra-traicionera?list=top-100-canciones" xlink:type="simple">https://www.elportaldemusica.es/single/sebastian-yatra-traicion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Fast Car (Radio Edit)</text:p>
              </table:table-cell>
              <table:table-cell office:value-type="string" calcext:value-type="string">
                <text:p>Jonas Blue / Dakot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jonas-blue-dakota-fast-car-radio-edit?list=top-100-canciones" xlink:type="simple">https://www.elportaldemusica.es/single/jonas-blue-dakota-fast-car-radio-ed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Tu Enemigo (feat. Juanes)</text:p>
              </table:table-cell>
              <table:table-cell office:value-type="string" calcext:value-type="string">
                <text:p>Pablo LÃ³pez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pablo-lopez-tu-enemigo-feat-juanes?list=top-100-canciones" xlink:type="simple">https://www.elportaldemusica.es/single/pablo-lopez-tu-enemigo-feat-juan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Work from Home</text:p>
              </table:table-cell>
              <table:table-cell office:value-type="string" calcext:value-type="string">
                <text:p>Fifth Harmony / TY Dolla $ing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fifth-harmony-ty-dolla-ing-work-from-home?list=top-100-canciones" xlink:type="simple">https://www.elportaldemusica.es/single/fifth-harmony-ty-dolla-ing-work-from-ho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Adventure of a Lifetime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coldplay-adventure-of-a-lifetime?list=top-100-canciones" xlink:type="simple">https://www.elportaldemusica.es/single/coldplay-adventure-of-a-lifeti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No Money</text:p>
              </table:table-cell>
              <table:table-cell office:value-type="string" calcext:value-type="string">
                <text:p>GALANTIS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galantis-no-money?list=top-100-canciones" xlink:type="simple">https://www.elportaldemusica.es/single/galantis-no-mon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Te busco</text:p>
              </table:table-cell>
              <table:table-cell office:value-type="string" calcext:value-type="string">
                <text:p>COSCULLUELA / NICKY JAM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cosculluela-nicky-jam-te-busco?list=top-100-canciones" xlink:type="simple">https://www.elportaldemusica.es/single/cosculluela-nicky-jam-te-busc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Vuela CorazÃ³n</text:p>
              </table:table-cell>
              <table:table-cell office:value-type="string" calcext:value-type="string">
                <text:p>Dasoul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dasoul-vuela-corazon?list=top-100-canciones" xlink:type="simple">https://www.elportaldemusica.es/single/dasoul-vuela-coraz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Ya Me EnterÃ©</text:p>
              </table:table-cell>
              <table:table-cell office:value-type="string" calcext:value-type="string">
                <text:p>Reik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reik-ya-me-entere?list=top-100-canciones" xlink:type="simple">https://www.elportaldemusica.es/single/reik-ya-me-ente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Hello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adele-hello?list=top-100-canciones" xlink:type="simple">https://www.elportaldemusica.es/single/adele-he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Safari</text:p>
              </table:table-cell>
              <table:table-cell office:value-type="string" calcext:value-type="string">
                <text:p>J. Balvin feat Pharrell Williams &amp; BIA, Sky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j-balvin-feat-pharrell-williams-bia-sky-safari?list=top-100-canciones" xlink:type="simple">https://www.elportaldemusica.es/single/j-balvin-feat-pharrell-williams-bia-sky-safar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Shaky shaky</text:p>
              </table:table-cell>
              <table:table-cell office:value-type="string" calcext:value-type="string">
                <text:p>Daddy Yankee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ddy-yankee-shaky-shaky?list=top-100-canciones" xlink:type="simple">https://www.elportaldemusica.es/single/daddy-yankee-shaky-shak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Otra Vez feat J Balvin</text:p>
              </table:table-cell>
              <table:table-cell office:value-type="string" calcext:value-type="string">
                <text:p>Zion&amp;Lennox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zionlennox-otra-vez-feat-j-balvin?list=top-100-canciones" xlink:type="simple">https://www.elportaldemusica.es/single/zionlennox-otra-vez-feat-j-balv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El Perdedor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maluma-el-perdedor?list=top-100-canciones" xlink:type="simple">https://www.elportaldemusica.es/single/maluma-el-perded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Amor &amp; Dolor</text:p>
              </table:table-cell>
              <table:table-cell office:value-type="string" calcext:value-type="string">
                <text:p>CARLOS BAUTE / ALEXIS &amp; FIDO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carlos-baute-alexis-fido-amor-dolor?list=top-100-canciones" xlink:type="simple">https://www.elportaldemusica.es/single/carlos-baute-alexis-fido-amor-dol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Lean On</text:p>
              </table:table-cell>
              <table:table-cell office:value-type="string" calcext:value-type="string">
                <text:p>MAJOR LAZER / MÃ˜ / DJ SNAKE</text:p>
              </table:table-cell>
              <table:table-cell office:value-type="string" calcext:value-type="string">
                <text:p>76 Semanas en lista</text:p>
              </table:table-cell>
              <table:table-cell table:style-name="ce15" office:value-type="string" calcext:value-type="string">
                <text:p><text:a xlink:href="https://www.elportaldemusica.es/single/major-lazer-mo-dj-snake-lean-on?list=top-100-canciones" xlink:type="simple">https://www.elportaldemusica.es/single/major-lazer-mo-dj-snake-lean-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Reggaeton lento (Bailemos)</text:p>
              </table:table-cell>
              <table:table-cell office:value-type="string" calcext:value-type="string">
                <text:p>CNCO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cnco-reggaeton-lento-bailemos?list=top-100-canciones" xlink:type="simple">https://www.elportaldemusica.es/single/cnco-reggaeton-lento-bailem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Closer</text:p>
              </table:table-cell>
              <table:table-cell office:value-type="string" calcext:value-type="string">
                <text:p>THE CHAINSMOKERS / HALSEY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the-chainsmokers-halsey-closer?list=top-100-canciones" xlink:type="simple">https://www.elportaldemusica.es/single/the-chainsmokers-halsey-clos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Vente Pa` CÃ¡</text:p>
              </table:table-cell>
              <table:table-cell office:value-type="string" calcext:value-type="string">
                <text:p>Ricky Martin feat. Maluma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ricky-martin-feat-maluma-vente-pa-ca?list=top-100-canciones" xlink:type="simple">https://www.elportaldemusica.es/single/ricky-martin-feat-maluma-vente-pa-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Treat You Better</text:p>
              </table:table-cell>
              <table:table-cell office:value-type="string" calcext:value-type="string">
                <text:p>Shawn Mendes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shawn-mendes-treat-you-better?list=top-100-canciones" xlink:type="simple">https://www.elportaldemusica.es/single/shawn-mendes-treat-you-bett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This Girl</text:p>
              </table:table-cell>
              <table:table-cell office:value-type="string" calcext:value-type="string">
                <text:p>Kungs feat Cookin` On 3 Burner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kungs-feat-cookin-on-3-burners-this-girl-2?list=top-100-canciones" xlink:type="simple">https://www.elportaldemusica.es/single/kungs-feat-cookin-on-3-burners-this-girl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Perfect Strangers</text:p>
              </table:table-cell>
              <table:table-cell office:value-type="string" calcext:value-type="string">
                <text:p>Jonas Blue feat JP Cooper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onas-blue-feat-jp-cooper-perfect-strangers?list=top-100-canciones" xlink:type="simple">https://www.elportaldemusica.es/single/jonas-blue-feat-jp-cooper-perfect-strange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PILLOWTALK</text:p>
              </table:table-cell>
              <table:table-cell office:value-type="string" calcext:value-type="string">
                <text:p>ZAY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zayn-pillowtalk?list=top-100-canciones" xlink:type="simple">https://www.elportaldemusica.es/single/zayn-pillowtal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El Perdon</text:p>
              </table:table-cell>
              <table:table-cell office:value-type="string" calcext:value-type="string">
                <text:p>Nicky Jam / Enrique Iglesias</text:p>
              </table:table-cell>
              <table:table-cell office:value-type="string" calcext:value-type="string">
                <text:p>83 Semanas en lista</text:p>
              </table:table-cell>
              <table:table-cell table:style-name="ce15" office:value-type="string" calcext:value-type="string">
                <text:p><text:a xlink:href="https://www.elportaldemusica.es/single/nicky-jam-enrique-iglesias-el-perdon?list=top-100-canciones" xlink:type="simple">https://www.elportaldemusica.es/single/nicky-jam-enrique-iglesias-el-perd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Me, Myself &amp; I</text:p>
              </table:table-cell>
              <table:table-cell office:value-type="string" calcext:value-type="string">
                <text:p>G-Eazy / Bebe Rexh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g-eazy-bebe-rexha-me-myself-i-2?list=top-100-canciones" xlink:type="simple">https://www.elportaldemusica.es/single/g-eazy-bebe-rexha-me-myself-i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Hotline bling</text:p>
              </table:table-cell>
              <table:table-cell office:value-type="string" calcext:value-type="string">
                <text:p>Drake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drake-hotline-bling?list=top-100-canciones" xlink:type="simple">https://www.elportaldemusica.es/single/drake-hotline-bl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DANCING KIZOMBA (SPANISH VERSION)</text:p>
              </table:table-cell>
              <table:table-cell office:value-type="string" calcext:value-type="string">
                <text:p>Alx Veliz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alx-veliz-dancing-kizomba-spanish-version?list=top-100-canciones" xlink:type="simple">https://www.elportaldemusica.es/single/alx-veliz-dancing-kizomba-spanish-vers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This OneÂ´s For You</text:p>
              </table:table-cell>
              <table:table-cell office:value-type="string" calcext:value-type="string">
                <text:p>David Guetta / Zara Larsson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avid-guetta-zara-larsson-this-ones-for-you?list=top-100-canciones" xlink:type="simple">https://www.elportaldemusica.es/single/david-guetta-zara-larsson-this-ones-for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Ya No</text:p>
              </table:table-cell>
              <table:table-cell office:value-type="string" calcext:value-type="string">
                <text:p>Manuel Carrasco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manuel-carrasco-ya-no?list=top-100-canciones" xlink:type="simple">https://www.elportaldemusica.es/single/manuel-carrasco-ya-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El Mismo Sol</text:p>
              </table:table-cell>
              <table:table-cell office:value-type="string" calcext:value-type="string">
                <text:p>Alvaro Soler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alvaro-soler-el-mismo-sol?list=top-100-canciones" xlink:type="simple">https://www.elportaldemusica.es/single/alvaro-soler-el-mismo-so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QUIERO QUE SEPAS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uan-magan-quiero-que-sepas-2?list=top-100-canciones" xlink:type="simple">https://www.elportaldemusica.es/single/juan-magan-quiero-que-sepa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The Greatest ft Kendrick Lamar</text:p>
              </table:table-cell>
              <table:table-cell office:value-type="string" calcext:value-type="string">
                <text:p>SIA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sia-the-greatest-ft-kendrick-lamar?list=top-100-canciones" xlink:type="simple">https://www.elportaldemusica.es/single/sia-the-greatest-ft-kendrick-lama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Chantaje</text:p>
              </table:table-cell>
              <table:table-cell office:value-type="string" calcext:value-type="string">
                <text:p>Shakira feat. Maluma</text:p>
              </table:table-cell>
              <table:table-cell office:value-type="string" calcext:value-type="string">
                <text:p>9 Semanas en lista</text:p>
              </table:table-cell>
              <table:table-cell table:style-name="ce15" office:value-type="string" calcext:value-type="string">
                <text:p><text:a xlink:href="https://www.elportaldemusica.es/single/shakira-feat-maluma-chantaje?list=top-100-canciones" xlink:type="simple">https://www.elportaldemusica.es/single/shakira-feat-maluma-chantaj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NO</text:p>
              </table:table-cell>
              <table:table-cell office:value-type="string" calcext:value-type="string">
                <text:p>Meghan Trainor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meghan-trainor-no?list=top-100-canciones" xlink:type="simple">https://www.elportaldemusica.es/single/meghan-trainor-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Heathens</text:p>
              </table:table-cell>
              <table:table-cell office:value-type="string" calcext:value-type="string">
                <text:p>TWENTY ONE PILOTS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twenty-one-pilots-heathens?list=top-100-canciones" xlink:type="simple">https://www.elportaldemusica.es/single/twenty-one-pilots-heathen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In the Name of Love</text:p>
              </table:table-cell>
              <table:table-cell office:value-type="string" calcext:value-type="string">
                <text:p>Martin Garrix &amp; Bebe Rexh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martin-garrix-bebe-rexha-in-the-name-of-love?list=top-100-canciones" xlink:type="simple">https://www.elportaldemusica.es/single/martin-garrix-bebe-rexha-in-the-name-of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Gyal You A Party Animal</text:p>
              </table:table-cell>
              <table:table-cell office:value-type="string" calcext:value-type="string">
                <text:p>Charly Black</text:p>
              </table:table-cell>
              <table:table-cell office:value-type="string" calcext:value-type="string">
                <text:p>13 Semanas en lista</text:p>
              </table:table-cell>
              <table:table-cell table:style-name="ce15" office:value-type="string" calcext:value-type="string">
                <text:p><text:a xlink:href="https://www.elportaldemusica.es/single/charly-black-gyal-you-a-party-animal?list=top-100-canciones" xlink:type="simple">https://www.elportaldemusica.es/single/charly-black-gyal-you-a-party-anim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RIDE</text:p>
              </table:table-cell>
              <table:table-cell office:value-type="string" calcext:value-type="string">
                <text:p>TWENTY ONE PILOTS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twenty-one-pilots-ride?list=top-100-canciones" xlink:type="simple">https://www.elportaldemusica.es/single/twenty-one-pilots-ri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How Deep Is Your Love</text:p>
              </table:table-cell>
              <table:table-cell office:value-type="string" calcext:value-type="string">
                <text:p>Calvin Harris &amp; Disciples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calvin-harris-disciples-how-deep-is-your-love?list=top-100-canciones" xlink:type="simple">https://www.elportaldemusica.es/single/calvin-harris-disciples-how-deep-is-your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Sugar (feat Francesco Yates)</text:p>
              </table:table-cell>
              <table:table-cell office:value-type="string" calcext:value-type="string">
                <text:p>ROBIN SCHULZ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robin-schulz-sugar-feat-francesco-yates?list=top-100-canciones" xlink:type="simple">https://www.elportaldemusica.es/single/robin-schulz-sugar-feat-francesco-yat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Bailar (Radio Edit)</text:p>
              </table:table-cell>
              <table:table-cell office:value-type="string" calcext:value-type="string">
                <text:p>Deorro feat Elvis Cresp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deorro-feat-elvis-crespo-bailar-radio-edit-2?list=top-100-canciones" xlink:type="simple">https://www.elportaldemusica.es/single/deorro-feat-elvis-crespo-bailar-radio-edit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Photograph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ed-sheeran-photograph?list=top-100-canciones" xlink:type="simple">https://www.elportaldemusica.es/single/ed-sheeran-photograph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Can`t Feel My Face</text:p>
              </table:table-cell>
              <table:table-cell office:value-type="string" calcext:value-type="string">
                <text:p>The Weeknd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the-weeknd-cant-feel-my-face?list=top-100-canciones" xlink:type="simple">https://www.elportaldemusica.es/single/the-weeknd-cant-feel-my-fa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Vuelve</text:p>
              </table:table-cell>
              <table:table-cell office:value-type="string" calcext:value-type="string">
                <text:p>Juan Magan feat Paulina Rubio y DCS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juan-magan-feat-paulina-rubio-y-dcs-vuelve?list=top-100-canciones" xlink:type="simple">https://www.elportaldemusica.es/single/juan-magan-feat-paulina-rubio-y-dcs-vuel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EmbriÃ¡game</text:p>
              </table:table-cell>
              <table:table-cell office:value-type="string" calcext:value-type="string">
                <text:p>Zion y Lennox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zion-y-lennox-embriagame?list=top-100-canciones" xlink:type="simple">https://www.elportaldemusica.es/single/zion-y-lennox-embriag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Locked Away</text:p>
              </table:table-cell>
              <table:table-cell office:value-type="string" calcext:value-type="string">
                <text:p>R. City / Adam Levine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r-city-adam-levine-locked-away-2?list=top-100-canciones" xlink:type="simple">https://www.elportaldemusica.es/single/r-city-adam-levine-locked-away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A donde voy feat <text:s/>Daddy Yankee</text:p>
              </table:table-cell>
              <table:table-cell office:value-type="string" calcext:value-type="string">
                <text:p>Cosculluela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cosculluela-a-donde-voy-feat-daddy-yankee?list=top-100-canciones" xlink:type="simple">https://www.elportaldemusica.es/single/cosculluela-a-donde-voy-feat-daddy-yanke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La Mordidita</text:p>
              </table:table-cell>
              <table:table-cell office:value-type="string" calcext:value-type="string">
                <text:p>Ricky Martin feat Yotuel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ricky-martin-feat-yotuel-la-mordidita?list=top-100-canciones" xlink:type="simple">https://www.elportaldemusica.es/single/ricky-martin-feat-yotuel-la-mordid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Side to side</text:p>
              </table:table-cell>
              <table:table-cell office:value-type="string" calcext:value-type="string">
                <text:p>ARIANA GRANDE / NICKI MINAJ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ariana-grande-nicki-minaj-side-to-side?list=top-100-canciones" xlink:type="simple">https://www.elportaldemusica.es/single/ariana-grande-nicki-minaj-side-to-si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Starboy</text:p>
              </table:table-cell>
              <table:table-cell office:value-type="string" calcext:value-type="string">
                <text:p>The Weeknd feat Daft Punk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the-weeknd-feat-daft-punk-starboy?list=top-100-canciones" xlink:type="simple">https://www.elportaldemusica.es/single/the-weeknd-feat-daft-punk-starbo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Uno X Uno</text:p>
              </table:table-cell>
              <table:table-cell office:value-type="string" calcext:value-type="string">
                <text:p>Manuel Carrasco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manuel-carrasco-uno-x-uno?list=top-100-canciones" xlink:type="simple">https://www.elportaldemusica.es/single/manuel-carrasco-uno-x-u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Si ella quisiera</text:p>
              </table:table-cell>
              <table:table-cell office:value-type="string" calcext:value-type="string">
                <text:p>Justin Quiles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justin-quiles-si-ella-quisiera?list=top-100-canciones" xlink:type="simple">https://www.elportaldemusica.es/single/justin-quiles-si-ella-quisi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Ain`t Nobody (Loves Me Better)</text:p>
              </table:table-cell>
              <table:table-cell office:value-type="string" calcext:value-type="string">
                <text:p>Felix Jaehn feat Jasmine Thompson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felix-jaehn-feat-jasmine-thompson-aint-nobody-loves-me-better-2?list=top-100-canciones" xlink:type="simple">https://www.elportaldemusica.es/single/felix-jaehn-feat-jasmine-thompson-aint-nobody-loves-me-better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Bailame Despacio</text:p>
              </table:table-cell>
              <table:table-cell office:value-type="string" calcext:value-type="string">
                <text:p>XANTOS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xantos-bailame-despacio?list=top-100-canciones" xlink:type="simple">https://www.elportaldemusica.es/single/xantos-bailame-despac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Uptown Funk</text:p>
              </table:table-cell>
              <table:table-cell office:value-type="string" calcext:value-type="string">
                <text:p>Mark Ronson feat. Bruno Mars</text:p>
              </table:table-cell>
              <table:table-cell office:value-type="string" calcext:value-type="string">
                <text:p>75 Semanas en lista</text:p>
              </table:table-cell>
              <table:table-cell table:style-name="ce15" office:value-type="string" calcext:value-type="string">
                <text:p><text:a xlink:href="https://www.elportaldemusica.es/single/mark-ronson-feat-bruno-mars-uptown-funk-2?list=top-100-canciones" xlink:type="simple">https://www.elportaldemusica.es/single/mark-ronson-feat-bruno-mars-uptown-funk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I Hate U I love U</text:p>
              </table:table-cell>
              <table:table-cell office:value-type="string" calcext:value-type="string">
                <text:p>GNASH / OLIVIA OÂ´BRIE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gnash-olivia-obrien-i-hate-u-i-love-u?list=top-100-canciones" xlink:type="simple">https://www.elportaldemusica.es/single/gnash-olivia-obrien-i-hate-u-i-love-u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7" calcext:value-type="float">
              <text:p>2017</text:p>
            </table:table-cell>
            <table:table-cell table:style-name="ce7" table:formula="of:=SUBTOTAL(3;[.B512:.B611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512:.D611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Despacito (Featuring Daddy Yankee)</text:p>
              </table:table-cell>
              <table:table-cell office:value-type="string" calcext:value-type="string">
                <text:p>Luis Fonsi feat Daddy Yankee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luis-fonsi-feat-daddy-yankee-despacito-2?list=top-100-canciones" xlink:type="simple">https://www.elportaldemusica.es/single/luis-fonsi-feat-daddy-yankee-despacit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hape of you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ed-sheeran-shape-of-you?list=top-100-canciones" xlink:type="simple">https://www.elportaldemusica.es/single/ed-sheeran-shape-of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Me Rehuso</text:p>
              </table:table-cell>
              <table:table-cell office:value-type="string" calcext:value-type="string">
                <text:p>DANNY OCEAN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danny-ocean-me-rehuso?list=top-100-canciones" xlink:type="simple">https://www.elportaldemusica.es/single/danny-ocean-me-rehu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Felices los 4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maluma-felices-los-4?list=top-100-canciones" xlink:type="simple">https://www.elportaldemusica.es/single/maluma-felices-los-4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SUBEME LA RADIO</text:p>
              </table:table-cell>
              <table:table-cell office:value-type="string" calcext:value-type="string">
                <text:p>Enrique Iglesias feat Descemer Bueno, Zion &amp; Lennox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enrique-iglesias-feat-descemer-bueno-zion-lennox-subeme-la-radio?list=top-100-canciones" xlink:type="simple">https://www.elportaldemusica.es/single/enrique-iglesias-feat-descemer-bueno-zion-lennox-subeme-la-rad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El Amante</text:p>
              </table:table-cell>
              <table:table-cell office:value-type="string" calcext:value-type="string">
                <text:p>Nicky Jam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nicky-jam-el-amante?list=top-100-canciones" xlink:type="simple">https://www.elportaldemusica.es/single/nicky-jam-el-ama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Reggaeton lento (Bailemos)</text:p>
              </table:table-cell>
              <table:table-cell office:value-type="string" calcext:value-type="string">
                <text:p>CNCO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cnco-reggaeton-lento-bailemos?list=top-100-canciones" xlink:type="simple">https://www.elportaldemusica.es/single/cnco-reggaeton-lento-bailem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Bailame</text:p>
              </table:table-cell>
              <table:table-cell office:value-type="string" calcext:value-type="string">
                <text:p>Nacho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nacho-bailame?list=top-100-canciones" xlink:type="simple">https://www.elportaldemusica.es/single/nacho-bail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Mi Gente</text:p>
              </table:table-cell>
              <table:table-cell office:value-type="string" calcext:value-type="string">
                <text:p>J Balvin feat Willy William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j-balvin-feat-willy-william-mi-gente?list=top-100-canciones" xlink:type="simple">https://www.elportaldemusica.es/single/j-balvin-feat-willy-william-mi-g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Escapate Conmigo</text:p>
              </table:table-cell>
              <table:table-cell office:value-type="string" calcext:value-type="string">
                <text:p>Wisin feat Ozuna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wisin-feat-ozuna-escapate-conmigo?list=top-100-canciones" xlink:type="simple">https://www.elportaldemusica.es/single/wisin-feat-ozuna-escapate-conmi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Chantaje</text:p>
              </table:table-cell>
              <table:table-cell office:value-type="string" calcext:value-type="string">
                <text:p>Shakira feat. Maluma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shakira-feat-maluma-chantaje?list=top-100-canciones" xlink:type="simple">https://www.elportaldemusica.es/single/shakira-feat-maluma-chantaj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Una Lady como TÃº</text:p>
              </table:table-cell>
              <table:table-cell office:value-type="string" calcext:value-type="string">
                <text:p>Manuel Turizo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manuel-turizo-una-lady-como-tu?list=top-100-canciones" xlink:type="simple">https://www.elportaldemusica.es/single/manuel-turizo-una-lady-como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Lumbra</text:p>
              </table:table-cell>
              <table:table-cell office:value-type="string" calcext:value-type="string">
                <text:p>Cali Y El Dandee feat Shaggy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cali-y-el-dandee-feat-shaggy-lumbra-2?list=top-100-canciones" xlink:type="simple">https://www.elportaldemusica.es/single/cali-y-el-dandee-feat-shaggy-lumbr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Me EnamorÃ©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shakira-me-enamore?list=top-100-canciones" xlink:type="simple">https://www.elportaldemusica.es/single/shakira-me-enamo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Mayores</text:p>
              </table:table-cell>
              <table:table-cell office:value-type="string" calcext:value-type="string">
                <text:p>Becky G feat Bad Bunny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becky-g-feat-bad-bunny-mayores?list=top-100-canciones" xlink:type="simple">https://www.elportaldemusica.es/single/becky-g-feat-bad-bunny-mayo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Otra Vez feat J Balvin</text:p>
              </table:table-cell>
              <table:table-cell office:value-type="string" calcext:value-type="string">
                <text:p>Zion&amp;Lennox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zionlennox-otra-vez-feat-j-balvin?list=top-100-canciones" xlink:type="simple">https://www.elportaldemusica.es/single/zionlennox-otra-vez-feat-j-balv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Ahora dice</text:p>
              </table:table-cell>
              <table:table-cell office:value-type="string" calcext:value-type="string">
                <text:p>CHRIS JEDAY / J BALVIN / OZUNA / ARCANGEL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chris-jeday-j-balvin-ozuna-arcangel-ahora-dice?list=top-100-canciones" xlink:type="simple">https://www.elportaldemusica.es/single/chris-jeday-j-balvin-ozuna-arcangel-ahora-di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Me llamas</text:p>
              </table:table-cell>
              <table:table-cell office:value-type="string" calcext:value-type="string">
                <text:p>Piso 21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piso-21-me-llamas?list=top-100-canciones" xlink:type="simple">https://www.elportaldemusica.es/single/piso-21-me-llam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La Rompe Corazones</text:p>
              </table:table-cell>
              <table:table-cell office:value-type="string" calcext:value-type="string">
                <text:p>Daddy Yankee / Ozuna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addy-yankee-ozuna-la-rompe-corazones?list=top-100-canciones" xlink:type="simple">https://www.elportaldemusica.es/single/daddy-yankee-ozuna-la-rompe-corazon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Mala Mujer</text:p>
              </table:table-cell>
              <table:table-cell office:value-type="string" calcext:value-type="string">
                <text:p>C. Tangan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c-tangana-mala-mujer?list=top-100-canciones" xlink:type="simple">https://www.elportaldemusica.es/single/c-tangana-mala-muj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Hey DJ (Pop Version)</text:p>
              </table:table-cell>
              <table:table-cell office:value-type="string" calcext:value-type="string">
                <text:p>CNCO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nco-hey-dj-pop-version?list=top-100-canciones" xlink:type="simple">https://www.elportaldemusica.es/single/cnco-hey-dj-pop-vers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Sola</text:p>
              </table:table-cell>
              <table:table-cell office:value-type="string" calcext:value-type="string">
                <text:p>ANUEL AA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anuel-aa-sola?list=top-100-canciones" xlink:type="simple">https://www.elportaldemusica.es/single/anuel-aa-so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Hey Ma [Spanish Version] featuring Camila Cabello</text:p>
              </table:table-cell>
              <table:table-cell office:value-type="string" calcext:value-type="string">
                <text:p>Pitbull &amp; J Balvin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pitbull-j-balvin-hey-ma-spanish-version-featuring-camila-cabello?list=top-100-canciones" xlink:type="simple">https://www.elportaldemusica.es/single/pitbull-j-balvin-hey-ma-spanish-version-featuring-camila-cabe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Rockabye</text:p>
              </table:table-cell>
              <table:table-cell office:value-type="string" calcext:value-type="string">
                <text:p>CLEAN BANDIT / SEAN PAUL &amp; ANNE-MARIE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clean-bandit-sean-paul-anne-marie-rockabye?list=top-100-canciones" xlink:type="simple">https://www.elportaldemusica.es/single/clean-bandit-sean-paul-anne-marie-rockaby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La Isla del amor</text:p>
              </table:table-cell>
              <table:table-cell office:value-type="string" calcext:value-type="string">
                <text:p>DEMARCO FLAMENCO / MAKI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demarco-flamenco-maki-la-isla-del-amor?list=top-100-canciones" xlink:type="simple">https://www.elportaldemusica.es/single/demarco-flamenco-maki-la-isla-del-am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Traicionera</text:p>
              </table:table-cell>
              <table:table-cell office:value-type="string" calcext:value-type="string">
                <text:p>SebastiÃ¡n Yatra</text:p>
              </table:table-cell>
              <table:table-cell office:value-type="string" calcext:value-type="string">
                <text:p>61 Semanas en lista</text:p>
              </table:table-cell>
              <table:table-cell table:style-name="ce15" office:value-type="string" calcext:value-type="string">
                <text:p><text:a xlink:href="https://www.elportaldemusica.es/single/sebastian-yatra-traicionera?list=top-100-canciones" xlink:type="simple">https://www.elportaldemusica.es/single/sebastian-yatra-traicion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Vente Pa` CÃ¡</text:p>
              </table:table-cell>
              <table:table-cell office:value-type="string" calcext:value-type="string">
                <text:p>Ricky Martin feat. Maluma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ricky-martin-feat-maluma-vente-pa-ca?list=top-100-canciones" xlink:type="simple">https://www.elportaldemusica.es/single/ricky-martin-feat-maluma-vente-pa-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Gyal You A Party Animal</text:p>
              </table:table-cell>
              <table:table-cell office:value-type="string" calcext:value-type="string">
                <text:p>Charly Black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charly-black-gyal-you-a-party-animal?list=top-100-canciones" xlink:type="simple">https://www.elportaldemusica.es/single/charly-black-gyal-you-a-party-anim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Swalla feat Nicki Minaj &amp; Ty Dolla $ign</text:p>
              </table:table-cell>
              <table:table-cell office:value-type="string" calcext:value-type="string">
                <text:p>JASON DERÃœLO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jason-derulo-swalla-feat-nicki-minaj-ty-dolla-ign?list=top-100-canciones" xlink:type="simple">https://www.elportaldemusica.es/single/jason-derulo-swalla-feat-nicki-minaj-ty-dolla-ig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Bonita</text:p>
              </table:table-cell>
              <table:table-cell office:value-type="string" calcext:value-type="string">
                <text:p>J BALVIN / JOWELL &amp; RANDY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j-balvin-jowell-randy-bonita?list=top-100-canciones" xlink:type="simple">https://www.elportaldemusica.es/single/j-balvin-jowell-randy-bon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It Ain`t Me</text:p>
              </table:table-cell>
              <table:table-cell office:value-type="string" calcext:value-type="string">
                <text:p>Kygo &amp; Selena Gomez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kygo-selena-gomez-it-aint-me?list=top-100-canciones" xlink:type="simple">https://www.elportaldemusica.es/single/kygo-selena-gomez-it-aint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Something Just Like This</text:p>
              </table:table-cell>
              <table:table-cell office:value-type="string" calcext:value-type="string">
                <text:p>The Chainsmokers &amp; Coldplay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the-chainsmokers-coldplay-something-just-like-this?list=top-100-canciones" xlink:type="simple">https://www.elportaldemusica.es/single/the-chainsmokers-coldplay-something-just-like-thi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Kung Fu</text:p>
              </table:table-cell>
              <table:table-cell office:value-type="string" calcext:value-type="string">
                <text:p>Dasoul y Nacho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dasoul-y-nacho-kung-fu?list=top-100-canciones" xlink:type="simple">https://www.elportaldemusica.es/single/dasoul-y-nacho-kung-f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Vacaciones</text:p>
              </table:table-cell>
              <table:table-cell office:value-type="string" calcext:value-type="string">
                <text:p>Wisin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wisin-vacaciones?list=top-100-canciones" xlink:type="simple">https://www.elportaldemusica.es/single/wisin-vacacion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TÃº Me Obligaste</text:p>
              </table:table-cell>
              <table:table-cell office:value-type="string" calcext:value-type="string">
                <text:p>Antonio JosÃ© ft. Cali Y El Dandee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antonio-jose-ft-cali-y-el-dandee-tu-me-obligaste?list=top-100-canciones" xlink:type="simple">https://www.elportaldemusica.es/single/antonio-jose-ft-cali-y-el-dandee-tu-me-obligas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Sigo ExtraÃ±Ã¡ndote</text:p>
              </table:table-cell>
              <table:table-cell office:value-type="string" calcext:value-type="string">
                <text:p>J.Balvin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jbalvin-sigo-extranandote?list=top-100-canciones" xlink:type="simple">https://www.elportaldemusica.es/single/jbalvin-sigo-extranando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Safari</text:p>
              </table:table-cell>
              <table:table-cell office:value-type="string" calcext:value-type="string">
                <text:p>J. Balvin feat Pharrell Williams &amp; BIA, Sky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j-balvin-feat-pharrell-williams-bia-sky-safari?list=top-100-canciones" xlink:type="simple">https://www.elportaldemusica.es/single/j-balvin-feat-pharrell-williams-bia-sky-safar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Attention</text:p>
              </table:table-cell>
              <table:table-cell office:value-type="string" calcext:value-type="string">
                <text:p>Charlie Puth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charlie-puth-attention?list=top-100-canciones" xlink:type="simple">https://www.elportaldemusica.es/single/charlie-puth-attent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Tu foto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ozuna-tu-foto?list=top-100-canciones" xlink:type="simple">https://www.elportaldemusica.es/single/ozuna-tu-fo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La Bicicleta</text:p>
              </table:table-cell>
              <table:table-cell office:value-type="string" calcext:value-type="string">
                <text:p>Carlos Vives &amp; Shakira</text:p>
              </table:table-cell>
              <table:table-cell office:value-type="string" calcext:value-type="string">
                <text:p>66 Semanas en lista</text:p>
              </table:table-cell>
              <table:table-cell table:style-name="ce15" office:value-type="string" calcext:value-type="string">
                <text:p><text:a xlink:href="https://www.elportaldemusica.es/single/carlos-vives-shakira-la-bicicleta?list=top-100-canciones" xlink:type="simple">https://www.elportaldemusica.es/single/carlos-vives-shakira-la-bicicle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Ando buscando featuring Piso 21</text:p>
              </table:table-cell>
              <table:table-cell office:value-type="string" calcext:value-type="string">
                <text:p>Carlos Baute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carlos-baute-ando-buscando-featuring-piso-21?list=top-100-canciones" xlink:type="simple">https://www.elportaldemusica.es/single/carlos-baute-ando-buscando-featuring-piso-21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TE QUIERO PA MI</text:p>
              </table:table-cell>
              <table:table-cell office:value-type="string" calcext:value-type="string">
                <text:p>DON OMAR / ZION &amp; LENNOX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don-omar-zion-lennox-te-quiero-pa-mi?list=top-100-canciones" xlink:type="simple">https://www.elportaldemusica.es/single/don-omar-zion-lennox-te-quiero-pa-m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Criminal</text:p>
              </table:table-cell>
              <table:table-cell office:value-type="string" calcext:value-type="string">
                <text:p>NATTI NATASHA / OZUNA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natti-natasha-ozuna-criminal?list=top-100-canciones" xlink:type="simple">https://www.elportaldemusica.es/single/natti-natasha-ozuna-crimin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Alguien RobÃ³</text:p>
              </table:table-cell>
              <table:table-cell office:value-type="string" calcext:value-type="string">
                <text:p>SebastiÃ¡n Yatra, Nacho y Wisin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sebastian-yatra-nacho-y-wisin-alguien-robo-2?list=top-100-canciones" xlink:type="simple">https://www.elportaldemusica.es/single/sebastian-yatra-nacho-y-wisin-alguien-rob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erro Fiel</text:p>
              </table:table-cell>
              <table:table-cell office:value-type="string" calcext:value-type="string">
                <text:p>shakira / Nicky Jam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shakira-nicky-jam-perro-fiel?list=top-100-canciones" xlink:type="simple">https://www.elportaldemusica.es/single/shakira-nicky-jam-perro-fi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Se preparÃ³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ozuna-se-preparo?list=top-100-canciones" xlink:type="simple">https://www.elportaldemusica.es/single/ozuna-se-prepa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Sirenas</text:p>
              </table:table-cell>
              <table:table-cell office:value-type="string" calcext:value-type="string">
                <text:p>Taburete</text:p>
              </table:table-cell>
              <table:table-cell office:value-type="string" calcext:value-type="string">
                <text:p>54 Semanas en lista</text:p>
              </table:table-cell>
              <table:table-cell table:style-name="ce15" office:value-type="string" calcext:value-type="string">
                <text:p><text:a xlink:href="https://www.elportaldemusica.es/single/taburete-sirenas?list=top-100-canciones" xlink:type="simple">https://www.elportaldemusica.es/single/taburete-siren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Bailame Despacio</text:p>
              </table:table-cell>
              <table:table-cell office:value-type="string" calcext:value-type="string">
                <text:p>XANTOS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xantos-bailame-despacio?list=top-100-canciones" xlink:type="simple">https://www.elportaldemusica.es/single/xantos-bailame-despac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Loco enamorado</text:p>
              </table:table-cell>
              <table:table-cell office:value-type="string" calcext:value-type="string">
                <text:p>Abraham Mateo, Farruko &amp; Christian Daniel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abraham-mateo-farruko-christian-daniel-loco-enamorado?list=top-100-canciones" xlink:type="simple">https://www.elportaldemusica.es/single/abraham-mateo-farruko-christian-daniel-loco-enamora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Deja Vu</text:p>
              </table:table-cell>
              <table:table-cell office:value-type="string" calcext:value-type="string">
                <text:p>Prince Royce y Shakir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prince-royce-y-shakira-deja-vu?list=top-100-canciones" xlink:type="simple">https://www.elportaldemusica.es/single/prince-royce-y-shakira-deja-v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I DonÂ´t Wanna Live Forever</text:p>
              </table:table-cell>
              <table:table-cell office:value-type="string" calcext:value-type="string">
                <text:p>Zayn | Taylor Swift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zayn-taylor-swift-i-dont-wanna-live-forever?list=top-100-canciones" xlink:type="simple">https://www.elportaldemusica.es/single/zayn-taylor-swift-i-dont-wanna-live-forev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There`s Nothing Holdin` Me Back</text:p>
              </table:table-cell>
              <table:table-cell office:value-type="string" calcext:value-type="string">
                <text:p>Shawn Mendes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shawn-mendes-theres-nothing-holdin-me-back?list=top-100-canciones" xlink:type="simple">https://www.elportaldemusica.es/single/shawn-mendes-theres-nothing-holdin-me-bac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2U featuring Justin Bieber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avid-guetta-2u-featuring-justin-bieber?list=top-100-canciones" xlink:type="simple">https://www.elportaldemusica.es/single/david-guetta-2u-featuring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Castle on the hill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ed-sheeran-castle-on-the-hill?list=top-100-canciones" xlink:type="simple">https://www.elportaldemusica.es/single/ed-sheeran-castle-on-the-hi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Andas en mi cabeza</text:p>
              </table:table-cell>
              <table:table-cell office:value-type="string" calcext:value-type="string">
                <text:p>Chino &amp; Nacho / Daddy Yankee</text:p>
              </table:table-cell>
              <table:table-cell office:value-type="string" calcext:value-type="string">
                <text:p>80 Semanas en lista</text:p>
              </table:table-cell>
              <table:table-cell table:style-name="ce15" office:value-type="string" calcext:value-type="string">
                <text:p><text:a xlink:href="https://www.elportaldemusica.es/single/chino-nacho-daddy-yankee-andas-en-mi-cabeza?list=top-100-canciones" xlink:type="simple">https://www.elportaldemusica.es/single/chino-nacho-daddy-yankee-andas-en-mi-cabez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Perfect</text:p>
              </table:table-cell>
              <table:table-cell office:value-type="string" calcext:value-type="string">
                <text:p>ED SHEERAN / BEYONCE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ed-sheeran-beyonce-perfect?list=top-100-canciones" xlink:type="simple">https://www.elportaldemusica.es/single/ed-sheeran-beyonce-perfec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Que va</text:p>
              </table:table-cell>
              <table:table-cell office:value-type="string" calcext:value-type="string">
                <text:p>ALEX SENSATION / OZUN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alex-sensation-ozuna-que-va?list=top-100-canciones" xlink:type="simple">https://www.elportaldemusica.es/single/alex-sensation-ozuna-que-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Suena El Dembow</text:p>
              </table:table-cell>
              <table:table-cell office:value-type="string" calcext:value-type="string">
                <text:p>Joey Montana y SebastiÃ¡n Yatra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joey-montana-y-sebastian-yatra-suena-el-dembow?list=top-100-canciones" xlink:type="simple">https://www.elportaldemusica.es/single/joey-montana-y-sebastian-yatra-suena-el-demb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New Rules</text:p>
              </table:table-cell>
              <table:table-cell office:value-type="string" calcext:value-type="string">
                <text:p>Dua Lip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dua-lipa-new-rules?list=top-100-canciones" xlink:type="simple">https://www.elportaldemusica.es/single/dua-lipa-new-rul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Yo Contigo, TÃº Conmigo (The Gong Gong Song)</text:p>
              </table:table-cell>
              <table:table-cell office:value-type="string" calcext:value-type="string">
                <text:p>Morat y Alvaro Soler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morat-y-alvaro-soler-yo-contigo-tu-conmigo-the-gong-gong-song?list=top-100-canciones" xlink:type="simple">https://www.elportaldemusica.es/single/morat-y-alvaro-soler-yo-contigo-tu-conmigo-the-gong-gong-so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Issues</text:p>
              </table:table-cell>
              <table:table-cell office:value-type="string" calcext:value-type="string">
                <text:p>Julia Michaels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julia-michaels-issues?list=top-100-canciones" xlink:type="simple">https://www.elportaldemusica.es/single/julia-michaels-issu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Ay Mi Dios</text:p>
              </table:table-cell>
              <table:table-cell office:value-type="string" calcext:value-type="string">
                <text:p>IAMCHINO / PITBULL / YANDEL / CHACAL</text:p>
              </table:table-cell>
              <table:table-cell office:value-type="string" calcext:value-type="string">
                <text:p>61 Semanas en lista</text:p>
              </table:table-cell>
              <table:table-cell table:style-name="ce15" office:value-type="string" calcext:value-type="string">
                <text:p><text:a xlink:href="https://www.elportaldemusica.es/single/iamchino-pitbull-yandel-chacal-ay-mi-dios?list=top-100-canciones" xlink:type="simple">https://www.elportaldemusica.es/single/iamchino-pitbull-yandel-chacal-ay-mi-di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Symphony</text:p>
              </table:table-cell>
              <table:table-cell office:value-type="string" calcext:value-type="string">
                <text:p>CLEAN BANDIT / ZARA LARSSON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clean-bandit-zara-larsson-symphony?list=top-100-canciones" xlink:type="simple">https://www.elportaldemusica.es/single/clean-bandit-zara-larsson-symphon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Robarte un Beso</text:p>
              </table:table-cell>
              <table:table-cell office:value-type="string" calcext:value-type="string">
                <text:p>Carlos Vives &amp; Sebastian Yatr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carlos-vives-sebastian-yatra-robarte-un-beso?list=top-100-canciones" xlink:type="simple">https://www.elportaldemusica.es/single/carlos-vives-sebastian-yatra-robarte-un-be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Havana</text:p>
              </table:table-cell>
              <table:table-cell office:value-type="string" calcext:value-type="string">
                <text:p>Camila Cabello feat. Young Thug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camila-cabello-feat-young-thug-havana?list=top-100-canciones" xlink:type="simple">https://www.elportaldemusica.es/single/camila-cabello-feat-young-thug-hava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No vaya a ser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pablo-alboran-no-vaya-a-ser?list=top-100-canciones" xlink:type="simple">https://www.elportaldemusica.es/single/pablo-alboran-no-vaya-a-s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Deja Que Te Bese</text:p>
              </table:table-cell>
              <table:table-cell office:value-type="string" calcext:value-type="string">
                <text:p>Alejandro Sanz feat Marc Anthony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alejandro-sanz-feat-marc-anthony-deja-que-te-bese?list=top-100-canciones" xlink:type="simple">https://www.elportaldemusica.es/single/alejandro-sanz-feat-marc-anthony-deja-que-te-be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Scared To Be Lonely</text:p>
              </table:table-cell>
              <table:table-cell office:value-type="string" calcext:value-type="string">
                <text:p>Martin Garrix &amp; Dua Lip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martin-garrix-dua-lipa-scared-to-be-lonely?list=top-100-canciones" xlink:type="simple">https://www.elportaldemusica.es/single/martin-garrix-dua-lipa-scared-to-be-lonel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SÃ© Que Te Duele</text:p>
              </table:table-cell>
              <table:table-cell office:value-type="string" calcext:value-type="string">
                <text:p>Alejandro FernÃ¡ndez feat Morat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alejandro-fernandez-feat-morat-se-que-te-duele?list=top-100-canciones" xlink:type="simple">https://www.elportaldemusica.es/single/alejandro-fernandez-feat-morat-se-que-te-due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Soy Peor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bad-bunny-soy-peor?list=top-100-canciones" xlink:type="simple">https://www.elportaldemusica.es/single/bad-bunny-soy-pe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Paris</text:p>
              </table:table-cell>
              <table:table-cell office:value-type="string" calcext:value-type="string">
                <text:p>The Chainsmokers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the-chainsmokers-paris?list=top-100-canciones" xlink:type="simple">https://www.elportaldemusica.es/single/the-chainsmokers-pari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I Feel it coming</text:p>
              </table:table-cell>
              <table:table-cell office:value-type="string" calcext:value-type="string">
                <text:p>The Weeknd feat Daft Punk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the-weeknd-feat-daft-punk-i-feel-it-coming?list=top-100-canciones" xlink:type="simple">https://www.elportaldemusica.es/single/the-weeknd-feat-daft-punk-i-feel-it-com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You Don`t Know Me</text:p>
              </table:table-cell>
              <table:table-cell office:value-type="string" calcext:value-type="string">
                <text:p>Jax Jones feat RAYE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jax-jones-feat-raye-you-dont-know-me?list=top-100-canciones" xlink:type="simple">https://www.elportaldemusica.es/single/jax-jones-feat-raye-you-dont-know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RÃ¡pido, Brusco, Violento</text:p>
              </table:table-cell>
              <table:table-cell office:value-type="string" calcext:value-type="string">
                <text:p>Juan Magan feat BnK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juan-magan-feat-bnk-rapido-brusco-violento?list=top-100-canciones" xlink:type="simple">https://www.elportaldemusica.es/single/juan-magan-feat-bnk-rapido-brusco-violen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Dile que tu me quieres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ozuna-dile-que-tu-me-quieres?list=top-100-canciones" xlink:type="simple">https://www.elportaldemusica.es/single/ozuna-dile-que-tu-me-quie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Ahora Me Llama</text:p>
              </table:table-cell>
              <table:table-cell office:value-type="string" calcext:value-type="string">
                <text:p>Karol G feat Bad Bunny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karol-g-feat-bad-bunny-ahora-me-llama?list=top-100-canciones" xlink:type="simple">https://www.elportaldemusica.es/single/karol-g-feat-bad-bunny-ahora-me-lla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Desde que estamos juntos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melendi-desde-que-estamos-juntos?list=top-100-canciones" xlink:type="simple">https://www.elportaldemusica.es/single/melendi-desde-que-estamos-jun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Let me love you (feat. Justin Bieber)</text:p>
              </table:table-cell>
              <table:table-cell office:value-type="string" calcext:value-type="string">
                <text:p>DJ Snake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j-snake-let-me-love-you-feat-justin-bieber?list=top-100-canciones" xlink:type="simple">https://www.elportaldemusica.es/single/dj-snake-let-me-love-you-feat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DUELE EL CORAZON</text:p>
              </table:table-cell>
              <table:table-cell office:value-type="string" calcext:value-type="string">
                <text:p>Enrique Iglesias feat Wisin</text:p>
              </table:table-cell>
              <table:table-cell office:value-type="string" calcext:value-type="string">
                <text:p>63 Semanas en lista</text:p>
              </table:table-cell>
              <table:table-cell table:style-name="ce15" office:value-type="string" calcext:value-type="string">
                <text:p><text:a xlink:href="https://www.elportaldemusica.es/single/enrique-iglesias-feat-wisin-duele-el-corazon-2?list=top-100-canciones" xlink:type="simple">https://www.elportaldemusica.es/single/enrique-iglesias-feat-wisin-duele-el-corazon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Chained To The Rhythm</text:p>
              </table:table-cell>
              <table:table-cell office:value-type="string" calcext:value-type="string">
                <text:p>Katy Perry feat Skip Marley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katy-perry-feat-skip-marley-chained-to-the-rhythm?list=top-100-canciones" xlink:type="simple">https://www.elportaldemusica.es/single/katy-perry-feat-skip-marley-chained-to-the-rhyth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BesÃ¡ndote</text:p>
              </table:table-cell>
              <table:table-cell office:value-type="string" calcext:value-type="string">
                <text:p>Piso 21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piso-21-besandote?list=top-100-canciones" xlink:type="simple">https://www.elportaldemusica.es/single/piso-21-besando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CÃ³mo Te Atreves</text:p>
              </table:table-cell>
              <table:table-cell office:value-type="string" calcext:value-type="string">
                <text:p>Morat</text:p>
              </table:table-cell>
              <table:table-cell office:value-type="string" calcext:value-type="string">
                <text:p>72 Semanas en lista</text:p>
              </table:table-cell>
              <table:table-cell table:style-name="ce15" office:value-type="string" calcext:value-type="string">
                <text:p><text:a xlink:href="https://www.elportaldemusica.es/single/morat-como-te-atreves?list=top-100-canciones" xlink:type="simple">https://www.elportaldemusica.es/single/morat-como-te-atrev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Si tu la ves (feat. Wisin)</text:p>
              </table:table-cell>
              <table:table-cell office:value-type="string" calcext:value-type="string">
                <text:p>Nicky Jam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nicky-jam-si-tu-la-ves-feat-wisin?list=top-100-canciones" xlink:type="simple">https://www.elportaldemusica.es/single/nicky-jam-si-tu-la-ves-feat-wis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Mama feat. William Singe</text:p>
              </table:table-cell>
              <table:table-cell office:value-type="string" calcext:value-type="string">
                <text:p>Jonas Blue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jonas-blue-mama-feat-william-singe?list=top-100-canciones" xlink:type="simple">https://www.elportaldemusica.es/single/jonas-blue-mama-feat-william-sing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Hasta que se seque el malecon</text:p>
              </table:table-cell>
              <table:table-cell office:value-type="string" calcext:value-type="string">
                <text:p>JACOB FOREVER</text:p>
              </table:table-cell>
              <table:table-cell office:value-type="string" calcext:value-type="string">
                <text:p>56 Semanas en lista</text:p>
              </table:table-cell>
              <table:table-cell table:style-name="ce15" office:value-type="string" calcext:value-type="string">
                <text:p><text:a xlink:href="https://www.elportaldemusica.es/single/jacob-forever-hasta-que-se-seque-el-malecon?list=top-100-canciones" xlink:type="simple">https://www.elportaldemusica.es/single/jacob-forever-hasta-que-se-seque-el-malec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24k Magic</text:p>
              </table:table-cell>
              <table:table-cell office:value-type="string" calcext:value-type="string">
                <text:p>Bruno Mars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bruno-mars-24k-magic-2?list=top-100-canciones" xlink:type="simple">https://www.elportaldemusica.es/single/bruno-mars-24k-magic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Malibu</text:p>
              </table:table-cell>
              <table:table-cell office:value-type="string" calcext:value-type="string">
                <text:p>Miley Cyrus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miley-cyrus-malibu?list=top-100-canciones" xlink:type="simple">https://www.elportaldemusica.es/single/miley-cyrus-malib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Thunder</text:p>
              </table:table-cell>
              <table:table-cell office:value-type="string" calcext:value-type="string">
                <text:p>Imagine Dragons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imagine-dragons-thunder?list=top-100-canciones" xlink:type="simple">https://www.elportaldemusica.es/single/imagine-dragons-thund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Bella y Sensual</text:p>
              </table:table-cell>
              <table:table-cell office:value-type="string" calcext:value-type="string">
                <text:p>Romeo Santos, Daddy Yankee and Nicky Jam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romeo-santos-daddy-yankee-and-nicky-jam-bella-y-sensual?list=top-100-canciones" xlink:type="simple">https://www.elportaldemusica.es/single/romeo-santos-daddy-yankee-and-nicky-jam-bella-y-sensu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Sensualidad</text:p>
              </table:table-cell>
              <table:table-cell office:value-type="string" calcext:value-type="string">
                <text:p>BAD BUNNY / PRINCE ROYCE / J BALVIN / MAMBO KINGZ /DJ LUIAN</text:p>
              </table:table-cell>
              <table:table-cell office:value-type="string" calcext:value-type="string">
                <text:p>8 Semanas en lista</text:p>
              </table:table-cell>
              <table:table-cell table:style-name="ce15" office:value-type="string" calcext:value-type="string">
                <text:p><text:a xlink:href="https://www.elportaldemusica.es/single/bad-bunny-prince-royce-j-balvin-mambo-kingz-dj-luian-sensualidad?list=top-100-canciones" xlink:type="simple">https://www.elportaldemusica.es/single/bad-bunny-prince-royce-j-balvin-mambo-kingz-dj-luian-sensualid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Fuego</text:p>
              </table:table-cell>
              <table:table-cell office:value-type="string" calcext:value-type="string">
                <text:p>Juanes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uanes-fuego?list=top-100-canciones" xlink:type="simple">https://www.elportaldemusica.es/single/juanes-fue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Stay</text:p>
              </table:table-cell>
              <table:table-cell office:value-type="string" calcext:value-type="string">
                <text:p>Zedd feat Alessia Car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zedd-feat-alessia-cara-stay?list=top-100-canciones" xlink:type="simple">https://www.elportaldemusica.es/single/zedd-feat-alessia-cara-sta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Galway Girl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ed-sheeran-galway-girl?list=top-100-canciones" xlink:type="simple">https://www.elportaldemusica.es/single/ed-sheeran-galway-gir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I`m the One</text:p>
              </table:table-cell>
              <table:table-cell office:value-type="string" calcext:value-type="string">
                <text:p>DJ KHALED feat Quavo, Justin Bieber, Chance the Rapper, and Lil Wayne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dj-khaled-feat-quavo-justin-bieber-chance-the-rapper-and-lil-wayne-im-the-one?list=top-100-canciones" xlink:type="simple">https://www.elportaldemusica.es/single/dj-khaled-feat-quavo-justin-bieber-chance-the-rapper-and-lil-wayne-im-the-on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ThatÂ´s what I like</text:p>
              </table:table-cell>
              <table:table-cell office:value-type="string" calcext:value-type="string">
                <text:p>Bruno Mars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bruno-mars-thats-what-i-like?list=top-100-canciones" xlink:type="simple">https://www.elportaldemusica.es/single/bruno-mars-thats-what-i-lik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Manicomio</text:p>
              </table:table-cell>
              <table:table-cell office:value-type="string" calcext:value-type="string">
                <text:p>Cosculluela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cosculluela-manicomio?list=top-100-canciones" xlink:type="simple">https://www.elportaldemusica.es/single/cosculluela-manicom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Wild Thoughts</text:p>
              </table:table-cell>
              <table:table-cell office:value-type="string" calcext:value-type="string">
                <text:p>DJ Khaled feat Rihanna &amp; Bryson Tiller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dj-khaled-feat-rihanna-bryson-tiller-wild-thoughts?list=top-100-canciones" xlink:type="simple">https://www.elportaldemusica.es/single/dj-khaled-feat-rihanna-bryson-tiller-wild-thought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Closer</text:p>
              </table:table-cell>
              <table:table-cell office:value-type="string" calcext:value-type="string">
                <text:p>THE CHAINSMOKERS / HALSEY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the-chainsmokers-halsey-closer?list=top-100-canciones" xlink:type="simple">https://www.elportaldemusica.es/single/the-chainsmokers-halsey-clos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Say you Wont Let Go</text:p>
              </table:table-cell>
              <table:table-cell office:value-type="string" calcext:value-type="string">
                <text:p>James Arthur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james-arthur-say-you-wont-let-go?list=top-100-canciones" xlink:type="simple">https://www.elportaldemusica.es/single/james-arthur-say-you-wont-let-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More Than You Know</text:p>
              </table:table-cell>
              <table:table-cell office:value-type="string" calcext:value-type="string">
                <text:p>Axwell Ingrosso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axwell-ingrosso-more-than-you-know?list=top-100-canciones" xlink:type="simple">https://www.elportaldemusica.es/single/axwell-ingrosso-more-than-you-know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8" calcext:value-type="float">
              <text:p>2018</text:p>
            </table:table-cell>
            <table:table-cell table:style-name="ce7" table:formula="of:=SUBTOTAL(3;[.B613:.B712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613:.D712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Lo Malo</text:p>
              </table:table-cell>
              <table:table-cell office:value-type="string" calcext:value-type="string">
                <text:p>Aitana y Ana Guerra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aitana-y-ana-guerra-lo-malo?list=top-100-canciones" xlink:type="simple">https://www.elportaldemusica.es/single/aitana-y-ana-guerra-lo-ma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Dura</text:p>
              </table:table-cell>
              <table:table-cell office:value-type="string" calcext:value-type="string">
                <text:p>Daddy Yankee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daddy-yankee-dura?list=top-100-canciones" xlink:type="simple">https://www.elportaldemusica.es/single/daddy-yankee-d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in Pijama</text:p>
              </table:table-cell>
              <table:table-cell office:value-type="string" calcext:value-type="string">
                <text:p>Becky G &amp; Natti Natash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becky-g-natti-natasha-sin-pijama-2?list=top-100-canciones" xlink:type="simple">https://www.elportaldemusica.es/single/becky-g-natti-natasha-sin-pijam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Te Bote</text:p>
              </table:table-cell>
              <table:table-cell office:value-type="string" calcext:value-type="string">
                <text:p>NIO GARCIA / DARELL / CASPER MAGICO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nio-garcia-darell-casper-magico-te-bote?list=top-100-canciones" xlink:type="simple">https://www.elportaldemusica.es/single/nio-garcia-darell-casper-magico-te-bo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Me Niego</text:p>
              </table:table-cell>
              <table:table-cell office:value-type="string" calcext:value-type="string">
                <text:p>Reik Feat Ozuna &amp; Wisin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reik-feat-ozuna-wisin-me-niego?list=top-100-canciones" xlink:type="simple">https://www.elportaldemusica.es/single/reik-feat-ozuna-wisin-me-nie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Usted</text:p>
              </table:table-cell>
              <table:table-cell office:value-type="string" calcext:value-type="string">
                <text:p>Juan Magan y Mala RodrÃ­guez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juan-magan-y-mala-rodriguez-usted?list=top-100-canciones" xlink:type="simple">https://www.elportaldemusica.es/single/juan-magan-y-mala-rodriguez-uste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VAINA LOCA</text:p>
              </table:table-cell>
              <table:table-cell office:value-type="string" calcext:value-type="string">
                <text:p>OZUNA / MANUEL TURIZO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ozuna-manuel-turizo-vaina-loca?list=top-100-canciones" xlink:type="simple">https://www.elportaldemusica.es/single/ozuna-manuel-turizo-vaina-lo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1, 2, 3 (feat <text:s/>Jason Derulo &amp; De La Ghetto)</text:p>
              </table:table-cell>
              <table:table-cell office:value-type="string" calcext:value-type="string">
                <text:p>SOFÃA REYES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sofia-reyes-1-2-3-feat-jason-derulo-de-la-ghetto?list=top-100-canciones" xlink:type="simple">https://www.elportaldemusica.es/single/sofia-reyes-1-2-3-feat-jason-derulo-de-la-ghet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TELÃ‰FONO</text:p>
              </table:table-cell>
              <table:table-cell office:value-type="string" calcext:value-type="string">
                <text:p>Aitan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aitana-telefono?list=top-100-canciones" xlink:type="simple">https://www.elportaldemusica.es/single/aitana-telefo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X</text:p>
              </table:table-cell>
              <table:table-cell office:value-type="string" calcext:value-type="string">
                <text:p>Nicky Jam &amp; J Balvin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nicky-jam-j-balvin-x?list=top-100-canciones" xlink:type="simple">https://www.elportaldemusica.es/single/nicky-jam-j-balvin-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La Cintura</text:p>
              </table:table-cell>
              <table:table-cell office:value-type="string" calcext:value-type="string">
                <text:p>Alvaro Soler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alvaro-soler-la-cintura?list=top-100-canciones" xlink:type="simple">https://www.elportaldemusica.es/single/alvaro-soler-la-cint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Ã‰chame La Culpa</text:p>
              </table:table-cell>
              <table:table-cell office:value-type="string" calcext:value-type="string">
                <text:p>Luis Fonsi &amp; Demi Lovato</text:p>
              </table:table-cell>
              <table:table-cell office:value-type="string" calcext:value-type="string">
                <text:p>56 Semanas en lista</text:p>
              </table:table-cell>
              <table:table-cell table:style-name="ce15" office:value-type="string" calcext:value-type="string">
                <text:p><text:a xlink:href="https://www.elportaldemusica.es/single/luis-fonsi-demi-lovato-echame-la-culpa?list=top-100-canciones" xlink:type="simple">https://www.elportaldemusica.es/single/luis-fonsi-demi-lovato-echame-la-culp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Bella</text:p>
              </table:table-cell>
              <table:table-cell office:value-type="string" calcext:value-type="string">
                <text:p>WOLFINE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wolfine-bella?list=top-100-canciones" xlink:type="simple">https://www.elportaldemusica.es/single/wolfine-bel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MALAMENTE</text:p>
              </table:table-cell>
              <table:table-cell office:value-type="string" calcext:value-type="string">
                <text:p>RosalÃ­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rosalia-malamente?list=top-100-canciones" xlink:type="simple">https://www.elportaldemusica.es/single/rosalia-malam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Duro y Suave</text:p>
              </table:table-cell>
              <table:table-cell office:value-type="string" calcext:value-type="string">
                <text:p>Leslie Grace &amp; Noriel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leslie-grace-noriel-duro-y-suave?list=top-100-canciones" xlink:type="simple">https://www.elportaldemusica.es/single/leslie-grace-noriel-duro-y-sua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erfect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72 Semanas en lista</text:p>
              </table:table-cell>
              <table:table-cell table:style-name="ce15" office:value-type="string" calcext:value-type="string">
                <text:p><text:a xlink:href="https://www.elportaldemusica.es/single/ed-sheeran-perfect?list=top-100-canciones" xlink:type="simple">https://www.elportaldemusica.es/single/ed-sheeran-perfec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Ni La Hora</text:p>
              </table:table-cell>
              <table:table-cell office:value-type="string" calcext:value-type="string">
                <text:p>Ana Guerra y Juan Magan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ana-guerra-y-juan-magan-ni-la-hora?list=top-100-canciones" xlink:type="simple">https://www.elportaldemusica.es/single/ana-guerra-y-juan-magan-ni-la-ho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I like It</text:p>
              </table:table-cell>
              <table:table-cell office:value-type="string" calcext:value-type="string">
                <text:p>CARDI B / BAD BUNNY / J BALVIN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ardi-b-bad-bunny-j-balvin-i-like-it?list=top-100-canciones" xlink:type="simple">https://www.elportaldemusica.es/single/cardi-b-bad-bunny-j-balvin-i-like-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Siguelo Bailando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ozuna-siguelo-bailando?list=top-100-canciones" xlink:type="simple">https://www.elportaldemusica.es/single/ozuna-siguelo-bail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No es justo</text:p>
              </table:table-cell>
              <table:table-cell office:value-type="string" calcext:value-type="string">
                <text:p>J BALVIN / ZION &amp; LENNOX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j-balvin-zion-lennox-no-es-justo?list=top-100-canciones" xlink:type="simple">https://www.elportaldemusica.es/single/j-balvin-zion-lennox-no-es-jus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A Partir de Hoy</text:p>
              </table:table-cell>
              <table:table-cell office:value-type="string" calcext:value-type="string">
                <text:p>David Bisbal y SebastiÃ¡n Yatra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avid-bisbal-y-sebastian-yatra-a-partir-de-hoy?list=top-100-canciones" xlink:type="simple">https://www.elportaldemusica.es/single/david-bisbal-y-sebastian-yatra-a-partir-de-ho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DÃ©jala que Baile</text:p>
              </table:table-cell>
              <table:table-cell office:value-type="string" calcext:value-type="string">
                <text:p>MELENDI / ALEJANDRO SANZ / ARKANO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melendi-alejandro-sanz-arkano-dejala-que-baile?list=top-100-canciones" xlink:type="simple">https://www.elportaldemusica.es/single/melendi-alejandro-sanz-arkano-dejala-que-bai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One Kiss</text:p>
              </table:table-cell>
              <table:table-cell office:value-type="string" calcext:value-type="string">
                <text:p>Calvin Harris feat Dua Lip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alvin-harris-feat-dua-lipa-one-kiss?list=top-100-canciones" xlink:type="simple">https://www.elportaldemusica.es/single/calvin-harris-feat-dua-lipa-one-kis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CorazÃ³n</text:p>
              </table:table-cell>
              <table:table-cell office:value-type="string" calcext:value-type="string">
                <text:p>Maluma feat. Nego Do Borel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maluma-feat-nego-do-borel-corazon?list=top-100-canciones" xlink:type="simple">https://www.elportaldemusica.es/single/maluma-feat-nego-do-borel-coraz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Mi Cama</text:p>
              </table:table-cell>
              <table:table-cell office:value-type="string" calcext:value-type="string">
                <text:p>KAROL G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karol-g-mi-cama?list=top-100-canciones" xlink:type="simple">https://www.elportaldemusica.es/single/karol-g-mi-ca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DÃ©jate Llevar</text:p>
              </table:table-cell>
              <table:table-cell office:value-type="string" calcext:value-type="string">
                <text:p>Juan Magan &amp; Belinda, Manuel Turizo, Snova y B-Case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juan-magan-belinda-manuel-turizo-snova-y-b-case-dejate-llevar?list=top-100-canciones" xlink:type="simple">https://www.elportaldemusica.es/single/juan-magan-belinda-manuel-turizo-snova-y-b-case-dejate-lleva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El BaÃ±o</text:p>
              </table:table-cell>
              <table:table-cell office:value-type="string" calcext:value-type="string">
                <text:p>Enrique Iglesias Feat Bad Bunny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enrique-iglesias-feat-bad-bunny-el-bano?list=top-100-canciones" xlink:type="simple">https://www.elportaldemusica.es/single/enrique-iglesias-feat-bad-bunny-el-ba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MUJERES</text:p>
              </table:table-cell>
              <table:table-cell office:value-type="string" calcext:value-type="string">
                <text:p>MOZART LA PARA / JUSTIN QUILES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mozart-la-para-justin-quiles-mujeres?list=top-100-canciones" xlink:type="simple">https://www.elportaldemusica.es/single/mozart-la-para-justin-quiles-muje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Criminal</text:p>
              </table:table-cell>
              <table:table-cell office:value-type="string" calcext:value-type="string">
                <text:p>NATTI NATASHA / OZUNA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natti-natasha-ozuna-criminal?list=top-100-canciones" xlink:type="simple">https://www.elportaldemusica.es/single/natti-natasha-ozuna-crimin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La Player (Bandolera)</text:p>
              </table:table-cell>
              <table:table-cell office:value-type="string" calcext:value-type="string">
                <text:p>Zion y Lennox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zion-y-lennox-la-player-bandolera?list=top-100-canciones" xlink:type="simple">https://www.elportaldemusica.es/single/zion-y-lennox-la-player-bandol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Asesina</text:p>
              </table:table-cell>
              <table:table-cell office:value-type="string" calcext:value-type="string">
                <text:p>BRYTIAGO / DARELL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brytiago-darell-asesina?list=top-100-canciones" xlink:type="simple">https://www.elportaldemusica.es/single/brytiago-darell-ases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BIEN DURO</text:p>
              </table:table-cell>
              <table:table-cell office:value-type="string" calcext:value-type="string">
                <text:p>C. Tangan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c-tangana-bien-duro?list=top-100-canciones" xlink:type="simple">https://www.elportaldemusica.es/single/c-tangana-bien-du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Downtown</text:p>
              </table:table-cell>
              <table:table-cell office:value-type="string" calcext:value-type="string">
                <text:p>ANITTA / J BALVIN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anitta-j-balvin-downtown-2?list=top-100-canciones" xlink:type="simple">https://www.elportaldemusica.es/single/anitta-j-balvin-downtown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Ya No Quiero Na</text:p>
              </table:table-cell>
              <table:table-cell office:value-type="string" calcext:value-type="string">
                <text:p>Lola Indigo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lola-indigo-ya-no-quiero-na?list=top-100-canciones" xlink:type="simple">https://www.elportaldemusica.es/single/lola-indigo-ya-no-quiero-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No Me Acuerdo</text:p>
              </table:table-cell>
              <table:table-cell office:value-type="string" calcext:value-type="string">
                <text:p>Thalia &amp; Natti Natash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thalia-natti-natasha-no-me-acuerdo?list=top-100-canciones" xlink:type="simple">https://www.elportaldemusica.es/single/thalia-natti-natasha-no-me-acuer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Madura</text:p>
              </table:table-cell>
              <table:table-cell office:value-type="string" calcext:value-type="string">
                <text:p>COSCULLUELA / BAD BUNNY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cosculluela-bad-bunny-madura?list=top-100-canciones" xlink:type="simple">https://www.elportaldemusica.es/single/cosculluela-bad-bunny-mad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Dejala que Vuelva</text:p>
              </table:table-cell>
              <table:table-cell office:value-type="string" calcext:value-type="string">
                <text:p>Piso 21 / Manuel Turizo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piso-21-manuel-turizo-dejala-que-vuelva?list=top-100-canciones" xlink:type="simple">https://www.elportaldemusica.es/single/piso-21-manuel-turizo-dejala-que-vuel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Calypso</text:p>
              </table:table-cell>
              <table:table-cell office:value-type="string" calcext:value-type="string">
                <text:p>Luis Fonsi, Stefflon Don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luis-fonsi-stefflon-don-calypso?list=top-100-canciones" xlink:type="simple">https://www.elportaldemusica.es/single/luis-fonsi-stefflon-don-calyp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Lo Siento</text:p>
              </table:table-cell>
              <table:table-cell office:value-type="string" calcext:value-type="string">
                <text:p>BERET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beret-lo-siento?list=top-100-canciones" xlink:type="simple">https://www.elportaldemusica.es/single/beret-lo-sien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Amorfoda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bad-bunny-amorfoda?list=top-100-canciones" xlink:type="simple">https://www.elportaldemusica.es/single/bad-bunny-amorfo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Clandestino</text:p>
              </table:table-cell>
              <table:table-cell office:value-type="string" calcext:value-type="string">
                <text:p>Shakira feat. Maluma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shakira-feat-maluma-clandestino?list=top-100-canciones" xlink:type="simple">https://www.elportaldemusica.es/single/shakira-feat-maluma-clandesti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Friends</text:p>
              </table:table-cell>
              <table:table-cell office:value-type="string" calcext:value-type="string">
                <text:p>Marshmello &amp; Anne-Marie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marshmello-anne-marie-friends?list=top-100-canciones" xlink:type="simple">https://www.elportaldemusica.es/single/marshmello-anne-marie-friend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Havana</text:p>
              </table:table-cell>
              <table:table-cell office:value-type="string" calcext:value-type="string">
                <text:p>Camila Cabello feat. Young Thug</text:p>
              </table:table-cell>
              <table:table-cell office:value-type="string" calcext:value-type="string">
                <text:p>62 Semanas en lista</text:p>
              </table:table-cell>
              <table:table-cell table:style-name="ce15" office:value-type="string" calcext:value-type="string">
                <text:p><text:a xlink:href="https://www.elportaldemusica.es/single/camila-cabello-feat-young-thug-havana?list=top-100-canciones" xlink:type="simple">https://www.elportaldemusica.es/single/camila-cabello-feat-young-thug-hava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El PrÃ©stamo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maluma-el-prestamo?list=top-100-canciones" xlink:type="simple">https://www.elportaldemusica.es/single/maluma-el-prestam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Dembow</text:p>
              </table:table-cell>
              <table:table-cell office:value-type="string" calcext:value-type="string">
                <text:p>DANNY OCEAN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danny-ocean-dembow?list=top-100-canciones" xlink:type="simple">https://www.elportaldemusica.es/single/danny-ocean-demb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Sensualidad</text:p>
              </table:table-cell>
              <table:table-cell office:value-type="string" calcext:value-type="string">
                <text:p>BAD BUNNY / PRINCE ROYCE / J BALVIN / MAMBO KINGZ /DJ LUIAN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bad-bunny-prince-royce-j-balvin-mambo-kingz-dj-luian-sensualidad?list=top-100-canciones" xlink:type="simple">https://www.elportaldemusica.es/single/bad-bunny-prince-royce-j-balvin-mambo-kingz-dj-luian-sensualid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PIENSO EN TU MIRÃ (CAP.3:CELOS)</text:p>
              </table:table-cell>
              <table:table-cell office:value-type="string" calcext:value-type="string">
                <text:p>RosalÃ­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rosalia-pienso-en-tu-mira-cap3celos?list=top-100-canciones" xlink:type="simple">https://www.elportaldemusica.es/single/rosalia-pienso-en-tu-mira-cap3cel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BEBE</text:p>
              </table:table-cell>
              <table:table-cell office:value-type="string" calcext:value-type="string">
                <text:p>6IX9INE / ANUEL AA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6ix9ine-anuel-aa-bebe?list=top-100-canciones" xlink:type="simple">https://www.elportaldemusica.es/single/6ix9ine-anuel-aa-beb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GodÂ´s Plan</text:p>
              </table:table-cell>
              <table:table-cell office:value-type="string" calcext:value-type="string">
                <text:p>Drake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drake-gods-plan?list=top-100-canciones" xlink:type="simple">https://www.elportaldemusica.es/single/drake-gods-pl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Guerrera</text:p>
              </table:table-cell>
              <table:table-cell office:value-type="string" calcext:value-type="string">
                <text:p>C. Tangana y Dellafuente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c-tangana-y-dellafuente-guerrera?list=top-100-canciones" xlink:type="simple">https://www.elportaldemusica.es/single/c-tangana-y-dellafuente-guerr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Taki Taki</text:p>
              </table:table-cell>
              <table:table-cell office:value-type="string" calcext:value-type="string">
                <text:p>DJ Snake, Selena Gomez, Ozuna y Cardi B</text:p>
              </table:table-cell>
              <table:table-cell office:value-type="string" calcext:value-type="string">
                <text:p>13 Semanas en lista</text:p>
              </table:table-cell>
              <table:table-cell table:style-name="ce15" office:value-type="string" calcext:value-type="string">
                <text:p><text:a xlink:href="https://www.elportaldemusica.es/single/dj-snake-selena-gomez-ozuna-y-cardi-b-taki-taki?list=top-100-canciones" xlink:type="simple">https://www.elportaldemusica.es/single/dj-snake-selena-gomez-ozuna-y-cardi-b-taki-tak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Besos En Guerra</text:p>
              </table:table-cell>
              <table:table-cell office:value-type="string" calcext:value-type="string">
                <text:p>Morat y Juanes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morat-y-juanes-besos-en-guerra?list=top-100-canciones" xlink:type="simple">https://www.elportaldemusica.es/single/morat-y-juanes-besos-en-guer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Shape of you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103 Semanas en lista</text:p>
              </table:table-cell>
              <table:table-cell table:style-name="ce15" office:value-type="string" calcext:value-type="string">
                <text:p><text:a xlink:href="https://www.elportaldemusica.es/single/ed-sheeran-shape-of-you?list=top-100-canciones" xlink:type="simple">https://www.elportaldemusica.es/single/ed-sheeran-shape-of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Llorando en la limo</text:p>
              </table:table-cell>
              <table:table-cell office:value-type="string" calcext:value-type="string">
                <text:p>C. Tangan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-tangana-llorando-en-la-limo?list=top-100-canciones" xlink:type="simple">https://www.elportaldemusica.es/single/c-tangana-llorando-en-la-lim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Girls Like You</text:p>
              </table:table-cell>
              <table:table-cell office:value-type="string" calcext:value-type="string">
                <text:p>Maroon 5 ft Cardi B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maroon-5-ft-cardi-b-girls-like-you?list=top-100-canciones" xlink:type="simple">https://www.elportaldemusica.es/single/maroon-5-ft-cardi-b-girls-like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Me Rehuso</text:p>
              </table:table-cell>
              <table:table-cell office:value-type="string" calcext:value-type="string">
                <text:p>DANNY OCEAN</text:p>
              </table:table-cell>
              <table:table-cell office:value-type="string" calcext:value-type="string">
                <text:p>95 Semanas en lista</text:p>
              </table:table-cell>
              <table:table-cell table:style-name="ce15" office:value-type="string" calcext:value-type="string">
                <text:p><text:a xlink:href="https://www.elportaldemusica.es/single/danny-ocean-me-rehuso?list=top-100-canciones" xlink:type="simple">https://www.elportaldemusica.es/single/danny-ocean-me-rehu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Solo (feat. Demi Lovato)</text:p>
              </table:table-cell>
              <table:table-cell office:value-type="string" calcext:value-type="string">
                <text:p>Clean Bandit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clean-bandit-solo-feat-demi-lovato?list=top-100-canciones" xlink:type="simple">https://www.elportaldemusica.es/single/clean-bandit-solo-feat-demi-lova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MIA feat. Drake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11 Semanas en lista</text:p>
              </table:table-cell>
              <table:table-cell table:style-name="ce15" office:value-type="string" calcext:value-type="string">
                <text:p><text:a xlink:href="https://www.elportaldemusica.es/single/bad-bunny-mia-feat-drake?list=top-100-canciones" xlink:type="simple">https://www.elportaldemusica.es/single/bad-bunny-mia-feat-drak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Mayores</text:p>
              </table:table-cell>
              <table:table-cell office:value-type="string" calcext:value-type="string">
                <text:p>Becky G feat Bad Bunny</text:p>
              </table:table-cell>
              <table:table-cell office:value-type="string" calcext:value-type="string">
                <text:p>64 Semanas en lista</text:p>
              </table:table-cell>
              <table:table-cell table:style-name="ce15" office:value-type="string" calcext:value-type="string">
                <text:p><text:a xlink:href="https://www.elportaldemusica.es/single/becky-g-feat-bad-bunny-mayores?list=top-100-canciones" xlink:type="simple">https://www.elportaldemusica.es/single/becky-g-feat-bad-bunny-mayo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Cuando Te BesÃ©</text:p>
              </table:table-cell>
              <table:table-cell office:value-type="string" calcext:value-type="string">
                <text:p>Becky G &amp; Paulo Londr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becky-g-paulo-londra-cuando-te-bese?list=top-100-canciones" xlink:type="simple">https://www.elportaldemusica.es/single/becky-g-paulo-londra-cuando-te-be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El Farsante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64 Semanas en lista</text:p>
              </table:table-cell>
              <table:table-cell table:style-name="ce15" office:value-type="string" calcext:value-type="string">
                <text:p><text:a xlink:href="https://www.elportaldemusica.es/single/ozuna-el-farsante?list=top-100-canciones" xlink:type="simple">https://www.elportaldemusica.es/single/ozuna-el-farsa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Cuando Nadie Ve</text:p>
              </table:table-cell>
              <table:table-cell office:value-type="string" calcext:value-type="string">
                <text:p>Morat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morat-cuando-nadie-ve?list=top-100-canciones" xlink:type="simple">https://www.elportaldemusica.es/single/morat-cuando-nadie-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El Anillo</text:p>
              </table:table-cell>
              <table:table-cell office:value-type="string" calcext:value-type="string">
                <text:p>Jennifer Lopez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jennifer-lopez-el-anillo?list=top-100-canciones" xlink:type="simple">https://www.elportaldemusica.es/single/jennifer-lopez-el-ani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IBIZA</text:p>
              </table:table-cell>
              <table:table-cell office:value-type="string" calcext:value-type="string">
                <text:p>OZUNA / ROMEO SANTOS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-21?list=top-100-canciones" xlink:type="simple">https://www.elportaldemusica.es/single/-21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La Isla del amor</text:p>
              </table:table-cell>
              <table:table-cell office:value-type="string" calcext:value-type="string">
                <text:p>DEMARCO FLAMENCO / MAKI</text:p>
              </table:table-cell>
              <table:table-cell office:value-type="string" calcext:value-type="string">
                <text:p>78 Semanas en lista</text:p>
              </table:table-cell>
              <table:table-cell table:style-name="ce15" office:value-type="string" calcext:value-type="string">
                <text:p><text:a xlink:href="https://www.elportaldemusica.es/single/demarco-flamenco-maki-la-isla-del-amor?list=top-100-canciones" xlink:type="simple">https://www.elportaldemusica.es/single/demarco-flamenco-maki-la-isla-del-am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These Days (Camelphat Remix)</text:p>
              </table:table-cell>
              <table:table-cell office:value-type="string" calcext:value-type="string">
                <text:p>RUDIMENTAL / JESS GLYNNE / MACKLEMORE &amp; DAN CAPLEN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rudimental-jess-glynne-macklemore-dan-caplen-these-days-camelphat-remix?list=top-100-canciones" xlink:type="simple">https://www.elportaldemusica.es/single/rudimental-jess-glynne-macklemore-dan-caplen-these-days-camelphat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Azukita</text:p>
              </table:table-cell>
              <table:table-cell office:value-type="string" calcext:value-type="string">
                <text:p>STEVE AOKI / DADDY YANKEE / PLAY-N-SKILLZ / ELVIS CRESPO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steve-aoki-daddy-yankee-play-n-skillz-elvis-crespo-azukita?list=top-100-canciones" xlink:type="simple">https://www.elportaldemusica.es/single/steve-aoki-daddy-yankee-play-n-skillz-elvis-crespo-azuk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Brillo</text:p>
              </table:table-cell>
              <table:table-cell office:value-type="string" calcext:value-type="string">
                <text:p>J BALVIN / ROSALÃ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j-balvin-rosalia-brillo?list=top-100-canciones" xlink:type="simple">https://www.elportaldemusica.es/single/j-balvin-rosalia-bri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Bum Bum Tam Tam</text:p>
              </table:table-cell>
              <table:table-cell office:value-type="string" calcext:value-type="string">
                <text:p>Mc Fioti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mc-fioti-bum-bum-tam-tam?list=top-100-canciones" xlink:type="simple">https://www.elportaldemusica.es/single/mc-fioti-bum-bum-tam-ta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Fuego</text:p>
              </table:table-cell>
              <table:table-cell office:value-type="string" calcext:value-type="string">
                <text:p>Eleni Foureira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eleni-foureira-fuego?list=top-100-canciones" xlink:type="simple">https://www.elportaldemusica.es/single/eleni-foureira-fue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IDGAF</text:p>
              </table:table-cell>
              <table:table-cell office:value-type="string" calcext:value-type="string">
                <text:p>Dua Lip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dua-lipa-idgaf?list=top-100-canciones" xlink:type="simple">https://www.elportaldemusica.es/single/dua-lipa-idgaf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Le Encanta</text:p>
              </table:table-cell>
              <table:table-cell office:value-type="string" calcext:value-type="string">
                <text:p>Juan Magan y B-Case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juan-magan-y-b-case-le-encanta?list=top-100-canciones" xlink:type="simple">https://www.elportaldemusica.es/single/juan-magan-y-b-case-le-encan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La Llamada</text:p>
              </table:table-cell>
              <table:table-cell office:value-type="string" calcext:value-type="string">
                <text:p>Leiva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leiva-la-llamada?list=top-100-canciones" xlink:type="simple">https://www.elportaldemusica.es/single/leiva-la-llama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X (Remix)</text:p>
              </table:table-cell>
              <table:table-cell office:value-type="string" calcext:value-type="string">
                <text:p>Nicky Jam &amp; J Balvin feat Maluma &amp; Ozun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nicky-jam-j-balvin-feat-maluma-ozuna-x-remix?list=top-100-canciones" xlink:type="simple">https://www.elportaldemusica.es/single/nicky-jam-j-balvin-feat-maluma-ozuna-x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Tu canciÃ³n</text:p>
              </table:table-cell>
              <table:table-cell office:value-type="string" calcext:value-type="string">
                <text:p>AMAIA ROMERO / ALFRED GARCÃ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amaia-romero-alfred-garcia-tu-cancion?list=top-100-canciones" xlink:type="simple">https://www.elportaldemusica.es/single/amaia-romero-alfred-garcia-tu-canc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New Rules</text:p>
              </table:table-cell>
              <table:table-cell office:value-type="string" calcext:value-type="string">
                <text:p>Dua Lipa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dua-lipa-new-rules?list=top-100-canciones" xlink:type="simple">https://www.elportaldemusica.es/single/dua-lipa-new-rul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Bailame</text:p>
              </table:table-cell>
              <table:table-cell office:value-type="string" calcext:value-type="string">
                <text:p>Nacho</text:p>
              </table:table-cell>
              <table:table-cell office:value-type="string" calcext:value-type="string">
                <text:p>72 Semanas en lista</text:p>
              </table:table-cell>
              <table:table-cell table:style-name="ce15" office:value-type="string" calcext:value-type="string">
                <text:p><text:a xlink:href="https://www.elportaldemusica.es/single/nacho-bailame?list=top-100-canciones" xlink:type="simple">https://www.elportaldemusica.es/single/nacho-bail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Ã‰l no soy yo</text:p>
              </table:table-cell>
              <table:table-cell office:value-type="string" calcext:value-type="string">
                <text:p>Blas Canto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blas-canto-el-no-soy-yo?list=top-100-canciones" xlink:type="simple">https://www.elportaldemusica.es/single/blas-canto-el-no-soy-y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Se preparÃ³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ozuna-se-preparo?list=top-100-canciones" xlink:type="simple">https://www.elportaldemusica.es/single/ozuna-se-prepa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QUIERE BEBER</text:p>
              </table:table-cell>
              <table:table-cell office:value-type="string" calcext:value-type="string">
                <text:p>ANUEL A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anuel-aa-quiere-beber?list=top-100-canciones" xlink:type="simple">https://www.elportaldemusica.es/single/anuel-aa-quiere-b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Ya Es Hora</text:p>
              </table:table-cell>
              <table:table-cell office:value-type="string" calcext:value-type="string">
                <text:p>Ana Mena, Becky G, De La Ghetto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ana-mena-becky-g-de-la-ghetto-ya-es-hora?list=top-100-canciones" xlink:type="simple">https://www.elportaldemusica.es/single/ana-mena-becky-g-de-la-ghetto-ya-es-ho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Unica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ozuna-unica?list=top-100-canciones" xlink:type="simple">https://www.elportaldemusica.es/single/ozuna-uni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MALA MÃA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maluma-mala-mia?list=top-100-canciones" xlink:type="simple">https://www.elportaldemusica.es/single/maluma-mala-m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Celoso</text:p>
              </table:table-cell>
              <table:table-cell office:value-type="string" calcext:value-type="string">
                <text:p>Lele Pons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lele-pons-celoso?list=top-100-canciones" xlink:type="simple">https://www.elportaldemusica.es/single/lele-pons-celo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Solita</text:p>
              </table:table-cell>
              <table:table-cell office:value-type="string" calcext:value-type="string">
                <text:p>OZUNA / MAMBO KINGZ / DJ LUIAN / BAD BUNNY / WISIN / ALMIGHT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ozuna-mambo-kingz-dj-luian-bad-bunny-wisin-almight-solita?list=top-100-canciones" xlink:type="simple">https://www.elportaldemusica.es/single/ozuna-mambo-kingz-dj-luian-bad-bunny-wisin-almight-sol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Flames</text:p>
              </table:table-cell>
              <table:table-cell office:value-type="string" calcext:value-type="string">
                <text:p>David Guetta / Si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vid-guetta-sia-flames?list=top-100-canciones" xlink:type="simple">https://www.elportaldemusica.es/single/david-guetta-sia-flam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Suena El Dembow</text:p>
              </table:table-cell>
              <table:table-cell office:value-type="string" calcext:value-type="string">
                <text:p>Joey Montana y SebastiÃ¡n Yatra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joey-montana-y-sebastian-yatra-suena-el-dembow?list=top-100-canciones" xlink:type="simple">https://www.elportaldemusica.es/single/joey-montana-y-sebastian-yatra-suena-el-demb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No Quiero Amarte</text:p>
              </table:table-cell>
              <table:table-cell office:value-type="string" calcext:value-type="string">
                <text:p>JUSTIN QUILES / ZION &amp; LENNOX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justin-quiles-zion-lennox-no-quiero-amarte?list=top-100-canciones" xlink:type="simple">https://www.elportaldemusica.es/single/justin-quiles-zion-lennox-no-quiero-ama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ESTAMOS BIEN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bad-bunny-estamos-bien?list=top-100-canciones" xlink:type="simple">https://www.elportaldemusica.es/single/bad-bunny-estamos-bie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Perro Fiel</text:p>
              </table:table-cell>
              <table:table-cell office:value-type="string" calcext:value-type="string">
                <text:p>shakira / Nicky Jam</text:p>
              </table:table-cell>
              <table:table-cell office:value-type="string" calcext:value-type="string">
                <text:p>58 Semanas en lista</text:p>
              </table:table-cell>
              <table:table-cell table:style-name="ce15" office:value-type="string" calcext:value-type="string">
                <text:p><text:a xlink:href="https://www.elportaldemusica.es/single/shakira-nicky-jam-perro-fiel?list=top-100-canciones" xlink:type="simple">https://www.elportaldemusica.es/single/shakira-nicky-jam-perro-fi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ADAN Y EVA</text:p>
              </table:table-cell>
              <table:table-cell office:value-type="string" calcext:value-type="string">
                <text:p>PAULO LONDRA</text:p>
              </table:table-cell>
              <table:table-cell office:value-type="string" calcext:value-type="string">
                <text:p>8 Semanas en lista</text:p>
              </table:table-cell>
              <table:table-cell table:style-name="ce15" office:value-type="string" calcext:value-type="string">
                <text:p><text:a xlink:href="https://www.elportaldemusica.es/single/paulo-londra-adan-y-eva?list=top-100-canciones" xlink:type="simple">https://www.elportaldemusica.es/single/paulo-londra-adan-y-e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Despacito (Featuring Daddy Yankee)</text:p>
              </table:table-cell>
              <table:table-cell office:value-type="string" calcext:value-type="string">
                <text:p>Luis Fonsi feat Daddy Yankee</text:p>
              </table:table-cell>
              <table:table-cell office:value-type="string" calcext:value-type="string">
                <text:p>89 Semanas en lista</text:p>
              </table:table-cell>
              <table:table-cell table:style-name="ce15" office:value-type="string" calcext:value-type="string">
                <text:p><text:a xlink:href="https://www.elportaldemusica.es/single/luis-fonsi-feat-daddy-yankee-despacito-2?list=top-100-canciones" xlink:type="simple">https://www.elportaldemusica.es/single/luis-fonsi-feat-daddy-yankee-despacit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Booty</text:p>
              </table:table-cell>
              <table:table-cell office:value-type="string" calcext:value-type="string">
                <text:p>C. Tangana &amp; Becky G.</text:p>
              </table:table-cell>
              <table:table-cell office:value-type="string" calcext:value-type="string">
                <text:p>10 Semanas en lista</text:p>
              </table:table-cell>
              <table:table-cell table:style-name="ce15" office:value-type="string" calcext:value-type="string">
                <text:p><text:a xlink:href="https://www.elportaldemusica.es/single/c-tangana-becky-g-booty?list=top-100-canciones" xlink:type="simple">https://www.elportaldemusica.es/single/c-tangana-becky-g-boot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Mad Love</text:p>
              </table:table-cell>
              <table:table-cell office:value-type="string" calcext:value-type="string">
                <text:p>SEAN PAUL / DAVID GUETTA / BECKY G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sean-paul-david-guetta-becky-g-mad-love?list=top-100-canciones" xlink:type="simple">https://www.elportaldemusica.es/single/sean-paul-david-guetta-becky-g-mad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Imposible</text:p>
              </table:table-cell>
              <table:table-cell office:value-type="string" calcext:value-type="string">
                <text:p>Luis Fonsi y Ozuna</text:p>
              </table:table-cell>
              <table:table-cell office:value-type="string" calcext:value-type="string">
                <text:p>10 Semanas en lista</text:p>
              </table:table-cell>
              <table:table-cell table:style-name="ce15" office:value-type="string" calcext:value-type="string">
                <text:p><text:a xlink:href="https://www.elportaldemusica.es/single/luis-fonsi-y-ozuna-imposible?list=top-100-canciones" xlink:type="simple">https://www.elportaldemusica.es/single/luis-fonsi-y-ozuna-imposib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El Patio</text:p>
              </table:table-cell>
              <table:table-cell office:value-type="string" calcext:value-type="string">
                <text:p>Pablo LÃ³pez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pablo-lopez-el-patio?list=top-100-canciones" xlink:type="simple">https://www.elportaldemusica.es/single/pablo-lopez-el-pat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ANTES DE MORIRME</text:p>
              </table:table-cell>
              <table:table-cell office:value-type="string" calcext:value-type="string">
                <text:p>C.TANGANA / ROSALI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ctangana-rosalia-antes-de-morirme?list=top-100-canciones" xlink:type="simple">https://www.elportaldemusica.es/single/ctangana-rosalia-antes-de-morir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IN MY FEELINGS</text:p>
              </table:table-cell>
              <table:table-cell office:value-type="string" calcext:value-type="string">
                <text:p>Drake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drake-in-my-feelings?list=top-100-canciones" xlink:type="simple">https://www.elportaldemusica.es/single/drake-in-my-feeling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Robarte un Beso</text:p>
              </table:table-cell>
              <table:table-cell office:value-type="string" calcext:value-type="string">
                <text:p>Carlos Vives &amp; Sebastian Yatra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carlos-vives-sebastian-yatra-robarte-un-beso?list=top-100-canciones" xlink:type="simple">https://www.elportaldemusica.es/single/carlos-vives-sebastian-yatra-robarte-un-be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El Arrepentido</text:p>
              </table:table-cell>
              <table:table-cell office:value-type="string" calcext:value-type="string">
                <text:p>Melendi &amp; Carlos Vives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melendi-carlos-vives-el-arrepentido?list=top-100-canciones" xlink:type="simple">https://www.elportaldemusica.es/single/melendi-carlos-vives-el-arrepentido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9" calcext:value-type="float">
              <text:p>2019</text:p>
            </table:table-cell>
            <table:table-cell table:style-name="ce7" table:formula="of:=SUBTOTAL(3;[.B714:.B813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714:.D813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CONTANDO LUNARES</text:p>
              </table:table-cell>
              <table:table-cell office:value-type="string" calcext:value-type="string">
                <text:p>DON PATRICIO / CRUZ CAFUNÃ‰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don-patricio-cruz-cafune-contando-lunares?list=top-100-canciones" xlink:type="simple">https://www.elportaldemusica.es/single/don-patricio-cruz-cafune-contando-luna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Con Calma</text:p>
              </table:table-cell>
              <table:table-cell office:value-type="string" calcext:value-type="string">
                <text:p>Daddy Yankee &amp; Snow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daddy-yankee-snow-con-calma?list=top-100-canciones" xlink:type="simple">https://www.elportaldemusica.es/single/daddy-yankee-snow-con-cal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Calma (Remix)</text:p>
              </table:table-cell>
              <table:table-cell office:value-type="string" calcext:value-type="string">
                <text:p>Pedro CapÃ³ &amp; Farruko</text:p>
              </table:table-cell>
              <table:table-cell office:value-type="string" calcext:value-type="string">
                <text:p>56 Semanas en lista</text:p>
              </table:table-cell>
              <table:table-cell table:style-name="ce15" office:value-type="string" calcext:value-type="string">
                <text:p><text:a xlink:href="https://www.elportaldemusica.es/single/pedro-capo-farruko-calma-remix?list=top-100-canciones" xlink:type="simple">https://www.elportaldemusica.es/single/pedro-capo-farruko-calma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CHINA</text:p>
              </table:table-cell>
              <table:table-cell office:value-type="string" calcext:value-type="string">
                <text:p>ANUEL AA / DADDY YANKEE / KAROL G / J BALVIN / OZUN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anuel-aa-daddy-yankee-karol-g-j-balvin-ozuna-china?list=top-100-canciones" xlink:type="simple">https://www.elportaldemusica.es/single/anuel-aa-daddy-yankee-karol-g-j-balvin-ozuna-ch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BAILA BAILA BAILA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ozuna-baila-baila-baila?list=top-100-canciones" xlink:type="simple">https://www.elportaldemusica.es/single/ozuna-baila-baila-bai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Con Altura</text:p>
              </table:table-cell>
              <table:table-cell office:value-type="string" calcext:value-type="string">
                <text:p>ROSALÃA &amp; J BALVIN ft., EL GUINCHO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rosalia-j-balvin-ft-el-guincho-con-altura?list=top-100-canciones" xlink:type="simple">https://www.elportaldemusica.es/single/rosalia-j-balvin-ft-el-guincho-con-alt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CALLAITA</text:p>
              </table:table-cell>
              <table:table-cell office:value-type="string" calcext:value-type="string">
                <text:p>BAD BUNNY / TAINY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bad-bunny-tainy-callaita?list=top-100-canciones" xlink:type="simple">https://www.elportaldemusica.es/single/bad-bunny-tainy-calla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SOLTERA (REMIX)</text:p>
              </table:table-cell>
              <table:table-cell office:value-type="string" calcext:value-type="string">
                <text:p>LUNAY / DADDY YANKEE / BAD BUNNY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-143?list=top-100-canciones" xlink:type="simple">https://www.elportaldemusica.es/single/-143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NO ME CONOCE</text:p>
              </table:table-cell>
              <table:table-cell office:value-type="string" calcext:value-type="string">
                <text:p>JHAY CORTEZ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hay-cortez-no-me-conoce?list=top-100-canciones" xlink:type="simple">https://www.elportaldemusica.es/single/jhay-cortez-no-me-cono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Secreto</text:p>
              </table:table-cell>
              <table:table-cell office:value-type="string" calcext:value-type="string">
                <text:p>Anuel AA &amp; Karol G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anuel-aa-karol-g-secreto?list=top-100-canciones" xlink:type="simple">https://www.elportaldemusica.es/single/anuel-aa-karol-g-secre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ADAN Y EVA</text:p>
              </table:table-cell>
              <table:table-cell office:value-type="string" calcext:value-type="string">
                <text:p>PAULO LONDRA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paulo-londra-adan-y-eva?list=top-100-canciones" xlink:type="simple">https://www.elportaldemusica.es/single/paulo-londra-adan-y-e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Yo x Ti, Tu x Mi</text:p>
              </table:table-cell>
              <table:table-cell office:value-type="string" calcext:value-type="string">
                <text:p>RosalÃ­a, Ozuna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rosalia-ozuna-yo-x-ti-tu-x-mi?list=top-100-canciones" xlink:type="simple">https://www.elportaldemusica.es/single/rosalia-ozuna-yo-x-ti-tu-x-m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OTRO TRAGO</text:p>
              </table:table-cell>
              <table:table-cell office:value-type="string" calcext:value-type="string">
                <text:p>SECH / DARELL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sech-darell-otro-trago?list=top-100-canciones" xlink:type="simple">https://www.elportaldemusica.es/single/sech-darell-otro-tra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A MI</text:p>
              </table:table-cell>
              <table:table-cell office:value-type="string" calcext:value-type="string">
                <text:p>DALEX / RAFA PABÃ–N / DIMELO FLOW / KHEA / SECH / C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dalex-rafa-pabon-dimelo-flow-khea-sech-c-pa-mi?list=top-100-canciones" xlink:type="simple">https://www.elportaldemusica.es/single/dalex-rafa-pabon-dimelo-flow-khea-sech-c-pa-m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ENCHOCHADO DE TI</text:p>
              </table:table-cell>
              <table:table-cell office:value-type="string" calcext:value-type="string">
                <text:p>DON PATRICIO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don-patricio-enchochado-de-ti?list=top-100-canciones" xlink:type="simple">https://www.elportaldemusica.es/single/don-patricio-enchochado-de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SeÃ±orita</text:p>
              </table:table-cell>
              <table:table-cell office:value-type="string" calcext:value-type="string">
                <text:p>Shawn Mendes feat Camila Cabell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shawn-mendes-feat-camila-cabello-senorita?list=top-100-canciones" xlink:type="simple">https://www.elportaldemusica.es/single/shawn-mendes-feat-camila-cabello-senor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VERTE IR</text:p>
              </table:table-cell>
              <table:table-cell office:value-type="string" calcext:value-type="string">
                <text:p>DJ LUIAN / MAMBO KINGZ / ANUEL AA / NICKY JAM / DA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dj-luian-mambo-kingz-anuel-aa-nicky-jam-da-verte-ir?list=top-100-canciones" xlink:type="simple">https://www.elportaldemusica.es/single/dj-luian-mambo-kingz-anuel-aa-nicky-jam-da-verte-i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HP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maluma-hp?list=top-100-canciones" xlink:type="simple">https://www.elportaldemusica.es/single/maluma-h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Te RobarÃ©</text:p>
              </table:table-cell>
              <table:table-cell office:value-type="string" calcext:value-type="string">
                <text:p>Nicky Jam &amp; Ozuna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nicky-jam-ozuna-te-robare?list=top-100-canciones" xlink:type="simple">https://www.elportaldemusica.es/single/nicky-jam-ozuna-te-roba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AMANECE</text:p>
              </table:table-cell>
              <table:table-cell office:value-type="string" calcext:value-type="string">
                <text:p>ANUEL AA / HAZE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anuel-aa-haze-amanece?list=top-100-canciones" xlink:type="simple">https://www.elportaldemusica.es/single/anuel-aa-haze-amane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Un AÃ±o</text:p>
              </table:table-cell>
              <table:table-cell office:value-type="string" calcext:value-type="string">
                <text:p>SebastiÃ¡n Yatra &amp; Reik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sebastian-yatra-reik-un-ano?list=top-100-canciones" xlink:type="simple">https://www.elportaldemusica.es/single/sebastian-yatra-reik-un-a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I Don`t Care</text:p>
              </table:table-cell>
              <table:table-cell office:value-type="string" calcext:value-type="string">
                <text:p>Ed Sheeran &amp; Justin Bieber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ed-sheeran-justin-bieber-i-dont-care?list=top-100-canciones" xlink:type="simple">https://www.elportaldemusica.es/single/ed-sheeran-justin-bieber-i-dont-ca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bad guy (with Justin Bieber)</text:p>
              </table:table-cell>
              <table:table-cell office:value-type="string" calcext:value-type="string">
                <text:p>Billie Eilish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billie-eilish-bad-guy-with-justin-bieber?list=top-100-canciones" xlink:type="simple">https://www.elportaldemusica.es/single/billie-eilish-bad-guy-with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Contra La Pared</text:p>
              </table:table-cell>
              <table:table-cell office:value-type="string" calcext:value-type="string">
                <text:p>Sean Paul &amp; J Balvin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sean-paul-j-balvin-contra-la-pared?list=top-100-canciones" xlink:type="simple">https://www.elportaldemusica.es/single/sean-paul-j-balvin-contra-la-pare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TAL VEZ</text:p>
              </table:table-cell>
              <table:table-cell office:value-type="string" calcext:value-type="string">
                <text:p>PAULO LONDR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paulo-londra-tal-vez?list=top-100-canciones" xlink:type="simple">https://www.elportaldemusica.es/single/paulo-londra-tal-vez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Lo Siento</text:p>
              </table:table-cell>
              <table:table-cell office:value-type="string" calcext:value-type="string">
                <text:p>BERET</text:p>
              </table:table-cell>
              <table:table-cell office:value-type="string" calcext:value-type="string">
                <text:p>83 Semanas en lista</text:p>
              </table:table-cell>
              <table:table-cell table:style-name="ce15" office:value-type="string" calcext:value-type="string">
                <text:p><text:a xlink:href="https://www.elportaldemusica.es/single/beret-lo-siento?list=top-100-canciones" xlink:type="simple">https://www.elportaldemusica.es/single/beret-lo-sien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CRISTINA</text:p>
              </table:table-cell>
              <table:table-cell office:value-type="string" calcext:value-type="string">
                <text:p>MAFFIO / JUSTIN QUILES / NACHO / SHELOW SHAQ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maffio-justin-quiles-nacho-shelow-shaq-cristina?list=top-100-canciones" xlink:type="simple">https://www.elportaldemusica.es/single/maffio-justin-quiles-nacho-shelow-shaq-crist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Swing</text:p>
              </table:table-cell>
              <table:table-cell office:value-type="string" calcext:value-type="string">
                <text:p>DANNY OCEA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danny-ocean-swing?list=top-100-canciones" xlink:type="simple">https://www.elportaldemusica.es/single/danny-ocean-sw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OTRO TRAGO (REMIX)</text:p>
              </table:table-cell>
              <table:table-cell office:value-type="string" calcext:value-type="string">
                <text:p>SECH / OZUNA / ANUEL AA / DARELL / NICKY JAM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sech-ozuna-anuel-aa-darell-nicky-jam-otro-trago-remix?list=top-100-canciones" xlink:type="simple">https://www.elportaldemusica.es/single/sech-ozuna-anuel-aa-darell-nicky-jam-otro-trago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ELLA QUIERE BEBER</text:p>
              </table:table-cell>
              <table:table-cell office:value-type="string" calcext:value-type="string">
                <text:p>ANUEL AA / ROMEO SANTOS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anuel-aa-romeo-santos-ella-quiere-beber?list=top-100-canciones" xlink:type="simple">https://www.elportaldemusica.es/single/anuel-aa-romeo-santos-ella-quiere-b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LA RUBIA (REMIX 2)</text:p>
              </table:table-cell>
              <table:table-cell office:value-type="string" calcext:value-type="string">
                <text:p>LA NUEVA ESCUELA / OMAR MONTES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la-nueva-escuela-omar-montes-la-rubia-remix-2?list=top-100-canciones" xlink:type="simple">https://www.elportaldemusica.es/single/la-nueva-escuela-omar-montes-la-rubia-remix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SI SE DA</text:p>
              </table:table-cell>
              <table:table-cell office:value-type="string" calcext:value-type="string">
                <text:p>MYKE TOWERS / FARRUKO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myke-towers-farruko-si-se-da?list=top-100-canciones" xlink:type="simple">https://www.elportaldemusica.es/single/myke-towers-farruko-si-se-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Mujer Bruja</text:p>
              </table:table-cell>
              <table:table-cell office:value-type="string" calcext:value-type="string">
                <text:p>Lola Indigo &amp; Mala Rodriguez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lola-indigo-mala-rodriguez-mujer-bruja?list=top-100-canciones" xlink:type="simple">https://www.elportaldemusica.es/single/lola-indigo-mala-rodriguez-mujer-bruj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Alocao</text:p>
              </table:table-cell>
              <table:table-cell office:value-type="string" calcext:value-type="string">
                <text:p>Omar Montes x Bad Gyal</text:p>
              </table:table-cell>
              <table:table-cell office:value-type="string" calcext:value-type="string">
                <text:p>9 Semanas en lista</text:p>
              </table:table-cell>
              <table:table-cell table:style-name="ce15" office:value-type="string" calcext:value-type="string">
                <text:p><text:a xlink:href="https://www.elportaldemusica.es/single/omar-montes-x-bad-gyal-alocao?list=top-100-canciones" xlink:type="simple">https://www.elportaldemusica.es/single/omar-montes-x-bad-gyal-aloca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LA PLAYA</text:p>
              </table:table-cell>
              <table:table-cell office:value-type="string" calcext:value-type="string">
                <text:p>MYKE TOWERS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myke-towers-la-playa?list=top-100-canciones" xlink:type="simple">https://www.elportaldemusica.es/single/myke-towers-la-play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Adicto</text:p>
              </table:table-cell>
              <table:table-cell office:value-type="string" calcext:value-type="string">
                <text:p>Tainy, Anuel AA &amp; Ozuna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tainy-anuel-aa-ozuna-adicto?list=top-100-canciones" xlink:type="simple">https://www.elportaldemusica.es/single/tainy-anuel-aa-ozuna-adic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VAS A QUEDARTE</text:p>
              </table:table-cell>
              <table:table-cell office:value-type="string" calcext:value-type="string">
                <text:p>Aitana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aitana-vas-a-quedarte?list=top-100-canciones" xlink:type="simple">https://www.elportaldemusica.es/single/aitana-vas-a-queda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SOLDI</text:p>
              </table:table-cell>
              <table:table-cell office:value-type="string" calcext:value-type="string">
                <text:p>MAHMOOD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mahmood-soldi?list=top-100-canciones" xlink:type="simple">https://www.elportaldemusica.es/single/mahmood-sold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LA CANCIÃ“N</text:p>
              </table:table-cell>
              <table:table-cell office:value-type="string" calcext:value-type="string">
                <text:p>J. Balvin y Bad Bunny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j-balvin-y-bad-bunny-la-cancion?list=top-100-canciones" xlink:type="simple">https://www.elportaldemusica.es/single/j-balvin-y-bad-bunny-la-canc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Shallow</text:p>
              </table:table-cell>
              <table:table-cell office:value-type="string" calcext:value-type="string">
                <text:p>Lady Gaga y Bradley Cooper</text:p>
              </table:table-cell>
              <table:table-cell office:value-type="string" calcext:value-type="string">
                <text:p>64 Semanas en lista</text:p>
              </table:table-cell>
              <table:table-cell table:style-name="ce15" office:value-type="string" calcext:value-type="string">
                <text:p><text:a xlink:href="https://www.elportaldemusica.es/single/lady-gaga-y-bradley-cooper-shallow?list=top-100-canciones" xlink:type="simple">https://www.elportaldemusica.es/single/lady-gaga-y-bradley-cooper-shall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DÃ©jate Querer</text:p>
              </table:table-cell>
              <table:table-cell office:value-type="string" calcext:value-type="string">
                <text:p>Lalo Ebratt, Sebastian Yatra y Yer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lalo-ebratt-sebastian-yatra-y-yera-dejate-querer?list=top-100-canciones" xlink:type="simple">https://www.elportaldemusica.es/single/lalo-ebratt-sebastian-yatra-y-yera-dejate-quer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esiento</text:p>
              </table:table-cell>
              <table:table-cell office:value-type="string" calcext:value-type="string">
                <text:p>Morat y Aitana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morat-y-aitana-presiento?list=top-100-canciones" xlink:type="simple">https://www.elportaldemusica.es/single/morat-y-aitana-presien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Imposible</text:p>
              </table:table-cell>
              <table:table-cell office:value-type="string" calcext:value-type="string">
                <text:p>Luis Fonsi y Ozun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luis-fonsi-y-ozuna-imposible?list=top-100-canciones" xlink:type="simple">https://www.elportaldemusica.es/single/luis-fonsi-y-ozuna-imposib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11PM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maluma-11-pm?list=top-100-canciones" xlink:type="simple">https://www.elportaldemusica.es/single/maluma-11-p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Loco Contigo</text:p>
              </table:table-cell>
              <table:table-cell office:value-type="string" calcext:value-type="string">
                <text:p>DJ Snake, J. Balvin, Tyg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dj-snake-j-balvin-tyga-loco-contigo?list=top-100-canciones" xlink:type="simple">https://www.elportaldemusica.es/single/dj-snake-j-balvin-tyga-loco-conti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Adictiva</text:p>
              </table:table-cell>
              <table:table-cell office:value-type="string" calcext:value-type="string">
                <text:p>Daddy Yankee y Anuel AA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daddy-yankee-y-anuel-aa-adictiva?list=top-100-canciones" xlink:type="simple">https://www.elportaldemusica.es/single/daddy-yankee-y-anuel-aa-adicti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DE TRANQUILOTE</text:p>
              </table:table-cell>
              <table:table-cell office:value-type="string" calcext:value-type="string">
                <text:p>DANNY ROMERO / LÃ‰RIC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danny-romero-lerica-de-tranquilote?list=top-100-canciones" xlink:type="simple">https://www.elportaldemusica.es/single/danny-romero-lerica-de-tranquilo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NI BIEN NI MAL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bad-bunny-ni-bien-ni-mal?list=top-100-canciones" xlink:type="simple">https://www.elportaldemusica.es/single/bad-bunny-ni-bien-ni-m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QuÃ© Pretendes</text:p>
              </table:table-cell>
              <table:table-cell office:value-type="string" calcext:value-type="string">
                <text:p>J. Balvin y Bad Bunny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-balvin-y-bad-bunny-que-pretendes?list=top-100-canciones" xlink:type="simple">https://www.elportaldemusica.es/single/j-balvin-y-bad-bunny-que-pretend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MALAMENTE</text:p>
              </table:table-cell>
              <table:table-cell office:value-type="string" calcext:value-type="string">
                <text:p>RosalÃ­a</text:p>
              </table:table-cell>
              <table:table-cell office:value-type="string" calcext:value-type="string">
                <text:p>75 Semanas en lista</text:p>
              </table:table-cell>
              <table:table-cell table:style-name="ce15" office:value-type="string" calcext:value-type="string">
                <text:p><text:a xlink:href="https://www.elportaldemusica.es/single/rosalia-malamente?list=top-100-canciones" xlink:type="simple">https://www.elportaldemusica.es/single/rosalia-malam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TA TO GUCCI</text:p>
              </table:table-cell>
              <table:table-cell office:value-type="string" calcext:value-type="string">
                <text:p>CAUTY / RAFA PABO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cauty-rafa-pabon-ta-to-gucci?list=top-100-canciones" xlink:type="simple">https://www.elportaldemusica.es/single/cauty-rafa-pabon-ta-to-gucc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5 Sentidos</text:p>
              </table:table-cell>
              <table:table-cell office:value-type="string" calcext:value-type="string">
                <text:p>DVICIO y TABURETE</text:p>
              </table:table-cell>
              <table:table-cell office:value-type="string" calcext:value-type="string">
                <text:p>54 Semanas en lista</text:p>
              </table:table-cell>
              <table:table-cell table:style-name="ce15" office:value-type="string" calcext:value-type="string">
                <text:p><text:a xlink:href="https://www.elportaldemusica.es/single/dvicio-y-taburete-5-sentidos?list=top-100-canciones" xlink:type="simple">https://www.elportaldemusica.es/single/dvicio-y-taburete-5-sentid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7 rings</text:p>
              </table:table-cell>
              <table:table-cell office:value-type="string" calcext:value-type="string">
                <text:p>Ariana Grande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ariana-grande-7-rings?list=top-100-canciones" xlink:type="simple">https://www.elportaldemusica.es/single/ariana-grande-7-ring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MilionÃ ria</text:p>
              </table:table-cell>
              <table:table-cell office:value-type="string" calcext:value-type="string">
                <text:p>RosalÃ­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rosalia-milionaria?list=top-100-canciones" xlink:type="simple">https://www.elportaldemusica.es/single/rosalia-milionar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PA LLAMAR TU ATENCION</text:p>
              </table:table-cell>
              <table:table-cell office:value-type="string" calcext:value-type="string">
                <text:p>C. TANGANA, ALIZZZ Y MC BIN LADEN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c-tangana-alizzz-y-mc-bin-laden-pa-llamar-tu-atencion?list=top-100-canciones" xlink:type="simple">https://www.elportaldemusica.es/single/c-tangana-alizzz-y-mc-bin-laden-pa-llamar-tu-atenc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SAY MY NAME</text:p>
              </table:table-cell>
              <table:table-cell office:value-type="string" calcext:value-type="string">
                <text:p>DAVID GUETTA / BEBE REXHA / J BALVIN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david-guetta-bebe-rexha-j-balvin-say-my-name?list=top-100-canciones" xlink:type="simple">https://www.elportaldemusica.es/single/david-guetta-bebe-rexha-j-balvin-say-my-n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CUADERNO</text:p>
              </table:table-cell>
              <table:table-cell office:value-type="string" calcext:value-type="string">
                <text:p>DALEX / NICKY JAM / JUSTIN QUILES / SECH / LENNY TAVÃREZ / FEID / RAFA PABÃ–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dalex-nicky-jam-justin-quiles-sech-lenny-tavarez-feid-rafa-pabon-cuaderno?list=top-100-canciones" xlink:type="simple">https://www.elportaldemusica.es/single/dalex-nicky-jam-justin-quiles-sech-lenny-tavarez-feid-rafa-pabon-cuader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Booty</text:p>
              </table:table-cell>
              <table:table-cell office:value-type="string" calcext:value-type="string">
                <text:p>C. Tangana &amp; Becky G.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c-tangana-becky-g-booty?list=top-100-canciones" xlink:type="simple">https://www.elportaldemusica.es/single/c-tangana-becky-g-boot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MIA feat. Drake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bad-bunny-mia-feat-drake?list=top-100-canciones" xlink:type="simple">https://www.elportaldemusica.es/single/bad-bunny-mia-feat-drak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SOLTERA</text:p>
              </table:table-cell>
              <table:table-cell office:value-type="string" calcext:value-type="string">
                <text:p>LUNAY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lunay-soltera?list=top-100-canciones" xlink:type="simple">https://www.elportaldemusica.es/single/lunay-solt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Dance Monkey</text:p>
              </table:table-cell>
              <table:table-cell office:value-type="string" calcext:value-type="string">
                <text:p>Tones and I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tones-and-i-dance-monkey?list=top-100-canciones" xlink:type="simple">https://www.elportaldemusica.es/single/tones-and-i-dance-monk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Indeciso</text:p>
              </table:table-cell>
              <table:table-cell office:value-type="string" calcext:value-type="string">
                <text:p>Reik, J Balvin, Lalo Ebratt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reik-j-balvin-lalo-ebratt-indeciso?list=top-100-canciones" xlink:type="simple">https://www.elportaldemusica.es/single/reik-j-balvin-lalo-ebratt-indeci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Aullando</text:p>
              </table:table-cell>
              <table:table-cell office:value-type="string" calcext:value-type="string">
                <text:p>Wisin &amp; Yandel, Romeo Santos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wisin-yandel-romeo-santos-aullando?list=top-100-canciones" xlink:type="simple">https://www.elportaldemusica.es/single/wisin-yandel-romeo-santos-aull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Taki Taki</text:p>
              </table:table-cell>
              <table:table-cell office:value-type="string" calcext:value-type="string">
                <text:p>DJ Snake, Selena Gomez, Ozuna y Cardi B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dj-snake-selena-gomez-ozuna-y-cardi-b-taki-taki?list=top-100-canciones" xlink:type="simple">https://www.elportaldemusica.es/single/dj-snake-selena-gomez-ozuna-y-cardi-b-taki-tak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Te Quemaste</text:p>
              </table:table-cell>
              <table:table-cell office:value-type="string" calcext:value-type="string">
                <text:p>Manuel Turizo &amp; Anuel AA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manuel-turizo-anuel-aa-te-quemaste?list=top-100-canciones" xlink:type="simple">https://www.elportaldemusica.es/single/manuel-turizo-anuel-aa-te-quemas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DIAVLA</text:p>
              </table:table-cell>
              <table:table-cell office:value-type="string" calcext:value-type="string">
                <text:p>CHRIS VIZ / YOUNG VENE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chris-viz-young-vene-diavla?list=top-100-canciones" xlink:type="simple">https://www.elportaldemusica.es/single/chris-viz-young-vene-diav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Sweet but Psycho</text:p>
              </table:table-cell>
              <table:table-cell office:value-type="string" calcext:value-type="string">
                <text:p>Ava Max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ava-max-sweet-but-psycho?list=top-100-canciones" xlink:type="simple">https://www.elportaldemusica.es/single/ava-max-sweet-but-psych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GOTEO</text:p>
              </table:table-cell>
              <table:table-cell office:value-type="string" calcext:value-type="string">
                <text:p>DUKI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duki-goteo?list=top-100-canciones" xlink:type="simple">https://www.elportaldemusica.es/single/duki-gote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FANTASIAS</text:p>
              </table:table-cell>
              <table:table-cell office:value-type="string" calcext:value-type="string">
                <text:p>RAUW ALEJANDRO / FARRUKO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rauw-alejandro-farruko-fantasias?list=top-100-canciones" xlink:type="simple">https://www.elportaldemusica.es/single/rauw-alejandro-farruko-fantasi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QUE MÃS PUES (REMIX)</text:p>
              </table:table-cell>
              <table:table-cell office:value-type="string" calcext:value-type="string">
                <text:p>SECH / JUSTIN QUILES / MALUMA / NICKY JAM / FARRUK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sech-justin-quiles-maluma-nicky-jam-farruk-que-mas-pues-remix?list=top-100-canciones" xlink:type="simple">https://www.elportaldemusica.es/single/sech-justin-quiles-maluma-nicky-jam-farruk-que-mas-pues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MIRÃNDOTE</text:p>
              </table:table-cell>
              <table:table-cell office:value-type="string" calcext:value-type="string">
                <text:p>RVFV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rvfv-mirandote?list=top-100-canciones" xlink:type="simple">https://www.elportaldemusica.es/single/rvfv-mirando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MALA</text:p>
              </table:table-cell>
              <table:table-cell office:value-type="string" calcext:value-type="string">
                <text:p>6IX9INE / ANUEL A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-94?list=top-100-canciones" xlink:type="simple">https://www.elportaldemusica.es/single/-94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EASY</text:p>
              </table:table-cell>
              <table:table-cell office:value-type="string" calcext:value-type="string">
                <text:p>JHAY CORTEZ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jhay-cortez-easy?list=top-100-canciones" xlink:type="simple">https://www.elportaldemusica.es/single/jhay-cortez-eas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no te preocupes por mÃ­</text:p>
              </table:table-cell>
              <table:table-cell office:value-type="string" calcext:value-type="string">
                <text:p>Leiv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leiva-no-te-preocupes-por-mi-2?list=top-100-canciones" xlink:type="simple">https://www.elportaldemusica.es/single/leiva-no-te-preocupes-por-mi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Desconocidos</text:p>
              </table:table-cell>
              <table:table-cell office:value-type="string" calcext:value-type="string">
                <text:p>MAU Y RICKY &amp; MANUEL TURIZO Feat CAMIL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mau-y-ricky-manuel-turizo-feat-camilo-echeverry-desconocidos?list=top-100-canciones" xlink:type="simple">https://www.elportaldemusica.es/single/mau-y-ricky-manuel-turizo-feat-camilo-echeverry-desconocid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RITMO (Bad Boys For Life)</text:p>
              </table:table-cell>
              <table:table-cell office:value-type="string" calcext:value-type="string">
                <text:p>The Black Eyed Peas X J Balvin</text:p>
              </table:table-cell>
              <table:table-cell office:value-type="string" calcext:value-type="string">
                <text:p>11 Semanas en lista</text:p>
              </table:table-cell>
              <table:table-cell table:style-name="ce15" office:value-type="string" calcext:value-type="string">
                <text:p><text:a xlink:href="https://www.elportaldemusica.es/single/the-black-eyed-peas-x-j-balvin-ritmo-bad-boys-for-life?list=top-100-canciones" xlink:type="simple">https://www.elportaldemusica.es/single/the-black-eyed-peas-x-j-balvin-ritmo-bad-boys-for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NO TE VEO</text:p>
              </table:table-cell>
              <table:table-cell office:value-type="string" calcext:value-type="string">
                <text:p>CASPER MAGIC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casper-magico-no-te-veo?list=top-100-canciones" xlink:type="simple">https://www.elportaldemusica.es/single/casper-magico-no-te-ve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TE VI</text:p>
              </table:table-cell>
              <table:table-cell office:value-type="string" calcext:value-type="string">
                <text:p>PISO 21 / MICRO TDH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piso-21-micro-tdh-te-vi?list=top-100-canciones" xlink:type="simple">https://www.elportaldemusica.es/single/piso-21-micro-tdh-te-v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Esclavo de tus besos</text:p>
              </table:table-cell>
              <table:table-cell office:value-type="string" calcext:value-type="string">
                <text:p>Manuel Turizo &amp; Ozun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manuel-turizo-ozuna-esclavo-de-tus-besos?list=top-100-canciones" xlink:type="simple">https://www.elportaldemusica.es/single/manuel-turizo-ozuna-esclavo-de-tus-bes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GANAS SOBRAN</text:p>
              </table:table-cell>
              <table:table-cell office:value-type="string" calcext:value-type="string">
                <text:p>BRYANT MYERS / MIKY WOODZ / JUSTIN QUILES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bryant-myers-miky-woodz-justin-quiles-ganas-sobran?list=top-100-canciones" xlink:type="simple">https://www.elportaldemusica.es/single/bryant-myers-miky-woodz-justin-quiles-ganas-sobr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Date La Vuelta ft. Nicky Jam y Sebastian Yatra</text:p>
              </table:table-cell>
              <table:table-cell office:value-type="string" calcext:value-type="string">
                <text:p>Luis Fonsi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luis-fonsi-date-la-vuelta-ft-nicky-jam-y-sebastian-yatra?list=top-100-canciones" xlink:type="simple">https://www.elportaldemusica.es/single/luis-fonsi-date-la-vuelta-ft-nicky-jam-y-sebastian-yat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VAINA LOCA</text:p>
              </table:table-cell>
              <table:table-cell office:value-type="string" calcext:value-type="string">
                <text:p>OZUNA / MANUEL TURIZO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ozuna-manuel-turizo-vaina-loca?list=top-100-canciones" xlink:type="simple">https://www.elportaldemusica.es/single/ozuna-manuel-turizo-vaina-lo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ELLOS</text:p>
              </table:table-cell>
              <table:table-cell office:value-type="string" calcext:value-type="string">
                <text:p>CEKY VICINY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ceky-viciny-ellos?list=top-100-canciones" xlink:type="simple">https://www.elportaldemusica.es/single/ceky-viciny-ell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ME LLAMA</text:p>
              </table:table-cell>
              <table:table-cell office:value-type="string" calcext:value-type="string">
                <text:p>BERET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beret-me-llama?list=top-100-canciones" xlink:type="simple">https://www.elportaldemusica.es/single/beret-me-lla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DJ NO PARE</text:p>
              </table:table-cell>
              <table:table-cell office:value-type="string" calcext:value-type="string">
                <text:p>Justin Quiles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justin-quiles-dj-no-pare?list=top-100-canciones" xlink:type="simple">https://www.elportaldemusica.es/single/justin-quiles-dj-no-pa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Indios y Vaqueros</text:p>
              </table:table-cell>
              <table:table-cell office:value-type="string" calcext:value-type="string">
                <text:p>Sinsinati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sinsinati-indios-y-vaqueros?list=top-100-canciones" xlink:type="simple">https://www.elportaldemusica.es/single/sinsinati-indios-y-vaquer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BAILA CONMIGO</text:p>
              </table:table-cell>
              <table:table-cell office:value-type="string" calcext:value-type="string">
                <text:p>DAYVI / VICTOR CARDENAS / KELLY RUIZ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dayvi-victor-cardenas-kelly-ruiz-baila-conmigo?list=top-100-canciones" xlink:type="simple">https://www.elportaldemusica.es/single/dayvi-victor-cardenas-kelly-ruiz-baila-conmi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Lola Bunny</text:p>
              </table:table-cell>
              <table:table-cell office:value-type="string" calcext:value-type="string">
                <text:p>Lola Indigo &amp; Don Patricio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lola-indigo-don-patricio-lola-bunny?list=top-100-canciones" xlink:type="simple">https://www.elportaldemusica.es/single/lola-indigo-don-patricio-lola-bunn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Someone You Loved</text:p>
              </table:table-cell>
              <table:table-cell office:value-type="string" calcext:value-type="string">
                <text:p>Lewis Capaldi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lewis-capaldi-someone-you-loved?list=top-100-canciones" xlink:type="simple">https://www.elportaldemusica.es/single/lewis-capaldi-someone-you-love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ANTES DE MORIRME</text:p>
              </table:table-cell>
              <table:table-cell office:value-type="string" calcext:value-type="string">
                <text:p>C.TANGANA / ROSALI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tangana-rosalia-antes-de-morirme?list=top-100-canciones" xlink:type="simple">https://www.elportaldemusica.es/single/ctangana-rosalia-antes-de-morir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Mi Persona Favorita</text:p>
              </table:table-cell>
              <table:table-cell office:value-type="string" calcext:value-type="string">
                <text:p>Alejandro Sanz &amp; Camila Cabello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alejandro-sanz-camila-cabello-mi-persona-favorita?list=top-100-canciones" xlink:type="simple">https://www.elportaldemusica.es/single/alejandro-sanz-camila-cabello-mi-persona-favor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ME QUEDO</text:p>
              </table:table-cell>
              <table:table-cell office:value-type="string" calcext:value-type="string">
                <text:p>Aitana / Lola Indigo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aitana-me-quedo?list=top-100-canciones" xlink:type="simple">https://www.elportaldemusica.es/single/aitana-me-que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QuÃ© tienes tÃº</text:p>
              </table:table-cell>
              <table:table-cell office:value-type="string" calcext:value-type="string">
                <text:p>DVICIO ft Reik y Mau &amp; Ricky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dvicio-ft-reik-y-mau-ricky-que-tienes-tu?list=top-100-canciones" xlink:type="simple">https://www.elportaldemusica.es/single/dvicio-ft-reik-y-mau-ricky-que-tienes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Aute Cuture</text:p>
              </table:table-cell>
              <table:table-cell office:value-type="string" calcext:value-type="string">
                <text:p>RosalÃ­a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rosalia-aute-cuture?list=top-100-canciones" xlink:type="simple">https://www.elportaldemusica.es/single/rosalia-aute-cutu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Cuando Nadie Ve</text:p>
              </table:table-cell>
              <table:table-cell office:value-type="string" calcext:value-type="string">
                <text:p>Morat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morat-cuando-nadie-ve?list=top-100-canciones" xlink:type="simple">https://www.elportaldemusica.es/single/morat-cuando-nadie-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Perfect</text:p>
              </table:table-cell>
              <table:table-cell office:value-type="string" calcext:value-type="string">
                <text:p>ED SHEERAN / BEYONCE</text:p>
              </table:table-cell>
              <table:table-cell office:value-type="string" calcext:value-type="string">
                <text:p>98 Semanas en lista</text:p>
              </table:table-cell>
              <table:table-cell table:style-name="ce15" office:value-type="string" calcext:value-type="string">
                <text:p><text:a xlink:href="https://www.elportaldemusica.es/single/ed-sheeran-beyonce-perfect?list=top-100-canciones" xlink:type="simple">https://www.elportaldemusica.es/single/ed-sheeran-beyonce-perfec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HOLA SEÃ‘ORITA</text:p>
              </table:table-cell>
              <table:table-cell office:value-type="string" calcext:value-type="string">
                <text:p>MAÃŽTRE GIMS / MALUM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maitre-gims-maluma-hola-senorita?list=top-100-canciones" xlink:type="simple">https://www.elportaldemusica.es/single/maitre-gims-maluma-hola-senor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BÃ©same</text:p>
              </table:table-cell>
              <table:table-cell office:value-type="string" calcext:value-type="string">
                <text:p>David Bisbal y Juan MagÃ¡n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david-bisbal-y-juan-magan-besame?list=top-100-canciones" xlink:type="simple">https://www.elportaldemusica.es/single/david-bisbal-y-juan-magan-bes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Sin Pijama</text:p>
              </table:table-cell>
              <table:table-cell office:value-type="string" calcext:value-type="string">
                <text:p>Becky G &amp; Natti Natasha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becky-g-natti-natasha-sin-pijama-2?list=top-100-canciones" xlink:type="simple">https://www.elportaldemusica.es/single/becky-g-natti-natasha-sin-pijam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TELÃ‰FONO</text:p>
              </table:table-cell>
              <table:table-cell office:value-type="string" calcext:value-type="string">
                <text:p>Aitan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aitana-telefono?list=top-100-canciones" xlink:type="simple">https://www.elportaldemusica.es/single/aitana-telefono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20" calcext:value-type="float">
              <text:p>2020</text:p>
            </table:table-cell>
            <table:table-cell table:style-name="ce7" table:formula="of:=SUBTOTAL(3;[.B815:.B914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815:.D914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Tusa</text:p>
              </table:table-cell>
              <table:table-cell office:value-type="string" calcext:value-type="string">
                <text:p>Karol G. y Nicki Minaj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karol-g-y-nicki-minaj-tusa?list=top-100-canciones" xlink:type="simple">https://www.elportaldemusica.es/single/karol-g-y-nicki-minaj-tus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 iluminaba feat. Ana Mena</text:p>
              </table:table-cell>
              <table:table-cell office:value-type="string" calcext:value-type="string">
                <text:p>Fred De Palma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fred-de-palma-se-iluminaba-feat-ana-mena?list=top-100-canciones" xlink:type="simple">https://www.elportaldemusica.es/single/fred-de-palma-se-iluminaba-feat-ana-me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Blinding Lights</text:p>
              </table:table-cell>
              <table:table-cell office:value-type="string" calcext:value-type="string">
                <text:p>The Weeknd</text:p>
              </table:table-cell>
              <table:table-cell office:value-type="string" calcext:value-type="string">
                <text:p>54 Semanas en lista</text:p>
              </table:table-cell>
              <table:table-cell table:style-name="ce15" office:value-type="string" calcext:value-type="string">
                <text:p><text:a xlink:href="https://www.elportaldemusica.es/single/the-weeknd-blinding-lights?list=top-100-canciones" xlink:type="simple">https://www.elportaldemusica.es/single/the-weeknd-blinding-light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HAWÃI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maluma-hawai?list=top-100-canciones" xlink:type="simple">https://www.elportaldemusica.es/single/maluma-hawa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Dance Monkey</text:p>
              </table:table-cell>
              <table:table-cell office:value-type="string" calcext:value-type="string">
                <text:p>Tones and I</text:p>
              </table:table-cell>
              <table:table-cell office:value-type="string" calcext:value-type="string">
                <text:p>68 Semanas en lista</text:p>
              </table:table-cell>
              <table:table-cell table:style-name="ce15" office:value-type="string" calcext:value-type="string">
                <text:p><text:a xlink:href="https://www.elportaldemusica.es/single/tones-and-i-dance-monkey?list=top-100-canciones" xlink:type="simple">https://www.elportaldemusica.es/single/tones-and-i-dance-monk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LA JEEPETA (REMIX)</text:p>
              </table:table-cell>
              <table:table-cell office:value-type="string" calcext:value-type="string">
                <text:p>NIO GARCIA / ANUEL AA / MYKE TOWERS / NIO GARCIA / BRRAY /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nio-garcia-anuel-aa-myke-towers-nio-garcia-brray-la-jeepeta-remix?list=top-100-canciones" xlink:type="simple">https://www.elportaldemusica.es/single/nio-garcia-anuel-aa-myke-towers-nio-garcia-brray-la-jeepeta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ORFA</text:p>
              </table:table-cell>
              <table:table-cell office:value-type="string" calcext:value-type="string">
                <text:p>FEID / JUSTIN QUILES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feid-justin-quiles-porfa?list=top-100-canciones" xlink:type="simple">https://www.elportaldemusica.es/single/feid-justin-quiles-porf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Caramelo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ozuna-caramelo?list=top-100-canciones" xlink:type="simple">https://www.elportaldemusica.es/single/ozuna-carame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LA CURIOSIDAD</text:p>
              </table:table-cell>
              <table:table-cell office:value-type="string" calcext:value-type="string">
                <text:p>JAY WHEELER / DJ NELSON / MYKE TOWERS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jay-wheeler-dj-nelson-myke-towers-la-curiosidad?list=top-100-canciones" xlink:type="simple">https://www.elportaldemusica.es/single/jay-wheeler-dj-nelson-myke-towers-la-curiosid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Tattoo Remix</text:p>
              </table:table-cell>
              <table:table-cell office:value-type="string" calcext:value-type="string">
                <text:p>Rauw Alejandro &amp; Camilo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rauew-alejandro-camilo-tattoo-remix?list=top-100-canciones" xlink:type="simple">https://www.elportaldemusica.es/single/rauew-alejandro-camilo-tattoo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DAKITI</text:p>
              </table:table-cell>
              <table:table-cell office:value-type="string" calcext:value-type="string">
                <text:p>BAD BUNNY / JHAY CORTEZ</text:p>
              </table:table-cell>
              <table:table-cell office:value-type="string" calcext:value-type="string">
                <text:p>9 Semanas en lista</text:p>
              </table:table-cell>
              <table:table-cell table:style-name="ce15" office:value-type="string" calcext:value-type="string">
                <text:p><text:a xlink:href="https://www.elportaldemusica.es/single/bad-bunny-jhay-cortez-dakiti?list=top-100-canciones" xlink:type="simple">https://www.elportaldemusica.es/single/bad-bunny-jhay-cortez-daki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MIL TEQUILAS</text:p>
              </table:table-cell>
              <table:table-cell office:value-type="string" calcext:value-type="string">
                <text:p>CHEMA RIVAS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chema-rivas-mil-tequilas?list=top-100-canciones" xlink:type="simple">https://www.elportaldemusica.es/single/chema-rivas-mil-tequil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Morado</text:p>
              </table:table-cell>
              <table:table-cell office:value-type="string" calcext:value-type="string">
                <text:p>J. Balvin</text:p>
              </table:table-cell>
              <table:table-cell office:value-type="string" calcext:value-type="string">
                <text:p>30 Semanas en lista</text:p>
              </table:table-cell>
              <table:table-cell office:value-type="string" calcext:value-type="string">
                <text:p>https://www.elportaldemusica.es/single/j-balvin-morado?list=top-100-canciones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SAFAERA</text:p>
              </table:table-cell>
              <table:table-cell office:value-type="string" calcext:value-type="string">
                <text:p>BAD BUNNY / JOWELL / RANDY / Ã‘ENGO FLOW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bad-bunny-jowell-randy-nengo-flow-safaera?list=top-100-canciones" xlink:type="simple">https://www.elportaldemusica.es/single/bad-bunny-jowell-randy-nengo-flow-safa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Favorito</text:p>
              </table:table-cell>
              <table:table-cell office:value-type="string" calcext:value-type="string">
                <text:p>Camilo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camilo-favorito?list=top-100-canciones" xlink:type="simple">https://www.elportaldemusica.es/single/camilo-favori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+</text:p>
              </table:table-cell>
              <table:table-cell office:value-type="string" calcext:value-type="string">
                <text:p>Aitana + Cali Y El Dandee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aitana-cali-y-el-dandee-plus?list=top-100-canciones" xlink:type="simple">https://www.elportaldemusica.es/single/aitana-cali-y-el-dandee-plu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TÃº Me Dejaste De Querer</text:p>
              </table:table-cell>
              <table:table-cell office:value-type="string" calcext:value-type="string">
                <text:p>C. Tangana feat. NiÃ±o de Elche, La HÃºngara</text:p>
              </table:table-cell>
              <table:table-cell office:value-type="string" calcext:value-type="string">
                <text:p>8 Semanas en lista</text:p>
              </table:table-cell>
              <table:table-cell table:style-name="ce15" office:value-type="string" calcext:value-type="string">
                <text:p><text:a xlink:href="https://www.elportaldemusica.es/single/c-tangana-feat-nino-de-elche-la-hungara-tu-me-dejaste-de-querer?list=top-100-canciones" xlink:type="simple">https://www.elportaldemusica.es/single/c-tangana-feat-nino-de-elche-la-hungara-tu-me-dejaste-de-quer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DJADJA</text:p>
              </table:table-cell>
              <table:table-cell office:value-type="string" calcext:value-type="string">
                <text:p>AYA NAKAMURA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aya-nakamura-djadja?list=top-100-canciones" xlink:type="simple">https://www.elportaldemusica.es/single/aya-nakamura-djadj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EL MANUAL</text:p>
              </table:table-cell>
              <table:table-cell office:value-type="string" calcext:value-type="string">
                <text:p>ANUEL AA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anuel-aa-el-manual?list=top-100-canciones" xlink:type="simple">https://www.elportaldemusica.es/single/anuel-aa-el-manu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Alocao</text:p>
              </table:table-cell>
              <table:table-cell office:value-type="string" calcext:value-type="string">
                <text:p>Omar Montes x Bad Gyal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omar-montes-x-bad-gyal-alocao?list=top-100-canciones" xlink:type="simple">https://www.elportaldemusica.es/single/omar-montes-x-bad-gyal-aloca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TATTOO</text:p>
              </table:table-cell>
              <table:table-cell office:value-type="string" calcext:value-type="string">
                <text:p>RAUW ALEJANDRO</text:p>
              </table:table-cell>
              <table:table-cell office:value-type="string" calcext:value-type="string">
                <text:p>4 Semanas en lista</text:p>
              </table:table-cell>
              <table:table-cell table:style-name="ce15" office:value-type="string" calcext:value-type="string">
                <text:p><text:a xlink:href="https://www.elportaldemusica.es/single/rauw-alejandro-tattoo?list=top-100-canciones" xlink:type="simple">https://www.elportaldemusica.es/single/rauw-alejandro-tatto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Rojo</text:p>
              </table:table-cell>
              <table:table-cell office:value-type="string" calcext:value-type="string">
                <text:p>J. Balvin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j-balvin-rojo?list=top-100-canciones" xlink:type="simple">https://www.elportaldemusica.es/single/j-balvin-roj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Me Gusta</text:p>
              </table:table-cell>
              <table:table-cell office:value-type="string" calcext:value-type="string">
                <text:p>Shakira &amp; Anuel A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shakira-anuel-aa-me-gusta?list=top-100-canciones" xlink:type="simple">https://www.elportaldemusica.es/single/shakira-anuel-aa-me-gus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Carita de Inocente (Remix)</text:p>
              </table:table-cell>
              <table:table-cell office:value-type="string" calcext:value-type="string">
                <text:p>Prince Royce &amp; Myke Towers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prince-royce-myke-towers-carita-de-inocente-remix?list=top-100-canciones" xlink:type="simple">https://www.elportaldemusica.es/single/prince-royce-myke-towers-carita-de-inocente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AM (feat. Daddy Yankee, El Alfa)</text:p>
              </table:table-cell>
              <table:table-cell office:value-type="string" calcext:value-type="string">
                <text:p>Justin Quiles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ustin-quiles-pam-feat-daddy-yankee-el-alfa?list=top-100-canciones" xlink:type="simple">https://www.elportaldemusica.es/single/justin-quiles-pam-feat-daddy-yankee-el-alf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DIOSA</text:p>
              </table:table-cell>
              <table:table-cell office:value-type="string" calcext:value-type="string">
                <text:p>MYKE TOWER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-206?list=top-100-canciones" xlink:type="simple">https://www.elportaldemusica.es/single/-206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Amarillo</text:p>
              </table:table-cell>
              <table:table-cell office:value-type="string" calcext:value-type="string">
                <text:p>J. Balvin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j-balvin-amarillo?list=top-100-canciones" xlink:type="simple">https://www.elportaldemusica.es/single/j-balvin-amari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RELACIÃ“N</text:p>
              </table:table-cell>
              <table:table-cell office:value-type="string" calcext:value-type="string">
                <text:p>SECH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sech-relacion?list=top-100-canciones" xlink:type="simple">https://www.elportaldemusica.es/single/sech-relac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Nunca Estoy</text:p>
              </table:table-cell>
              <table:table-cell office:value-type="string" calcext:value-type="string">
                <text:p>C. Tangan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c-tangana-nunca-estoy?list=top-100-canciones" xlink:type="simple">https://www.elportaldemusica.es/single/c-tangana-nunca-esto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MAMICHULA</text:p>
              </table:table-cell>
              <table:table-cell office:value-type="string" calcext:value-type="string">
                <text:p>TRUENO / NICKI NICOLE / BIZARRAP / TAIU / TATOOL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trueno-nicki-nicole-bizarrap-taiu-tatool-mamichula?list=top-100-canciones" xlink:type="simple">https://www.elportaldemusica.es/single/trueno-nicki-nicole-bizarrap-taiu-tatool-mamichu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HASTA QUE DIOS DIGA</text:p>
              </table:table-cell>
              <table:table-cell office:value-type="string" calcext:value-type="string">
                <text:p>ANUEL AA / BAD BUNNY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anuel-aa-bad-bunny-hasta-que-dios-diga?list=top-100-canciones" xlink:type="simple">https://www.elportaldemusica.es/single/anuel-aa-bad-bunny-hasta-que-dios-dig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4 besos</text:p>
              </table:table-cell>
              <table:table-cell office:value-type="string" calcext:value-type="string">
                <text:p>Lola Indigo, Rauw Alejandro, Lalo Ebratt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lola-indigo-rauw-alejandro-lalo-ebratt-4-besos?list=top-100-canciones" xlink:type="simple">https://www.elportaldemusica.es/single/lola-indigo-rauw-alejandro-lalo-ebratt-4-bes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RELACIÃ“N (REMIX)</text:p>
              </table:table-cell>
              <table:table-cell office:value-type="string" calcext:value-type="string">
                <text:p>SECH / DADDY YANKEE / J BALVIN / ROSALÃA / FARRUKO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sech-daddy-yankee-j-balvin-rosalia-farruko-relacion-remix?list=top-100-canciones" xlink:type="simple">https://www.elportaldemusica.es/single/sech-daddy-yankee-j-balvin-rosalia-farruko-relacion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Si TÃº La Quieres</text:p>
              </table:table-cell>
              <table:table-cell office:value-type="string" calcext:value-type="string">
                <text:p>David Bisbal y Aitan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david-bisbal-y-aitana-si-tu-la-quieres?list=top-100-canciones" xlink:type="simple">https://www.elportaldemusica.es/single/david-bisbal-y-aitana-si-tu-la-quie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RITMO (Bad Boys For Life)</text:p>
              </table:table-cell>
              <table:table-cell office:value-type="string" calcext:value-type="string">
                <text:p>The Black Eyed Peas X J Balvin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the-black-eyed-peas-x-j-balvin-ritmo-bad-boys-for-life?list=top-100-canciones" xlink:type="simple">https://www.elportaldemusica.es/single/the-black-eyed-peas-x-j-balvin-ritmo-bad-boys-for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CHINA</text:p>
              </table:table-cell>
              <table:table-cell office:value-type="string" calcext:value-type="string">
                <text:p>ANUEL AA / DADDY YANKEE / KAROL G / J BALVIN / OZUNA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anuel-aa-daddy-yankee-karol-g-j-balvin-ozuna-china?list=top-100-canciones" xlink:type="simple">https://www.elportaldemusica.es/single/anuel-aa-daddy-yankee-karol-g-j-balvin-ozuna-ch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PRENDIO (REMIX)</text:p>
              </table:table-cell>
              <table:table-cell office:value-type="string" calcext:value-type="string">
                <text:p>RVFV / OMAR MONTES / DAVILES DE NOVELD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rvfv-omar-montes-daviles-de-novelda-prendio?list=top-100-canciones" xlink:type="simple">https://www.elportaldemusica.es/single/rvfv-omar-montes-daviles-de-novelda-prend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Don`t Start Now</text:p>
              </table:table-cell>
              <table:table-cell office:value-type="string" calcext:value-type="string">
                <text:p>Dua Lipa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dua-lipa-dont-start-now?list=top-100-canciones" xlink:type="simple">https://www.elportaldemusica.es/single/dua-lipa-dont-start-n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YO PERREO SOLA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bad-bunny-yo-perreo-sola?list=top-100-canciones" xlink:type="simple">https://www.elportaldemusica.es/single/bad-bunny-yo-perreo-so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Ay, DiOs MÃ­o!</text:p>
              </table:table-cell>
              <table:table-cell office:value-type="string" calcext:value-type="string">
                <text:p>KAROL G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karol-g-ay-dios-mio?list=top-100-canciones" xlink:type="simple">https://www.elportaldemusica.es/single/karol-g-ay-dios-m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LA DIFÃCIL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bad-bunny-la-dificil?list=top-100-canciones" xlink:type="simple">https://www.elportaldemusica.es/single/bad-bunny-la-difici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Si por mi fuera</text:p>
              </table:table-cell>
              <table:table-cell office:value-type="string" calcext:value-type="string">
                <text:p>BERET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beret-si-por-mi-fuera?list=top-100-canciones" xlink:type="simple">https://www.elportaldemusica.es/single/beret-si-por-mi-fu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DESPEINADA</text:p>
              </table:table-cell>
              <table:table-cell office:value-type="string" calcext:value-type="string">
                <text:p>OZUNA / CAMILO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ozuna-camilo-despeinada?list=top-100-canciones" xlink:type="simple">https://www.elportaldemusica.es/single/ozuna-camilo-despeina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A un paso de la luna</text:p>
              </table:table-cell>
              <table:table-cell office:value-type="string" calcext:value-type="string">
                <text:p>Ana Mena &amp; Rocco Hunt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ana-mena-rocco-hunt-a-un-paso-de-la-luna?list=top-100-canciones" xlink:type="simple">https://www.elportaldemusica.es/single/ana-mena-rocco-hunt-a-un-paso-de-la-lu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AYER ME LLAMÃ“ MI EX</text:p>
              </table:table-cell>
              <table:table-cell office:value-type="string" calcext:value-type="string">
                <text:p>KHEA / LENNY SANTOS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khea-lenny-santos-ayer-me-llamo-mi-ex?list=top-100-canciones" xlink:type="simple">https://www.elportaldemusica.es/single/khea-lenny-santos-ayer-me-llamo-mi-e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Indeciso</text:p>
              </table:table-cell>
              <table:table-cell office:value-type="string" calcext:value-type="string">
                <text:p>Reik, J Balvin, Lalo Ebratt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reik-j-balvin-lalo-ebratt-indeciso?list=top-100-canciones" xlink:type="simple">https://www.elportaldemusica.es/single/reik-j-balvin-lalo-ebratt-indeci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One Day</text:p>
              </table:table-cell>
              <table:table-cell office:value-type="string" calcext:value-type="string">
                <text:p>J. Balvin, Dua Lipa, Bad Bunny, Tainy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j-balvin-dua-lipa-bad-bunny-tainy-one-day?list=top-100-canciones" xlink:type="simple">https://www.elportaldemusica.es/single/j-balvin-dua-lipa-bad-bunny-tainy-one-da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Blanco</text:p>
              </table:table-cell>
              <table:table-cell office:value-type="string" calcext:value-type="string">
                <text:p>J. Balvin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j-balvin-blanco?list=top-100-canciones" xlink:type="simple">https://www.elportaldemusica.es/single/j-balvin-blanc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MAMI</text:p>
              </table:table-cell>
              <table:table-cell office:value-type="string" calcext:value-type="string">
                <text:p>PTAZETA / JUACKO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ptazeta-juacko-mami?list=top-100-canciones" xlink:type="simple">https://www.elportaldemusica.es/single/ptazeta-juacko-mam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IGNORANTES</text:p>
              </table:table-cell>
              <table:table-cell office:value-type="string" calcext:value-type="string">
                <text:p>BAD BUNNY / SECH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bad-bunny-sech-ignorantes?list=top-100-canciones" xlink:type="simple">https://www.elportaldemusica.es/single/bad-bunny-sech-ignorant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La Nota</text:p>
              </table:table-cell>
              <table:table-cell office:value-type="string" calcext:value-type="string">
                <text:p>Manuel Turizo,Rauw Alejandro, Mike Towers</text:p>
              </table:table-cell>
              <table:table-cell office:value-type="string" calcext:value-type="string">
                <text:p>12 Semanas en lista</text:p>
              </table:table-cell>
              <table:table-cell table:style-name="ce15" office:value-type="string" calcext:value-type="string">
                <text:p><text:a xlink:href="https://www.elportaldemusica.es/single/manuel-turizorauw-alejandro-mike-towers-la-nota?list=top-100-canciones" xlink:type="simple">https://www.elportaldemusica.es/single/manuel-turizorauw-alejandro-mike-towers-la-no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COMO SE SIENTE</text:p>
              </table:table-cell>
              <table:table-cell office:value-type="string" calcext:value-type="string">
                <text:p>JHAY CORTEZ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jhay-cortez-como-se-siente?list=top-100-canciones" xlink:type="simple">https://www.elportaldemusica.es/single/jhay-cortez-como-se-si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UNA MALA (REMIX)</text:p>
              </table:table-cell>
              <table:table-cell office:value-type="string" calcext:value-type="string">
                <text:p>EL COMPLETO RD / CHIMBALA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el-completo-rd-chimbala-una-mala-remix?list=top-100-canciones" xlink:type="simple">https://www.elportaldemusica.es/single/el-completo-rd-chimbala-una-mala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Agua (Music From Sponge on the Run Movie)</text:p>
              </table:table-cell>
              <table:table-cell office:value-type="string" calcext:value-type="string">
                <text:p>TAINY / J BALVIN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tainy-x-j-balvin-agua?list=top-100-canciones" xlink:type="simple">https://www.elportaldemusica.es/single/tainy-x-j-balvin-agu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MuÃ©velo</text:p>
              </table:table-cell>
              <table:table-cell office:value-type="string" calcext:value-type="string">
                <text:p>Nicky Jam &amp; Daddy Yankee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nicky-jam-daddy-yankee-muevelo?list=top-100-canciones" xlink:type="simple">https://www.elportaldemusica.es/single/nicky-jam-daddy-yankee-mueve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EASY</text:p>
              </table:table-cell>
              <table:table-cell office:value-type="string" calcext:value-type="string">
                <text:p>JHAY CORTEZ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jhay-cortez-easy?list=top-100-canciones" xlink:type="simple">https://www.elportaldemusica.es/single/jhay-cortez-eas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KEII</text:p>
              </table:table-cell>
              <table:table-cell office:value-type="string" calcext:value-type="string">
                <text:p>ANUEL AA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anuel-aa-keii?list=top-100-canciones" xlink:type="simple">https://www.elportaldemusica.es/single/anuel-aa-kei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SUR Y NORTE</text:p>
              </table:table-cell>
              <table:table-cell office:value-type="string" calcext:value-type="string">
                <text:p>Ã‘ENGO FLOW / ANUEL A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nengo-flow-anuel-aa-sur-y-norte?list=top-100-canciones" xlink:type="simple">https://www.elportaldemusica.es/single/nengo-flow-anuel-aa-sur-y-no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HOLA (REMIX)</text:p>
              </table:table-cell>
              <table:table-cell office:value-type="string" calcext:value-type="string">
                <text:p>DALEX / LENNY TAVÃREZ / CHENCHO CORLEONE / JUHN / DÃMEL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dalex-lenny-tavarez-chencho-corleone-juhn-dimelo-hola-remix?list=top-100-canciones" xlink:type="simple">https://www.elportaldemusica.es/single/dalex-lenny-tavarez-chencho-corleone-juhn-dimelo-hola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FABULOSO</text:p>
              </table:table-cell>
              <table:table-cell office:value-type="string" calcext:value-type="string">
                <text:p>SECH / JUSTIN QUILES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sech-justin-quiles-fabuloso?list=top-100-canciones" xlink:type="simple">https://www.elportaldemusica.es/single/sech-justin-quiles-fabulo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UNA LOCURA</text:p>
              </table:table-cell>
              <table:table-cell office:value-type="string" calcext:value-type="string">
                <text:p>OZUNA / J BALVIN / CHENCHO CORLEONE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ozuna-j-balvin-chencho-corleone-una-locura?list=top-100-canciones" xlink:type="simple">https://www.elportaldemusica.es/single/ozuna-j-balvin-chencho-corleone-una-loc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VETE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bad-bunny-vete?list=top-100-canciones" xlink:type="simple">https://www.elportaldemusica.es/single/bad-bunny-ve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Roses (Imanbek Remix)</text:p>
              </table:table-cell>
              <table:table-cell office:value-type="string" calcext:value-type="string">
                <text:p>SAINt JHN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saint-jhn-roses-imanbek-remix?list=top-100-canciones" xlink:type="simple">https://www.elportaldemusica.es/single/saint-jhn-roses-imanbek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Flamenkito</text:p>
              </table:table-cell>
              <table:table-cell office:value-type="string" calcext:value-type="string">
                <text:p>Lerica &amp; Belind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lerica-belinda-flamenkito?list=top-100-canciones" xlink:type="simple">https://www.elportaldemusica.es/single/lerica-belinda-flamenki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Demasiadas Mujeres</text:p>
              </table:table-cell>
              <table:table-cell office:value-type="string" calcext:value-type="string">
                <text:p>C. Tangana</text:p>
              </table:table-cell>
              <table:table-cell office:value-type="string" calcext:value-type="string">
                <text:p>12 Semanas en lista</text:p>
              </table:table-cell>
              <table:table-cell table:style-name="ce15" office:value-type="string" calcext:value-type="string">
                <text:p><text:a xlink:href="https://www.elportaldemusica.es/single/c-tangana-demasiadas-mujeres?list=top-100-canciones" xlink:type="simple">https://www.elportaldemusica.es/single/c-tangana-demasiadas-muje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Pa toda la vida (feat. Mozart La Para)</text:p>
              </table:table-cell>
              <table:table-cell office:value-type="string" calcext:value-type="string">
                <text:p>DON PATRICIO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on-patricio-pa-toda-la-vida-feat-mozart-la-para?list=top-100-canciones" xlink:type="simple">https://www.elportaldemusica.es/single/don-patricio-pa-toda-la-vida-feat-mozart-la-pa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SUEÃ‘O</text:p>
              </table:table-cell>
              <table:table-cell office:value-type="string" calcext:value-type="string">
                <text:p>BERET / PABLO ALBORÃN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beret-pablo-alboran-sueno?list=top-100-canciones" xlink:type="simple">https://www.elportaldemusica.es/single/beret-pablo-alboran-sue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Vida De Rico</text:p>
              </table:table-cell>
              <table:table-cell office:value-type="string" calcext:value-type="string">
                <text:p>Camilo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camilo-vida-de-rico?list=top-100-canciones" xlink:type="simple">https://www.elportaldemusica.es/single/camilo-vida-de-ric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TKN</text:p>
              </table:table-cell>
              <table:table-cell office:value-type="string" calcext:value-type="string">
                <text:p>ROSALÃA &amp; Travis Scott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rosalia-travis-scott-tkn?list=top-100-canciones" xlink:type="simple">https://www.elportaldemusica.es/single/rosalia-travis-scott-tk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FANTASIAS</text:p>
              </table:table-cell>
              <table:table-cell office:value-type="string" calcext:value-type="string">
                <text:p>RAUW ALEJANDRO / FARRUKO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rauw-alejandro-farruko-fantasias?list=top-100-canciones" xlink:type="simple">https://www.elportaldemusica.es/single/rauw-alejandro-farruko-fantasi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CONTANDO LUNARES</text:p>
              </table:table-cell>
              <table:table-cell office:value-type="string" calcext:value-type="string">
                <text:p>DON PATRICIO / CRUZ CAFUNÃ‰</text:p>
              </table:table-cell>
              <table:table-cell office:value-type="string" calcext:value-type="string">
                <text:p>81 Semanas en lista</text:p>
              </table:table-cell>
              <table:table-cell table:style-name="ce15" office:value-type="string" calcext:value-type="string">
                <text:p><text:a xlink:href="https://www.elportaldemusica.es/single/don-patricio-cruz-cafune-contando-lunares?list=top-100-canciones" xlink:type="simple">https://www.elportaldemusica.es/single/don-patricio-cruz-cafune-contando-luna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SOLDADITO DE HIERRO</text:p>
              </table:table-cell>
              <table:table-cell office:value-type="string" calcext:value-type="string">
                <text:p>Nil Moliner</text:p>
              </table:table-cell>
              <table:table-cell office:value-type="string" calcext:value-type="string">
                <text:p>62 Semanas en lista</text:p>
              </table:table-cell>
              <table:table-cell table:style-name="ce15" office:value-type="string" calcext:value-type="string">
                <text:p><text:a xlink:href="https://www.elportaldemusica.es/single/nil-moliner-soldadito-de-hierro?list=top-100-canciones" xlink:type="simple">https://www.elportaldemusica.es/single/nil-moliner-soldadito-de-hier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COMO ESTRELLAS</text:p>
              </table:table-cell>
              <table:table-cell office:value-type="string" calcext:value-type="string">
                <text:p>LA YOUNG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la-young-como-estrellas?list=top-100-canciones" xlink:type="simple">https://www.elportaldemusica.es/single/la-young-como-estrell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Jerusalema (feat. Nomcebo Zikode)</text:p>
              </table:table-cell>
              <table:table-cell office:value-type="string" calcext:value-type="string">
                <text:p>Master KG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master-kg-jerusalema-feat-nomcebo-zikode?list=top-100-canciones" xlink:type="simple">https://www.elportaldemusica.es/single/master-kg-jerusalema-feat-nomcebo-ziko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Physical</text:p>
              </table:table-cell>
              <table:table-cell office:value-type="string" calcext:value-type="string">
                <text:p>Dua Lipa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ua-lipa-physical?list=top-100-canciones" xlink:type="simple">https://www.elportaldemusica.es/single/dua-lipa-physic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Pegamos Tela</text:p>
              </table:table-cell>
              <table:table-cell office:value-type="string" calcext:value-type="string">
                <text:p>LÃ©rica x Omar Montes x Abraham Mate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lerica-x-omar-montes-x-abraham-mateo-pegamos-tela?list=top-100-canciones" xlink:type="simple">https://www.elportaldemusica.es/single/lerica-x-omar-montes-x-abraham-mateo-pegamos-te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Whine Up</text:p>
              </table:table-cell>
              <table:table-cell office:value-type="string" calcext:value-type="string">
                <text:p>Nicky Jam &amp; Anuel A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nicky-jam-anuel-aa-whine-up?list=top-100-canciones" xlink:type="simple">https://www.elportaldemusica.es/single/nicky-jam-anuel-aa-whine-u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Yo x Ti, Tu x Mi</text:p>
              </table:table-cell>
              <table:table-cell office:value-type="string" calcext:value-type="string">
                <text:p>RosalÃ­a, Ozun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rosalia-ozuna-yo-x-ti-tu-x-mi?list=top-100-canciones" xlink:type="simple">https://www.elportaldemusica.es/single/rosalia-ozuna-yo-x-ti-tu-x-m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Hola Nena</text:p>
              </table:table-cell>
              <table:table-cell office:value-type="string" calcext:value-type="string">
                <text:p>Nyno Vargas feat. Omar Montes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nyno-vargas-feat-omar-montes-hola-nena?list=top-100-canciones" xlink:type="simple">https://www.elportaldemusica.es/single/nyno-vargas-feat-omar-montes-hola-ne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Zorra</text:p>
              </table:table-cell>
              <table:table-cell office:value-type="string" calcext:value-type="string">
                <text:p>BAD GYAL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bad-gyal-zorra?list=top-100-canciones" xlink:type="simple">https://www.elportaldemusica.es/single/bad-gyal-zor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SIGUES CON EL</text:p>
              </table:table-cell>
              <table:table-cell office:value-type="string" calcext:value-type="string">
                <text:p>ARCANGEL / SECH / DIMELO FLOW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arcangel-sech-dimelo-flow-sigues-con-el?list=top-100-canciones" xlink:type="simple">https://www.elportaldemusica.es/single/arcangel-sech-dimelo-flow-sigues-con-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JANGUEO</text:p>
              </table:table-cell>
              <table:table-cell office:value-type="string" calcext:value-type="string">
                <text:p>ANUEL AA / TEGO CALDERON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anuel-aa-tego-calderon-jangueo?list=top-100-canciones" xlink:type="simple">https://www.elportaldemusica.es/single/anuel-aa-tego-calderon-jangue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SOLA &amp; VACÃA</text:p>
              </table:table-cell>
              <table:table-cell office:value-type="string" calcext:value-type="string">
                <text:p>CASPER MAGICO / ANUEL AA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casper-magico-anuel-aa-sola-vacia?list=top-100-canciones" xlink:type="simple">https://www.elportaldemusica.es/single/casper-magico-anuel-aa-sola-vac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QuÃ© Bonito Es Querer</text:p>
              </table:table-cell>
              <table:table-cell office:value-type="string" calcext:value-type="string">
                <text:p>Manuel Carrasco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manuel-carrasco-que-bonito-es-querer?list=top-100-canciones" xlink:type="simple">https://www.elportaldemusica.es/single/manuel-carrasco-que-bonito-es-quer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Medusa</text:p>
              </table:table-cell>
              <table:table-cell office:value-type="string" calcext:value-type="string">
                <text:p>Jhay Cortez, Anuel AA, J. Balvin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jhay-cortez-anuel-aa-j-balvin-medusa?list=top-100-canciones" xlink:type="simple">https://www.elportaldemusica.es/single/jhay-cortez-anuel-aa-j-balvin-medus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Fuera De Mi Mente</text:p>
              </table:table-cell>
              <table:table-cell office:value-type="string" calcext:value-type="string">
                <text:p>LÃ©rica &amp; Juan MagÃ¡n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lerica-juan-magan-fuera-de-mi-mente?list=top-100-canciones" xlink:type="simple">https://www.elportaldemusica.es/single/lerica-juan-magan-fuera-de-mi-m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El Mismo Aire</text:p>
              </table:table-cell>
              <table:table-cell office:value-type="string" calcext:value-type="string">
                <text:p>Camilo &amp; Pablo AlborÃ¡n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camilo-pablo-alboran-el-mismo-aire?list=top-100-canciones" xlink:type="simple">https://www.elportaldemusica.es/single/camilo-pablo-alboran-el-mismo-ai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Indios y Vaqueros</text:p>
              </table:table-cell>
              <table:table-cell office:value-type="string" calcext:value-type="string">
                <text:p>Sinsinati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sinsinati-indios-y-vaqueros?list=top-100-canciones" xlink:type="simple">https://www.elportaldemusica.es/single/sinsinati-indios-y-vaquer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MI NIÃ‘A</text:p>
              </table:table-cell>
              <table:table-cell office:value-type="string" calcext:value-type="string">
                <text:p>LOS LEGENDARIOS / <text:s/>WISIN / MYKE TOWERS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los-legendarios-wisin-myke-towers-mi-nina?list=top-100-canciones" xlink:type="simple">https://www.elportaldemusica.es/single/los-legendarios-wisin-myke-towers-mi-n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TabÃº</text:p>
              </table:table-cell>
              <table:table-cell office:value-type="string" calcext:value-type="string">
                <text:p>Pablo AlborÃ¡n &amp; Ava Max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pablo-alboran-ava-max-tabu?list=top-100-canciones" xlink:type="simple">https://www.elportaldemusica.es/single/pablo-alboran-ava-max-tab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LOCO</text:p>
              </table:table-cell>
              <table:table-cell office:value-type="string" calcext:value-type="string">
                <text:p>BEÃ‰LE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beele-loco?list=top-100-canciones" xlink:type="simple">https://www.elportaldemusica.es/single/beele-loc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MAMACITA</text:p>
              </table:table-cell>
              <table:table-cell office:value-type="string" calcext:value-type="string">
                <text:p>Black Eyed Peas X Ozuna X J. Rey Soul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black-eyed-peas-x-ozuna-x-j-rey-soul-mamacita?list=top-100-canciones" xlink:type="simple">https://www.elportaldemusica.es/single/black-eyed-peas-x-ozuna-x-j-rey-soul-mamac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Memories</text:p>
              </table:table-cell>
              <table:table-cell office:value-type="string" calcext:value-type="string">
                <text:p>Maroon 5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maroon-5-memories?list=top-100-canciones" xlink:type="simple">https://www.elportaldemusica.es/single/maroon-5-memori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ElegÃ­</text:p>
              </table:table-cell>
              <table:table-cell office:value-type="string" calcext:value-type="string">
                <text:p>Rauw Alejandro, Dalex, Lenny Tavarez, Dimelo Flow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rauw-alejandro-dalex-lenny-tavarez-dimelo-flow-elegi?list=top-100-canciones" xlink:type="simple">https://www.elportaldemusica.es/single/rauw-alejandro-dalex-lenny-tavarez-dimelo-flow-eleg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Someone You Loved</text:p>
              </table:table-cell>
              <table:table-cell office:value-type="string" calcext:value-type="string">
                <text:p>Lewis Capaldi</text:p>
              </table:table-cell>
              <table:table-cell office:value-type="string" calcext:value-type="string">
                <text:p>58 Semanas en lista</text:p>
              </table:table-cell>
              <table:table-cell table:style-name="ce15" office:value-type="string" calcext:value-type="string">
                <text:p><text:a xlink:href="https://www.elportaldemusica.es/single/lewis-capaldi-someone-you-loved?list=top-100-canciones" xlink:type="simple">https://www.elportaldemusica.es/single/lewis-capaldi-someone-you-love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A GÃœIRO</text:p>
              </table:table-cell>
              <table:table-cell office:value-type="string" calcext:value-type="string">
                <text:p>RAFA PABÃ–N</text:p>
              </table:table-cell>
              <table:table-cell office:value-type="string" calcext:value-type="string">
                <text:p>13 Semanas en lista</text:p>
              </table:table-cell>
              <table:table-cell office:value-type="string" calcext:value-type="string">
                <text:p><text:a xlink:href="https://www.elportaldemusica.es/single/rafa-pabon-a-guiro?list=top-100-canciones" xlink:type="simple">https://www.elportaldemusica.es/single/rafa-pabon-a-gui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bad guy (with Justin Bieber)</text:p>
              </table:table-cell>
              <table:table-cell office:value-type="string" calcext:value-type="string">
                <text:p>Billie Eilish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billie-eilish-bad-guy-with-justin-bieber?list=top-100-canciones" xlink:type="simple">https://www.elportaldemusica.es/single/billie-eilish-bad-guy-with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PA' ROMPERLA</text:p>
              </table:table-cell>
              <table:table-cell office:value-type="string" calcext:value-type="string">
                <text:p>BAD BUNNY / DON OMAR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bad-bunny-don-omar-pa-romperla?list=top-100-canciones" xlink:type="simple">https://www.elportaldemusica.es/single/bad-bunny-don-omar-pa-romper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TBT</text:p>
              </table:table-cell>
              <table:table-cell office:value-type="string" calcext:value-type="string">
                <text:p>SebastiÃ¡n Yatra, Rauw Alejandro, Manuel Turiz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sebastian-yatra-rauw-alejandro-manuel-turizo-tbt?list=top-100-canciones" xlink:type="simple">https://www.elportaldemusica.es/single/sebastian-yatra-rauw-alejandro-manuel-turizo-tb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SeÃ±orita</text:p>
              </table:table-cell>
              <table:table-cell office:value-type="string" calcext:value-type="string">
                <text:p>Shawn Mendes feat Camila Cabello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shawn-mendes-feat-camila-cabello-senorita?list=top-100-canciones" xlink:type="simple">https://www.elportaldemusica.es/single/shawn-mendes-feat-camila-cabello-senorita?list=top-100-canciones</text:a></text:p>
              </table:table-cell>
              <table:table-cell table:number-columns-repeated="1017"/>
            </table:table-row>
          </table:table-row-group>
        </table:table-row-group>
        <table:table-row table:style-name="ro3" table:number-rows-repeated="104766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dataset.$A$1" table:cell-range-address="$dataset.$B$1:.$G$914"/>
        </table:named-expressions>
      </table:table>
      <table:named-expressions/>
      <table:database-ranges>
        <table:database-range table:name="__Anonymous_Sheet_DB__0" table:target-range-address="dataset.B1:dataset.G9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Noto Sans CJK SC" style:font-family-asian="'Noto Sans CJK SC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1pt" fo:font-style="italic" fo:text-shadow="none" style:text-underline-style="none" fo:font-weight="normal" style:font-size-asian="11pt" style:font-style-asian="italic" style:font-weight-asian="normal" style:font-name-complex="Arial" style:font-family-complex="Arial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31.8mm" fo:page-height="279.4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0:33:07.2978328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juan Martín, Angel Vicente</meta:initial-creator>
    <meta:print-date>2021-04-05T14:20:00</meta:print-date>
    <meta:creation-date>2021-04-05T11:05:09</meta:creation-date>
    <dc:date>2021-04-05T21:07:53.148804973</dc:date>
    <meta:generator>LibreOffice/6.0.7.3$Linux_X86_64 LibreOffice_project/00m0$Build-3</meta:generator>
    <meta:editing-duration>PT22M39S</meta:editing-duration>
    <meta:editing-cycles>2</meta:editing-cycles>
    <meta:document-statistic meta:table-count="1" meta:cell-count="544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